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6.49mm" svg:height="103.86mm" svg:x="132.16mm" svg:y="0mm">
            <loext:p draw:notify-on-update-of-ranges="Sheet1.A8:Sheet1.A34 Sheet1.E8:Sheet1.E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32.99mm" svg:y="107.84mm">
            <loext:p draw:notify-on-update-of-ranges="Sheet1.A3:Sheet1.A42 Sheet1.E3:Sheet1.E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4.915" calcext:value-type="float">
            <text:p>14.915</text:p>
          </table:table-cell>
          <table:table-cell office:value-type="float" office:value="2" calcext:value-type="float">
            <text:p>2</text:p>
          </table:table-cell>
          <table:table-cell office:value-type="float" office:value="14.915" calcext:value-type="float">
            <text:p>14.915</text:p>
          </table:table-cell>
          <table:table-cell office:value-type="float" office:value="3" calcext:value-type="float">
            <text:p>3</text:p>
          </table:table-cell>
          <table:table-cell table:formula="of:=[.D3]+[.B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.9748" calcext:value-type="float">
            <text:p>14.9748</text:p>
          </table:table-cell>
          <table:table-cell office:value-type="float" office:value="233" calcext:value-type="float">
            <text:p>233</text:p>
          </table:table-cell>
          <table:table-cell office:value-type="float" office:value="14.9748" calcext:value-type="float">
            <text:p>14.9748</text:p>
          </table:table-cell>
          <table:table-cell office:value-type="float" office:value="374" calcext:value-type="float">
            <text:p>374</text:p>
          </table:table-cell>
          <table:table-cell table:formula="of:=[.D4]+[.B4]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5.0346" calcext:value-type="float">
            <text:p>15.0346</text:p>
          </table:table-cell>
          <table:table-cell office:value-type="float" office:value="925" calcext:value-type="float">
            <text:p>925</text:p>
          </table:table-cell>
          <table:table-cell office:value-type="float" office:value="15.0346" calcext:value-type="float">
            <text:p>15.0346</text:p>
          </table:table-cell>
          <table:table-cell office:value-type="float" office:value="986" calcext:value-type="float">
            <text:p>986</text:p>
          </table:table-cell>
          <table:table-cell table:formula="of:=[.D5]+[.B5]"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15.0944" calcext:value-type="float">
            <text:p>15.0944</text:p>
          </table:table-cell>
          <table:table-cell office:value-type="float" office:value="1389" calcext:value-type="float">
            <text:p>1389</text:p>
          </table:table-cell>
          <table:table-cell office:value-type="float" office:value="15.0944" calcext:value-type="float">
            <text:p>15.0944</text:p>
          </table:table-cell>
          <table:table-cell office:value-type="float" office:value="1418" calcext:value-type="float">
            <text:p>1418</text:p>
          </table:table-cell>
          <table:table-cell table:formula="of:=[.D6]+[.B6]"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15.1542" calcext:value-type="float">
            <text:p>15.1542</text:p>
          </table:table-cell>
          <table:table-cell office:value-type="float" office:value="1724" calcext:value-type="float">
            <text:p>1724</text:p>
          </table:table-cell>
          <table:table-cell office:value-type="float" office:value="15.1542" calcext:value-type="float">
            <text:p>15.1542</text:p>
          </table:table-cell>
          <table:table-cell office:value-type="float" office:value="1668" calcext:value-type="float">
            <text:p>1668</text:p>
          </table:table-cell>
          <table:table-cell table:formula="of:=[.D7]+[.B7]"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15.214" calcext:value-type="float">
            <text:p>15.214</text:p>
          </table:table-cell>
          <table:table-cell office:value-type="float" office:value="1969" calcext:value-type="float">
            <text:p>1969</text:p>
          </table:table-cell>
          <table:table-cell office:value-type="float" office:value="15.214" calcext:value-type="float">
            <text:p>15.214</text:p>
          </table:table-cell>
          <table:table-cell office:value-type="float" office:value="1919" calcext:value-type="float">
            <text:p>1919</text:p>
          </table:table-cell>
          <table:table-cell table:formula="of:=[.D8]+[.B8]"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15.2738" calcext:value-type="float">
            <text:p>15.2738</text:p>
          </table:table-cell>
          <table:table-cell office:value-type="float" office:value="2204" calcext:value-type="float">
            <text:p>2204</text:p>
          </table:table-cell>
          <table:table-cell office:value-type="float" office:value="15.2738" calcext:value-type="float">
            <text:p>15.2738</text:p>
          </table:table-cell>
          <table:table-cell office:value-type="float" office:value="2092" calcext:value-type="float">
            <text:p>2092</text:p>
          </table:table-cell>
          <table:table-cell table:formula="of:=[.D9]+[.B9]" office:value-type="float" office:value="4296" calcext:value-type="float">
            <text:p>4296</text:p>
          </table:table-cell>
        </table:table-row>
        <table:table-row table:style-name="ro1">
          <table:table-cell office:value-type="float" office:value="15.3336" calcext:value-type="float">
            <text:p>15.3336</text:p>
          </table:table-cell>
          <table:table-cell office:value-type="float" office:value="2270" calcext:value-type="float">
            <text:p>2270</text:p>
          </table:table-cell>
          <table:table-cell office:value-type="float" office:value="15.3336" calcext:value-type="float">
            <text:p>15.3336</text:p>
          </table:table-cell>
          <table:table-cell office:value-type="float" office:value="2186" calcext:value-type="float">
            <text:p>2186</text:p>
          </table:table-cell>
          <table:table-cell table:formula="of:=[.D10]+[.B10]" office:value-type="float" office:value="4456" calcext:value-type="float">
            <text:p>4456</text:p>
          </table:table-cell>
        </table:table-row>
        <table:table-row table:style-name="ro1">
          <table:table-cell office:value-type="float" office:value="15.3934" calcext:value-type="float">
            <text:p>15.3934</text:p>
          </table:table-cell>
          <table:table-cell office:value-type="float" office:value="2316" calcext:value-type="float">
            <text:p>2316</text:p>
          </table:table-cell>
          <table:table-cell office:value-type="float" office:value="15.3934" calcext:value-type="float">
            <text:p>15.3934</text:p>
          </table:table-cell>
          <table:table-cell office:value-type="float" office:value="2422" calcext:value-type="float">
            <text:p>2422</text:p>
          </table:table-cell>
          <table:table-cell table:formula="of:=[.D11]+[.B11]" office:value-type="float" office:value="4738" calcext:value-type="float">
            <text:p>4738</text:p>
          </table:table-cell>
        </table:table-row>
        <table:table-row table:style-name="ro1">
          <table:table-cell office:value-type="float" office:value="15.4532" calcext:value-type="float">
            <text:p>15.4532</text:p>
          </table:table-cell>
          <table:table-cell office:value-type="float" office:value="2429" calcext:value-type="float">
            <text:p>2429</text:p>
          </table:table-cell>
          <table:table-cell office:value-type="float" office:value="15.4532" calcext:value-type="float">
            <text:p>15.4532</text:p>
          </table:table-cell>
          <table:table-cell office:value-type="float" office:value="2380" calcext:value-type="float">
            <text:p>2380</text:p>
          </table:table-cell>
          <table:table-cell table:formula="of:=[.D12]+[.B12]" office:value-type="float" office:value="4809" calcext:value-type="float">
            <text:p>4809</text:p>
          </table:table-cell>
        </table:table-row>
        <table:table-row table:style-name="ro1">
          <table:table-cell office:value-type="float" office:value="15.5129" calcext:value-type="float">
            <text:p>15.5129</text:p>
          </table:table-cell>
          <table:table-cell office:value-type="float" office:value="2617" calcext:value-type="float">
            <text:p>2617</text:p>
          </table:table-cell>
          <table:table-cell office:value-type="float" office:value="15.5129" calcext:value-type="float">
            <text:p>15.5129</text:p>
          </table:table-cell>
          <table:table-cell office:value-type="float" office:value="2530" calcext:value-type="float">
            <text:p>2530</text:p>
          </table:table-cell>
          <table:table-cell table:formula="of:=[.D13]+[.B13]" office:value-type="float" office:value="5147" calcext:value-type="float">
            <text:p>5147</text:p>
          </table:table-cell>
        </table:table-row>
        <table:table-row table:style-name="ro1">
          <table:table-cell office:value-type="float" office:value="15.5727" calcext:value-type="float">
            <text:p>15.5727</text:p>
          </table:table-cell>
          <table:table-cell office:value-type="float" office:value="2623" calcext:value-type="float">
            <text:p>2623</text:p>
          </table:table-cell>
          <table:table-cell office:value-type="float" office:value="15.5727" calcext:value-type="float">
            <text:p>15.5727</text:p>
          </table:table-cell>
          <table:table-cell office:value-type="float" office:value="2496" calcext:value-type="float">
            <text:p>2496</text:p>
          </table:table-cell>
          <table:table-cell table:formula="of:=[.D14]+[.B14]" office:value-type="float" office:value="5119" calcext:value-type="float">
            <text:p>5119</text:p>
          </table:table-cell>
        </table:table-row>
        <table:table-row table:style-name="ro1">
          <table:table-cell office:value-type="float" office:value="15.6325" calcext:value-type="float">
            <text:p>15.6325</text:p>
          </table:table-cell>
          <table:table-cell office:value-type="float" office:value="2650" calcext:value-type="float">
            <text:p>2650</text:p>
          </table:table-cell>
          <table:table-cell office:value-type="float" office:value="15.6325" calcext:value-type="float">
            <text:p>15.6325</text:p>
          </table:table-cell>
          <table:table-cell office:value-type="float" office:value="2703" calcext:value-type="float">
            <text:p>2703</text:p>
          </table:table-cell>
          <table:table-cell table:formula="of:=[.D15]+[.B15]" office:value-type="float" office:value="5353" calcext:value-type="float">
            <text:p>5353</text:p>
          </table:table-cell>
        </table:table-row>
        <table:table-row table:style-name="ro1">
          <table:table-cell office:value-type="float" office:value="15.6923" calcext:value-type="float">
            <text:p>15.6923</text:p>
          </table:table-cell>
          <table:table-cell office:value-type="float" office:value="2774" calcext:value-type="float">
            <text:p>2774</text:p>
          </table:table-cell>
          <table:table-cell office:value-type="float" office:value="15.6923" calcext:value-type="float">
            <text:p>15.6923</text:p>
          </table:table-cell>
          <table:table-cell office:value-type="float" office:value="2655" calcext:value-type="float">
            <text:p>2655</text:p>
          </table:table-cell>
          <table:table-cell table:formula="of:=[.D16]+[.B16]" office:value-type="float" office:value="5429" calcext:value-type="float">
            <text:p>5429</text:p>
          </table:table-cell>
        </table:table-row>
        <table:table-row table:style-name="ro1">
          <table:table-cell office:value-type="float" office:value="15.7521" calcext:value-type="float">
            <text:p>15.7521</text:p>
          </table:table-cell>
          <table:table-cell office:value-type="float" office:value="2734" calcext:value-type="float">
            <text:p>2734</text:p>
          </table:table-cell>
          <table:table-cell office:value-type="float" office:value="15.7521" calcext:value-type="float">
            <text:p>15.7521</text:p>
          </table:table-cell>
          <table:table-cell office:value-type="float" office:value="2561" calcext:value-type="float">
            <text:p>2561</text:p>
          </table:table-cell>
          <table:table-cell table:formula="of:=[.D17]+[.B17]" office:value-type="float" office:value="5295" calcext:value-type="float">
            <text:p>5295</text:p>
          </table:table-cell>
        </table:table-row>
        <table:table-row table:style-name="ro1">
          <table:table-cell office:value-type="float" office:value="15.8119" calcext:value-type="float">
            <text:p>15.8119</text:p>
          </table:table-cell>
          <table:table-cell office:value-type="float" office:value="2606" calcext:value-type="float">
            <text:p>2606</text:p>
          </table:table-cell>
          <table:table-cell office:value-type="float" office:value="15.8119" calcext:value-type="float">
            <text:p>15.8119</text:p>
          </table:table-cell>
          <table:table-cell office:value-type="float" office:value="2692" calcext:value-type="float">
            <text:p>2692</text:p>
          </table:table-cell>
          <table:table-cell table:formula="of:=[.D18]+[.B18]" office:value-type="float" office:value="5298" calcext:value-type="float">
            <text:p>5298</text:p>
          </table:table-cell>
        </table:table-row>
        <table:table-row table:style-name="ro1">
          <table:table-cell office:value-type="float" office:value="15.8717" calcext:value-type="float">
            <text:p>15.8717</text:p>
          </table:table-cell>
          <table:table-cell office:value-type="float" office:value="2399" calcext:value-type="float">
            <text:p>2399</text:p>
          </table:table-cell>
          <table:table-cell office:value-type="float" office:value="15.8717" calcext:value-type="float">
            <text:p>15.8717</text:p>
          </table:table-cell>
          <table:table-cell office:value-type="float" office:value="2656" calcext:value-type="float">
            <text:p>2656</text:p>
          </table:table-cell>
          <table:table-cell table:formula="of:=[.D19]+[.B19]" office:value-type="float" office:value="5055" calcext:value-type="float">
            <text:p>5055</text:p>
          </table:table-cell>
        </table:table-row>
        <table:table-row table:style-name="ro1">
          <table:table-cell office:value-type="float" office:value="15.9315" calcext:value-type="float">
            <text:p>15.9315</text:p>
          </table:table-cell>
          <table:table-cell office:value-type="float" office:value="2502" calcext:value-type="float">
            <text:p>2502</text:p>
          </table:table-cell>
          <table:table-cell office:value-type="float" office:value="15.9315" calcext:value-type="float">
            <text:p>15.9315</text:p>
          </table:table-cell>
          <table:table-cell office:value-type="float" office:value="2683" calcext:value-type="float">
            <text:p>2683</text:p>
          </table:table-cell>
          <table:table-cell table:formula="of:=[.D20]+[.B20]" office:value-type="float" office:value="5185" calcext:value-type="float">
            <text:p>5185</text:p>
          </table:table-cell>
        </table:table-row>
        <table:table-row table:style-name="ro1">
          <table:table-cell office:value-type="float" office:value="15.9913" calcext:value-type="float">
            <text:p>15.9913</text:p>
          </table:table-cell>
          <table:table-cell office:value-type="float" office:value="2658" calcext:value-type="float">
            <text:p>2658</text:p>
          </table:table-cell>
          <table:table-cell office:value-type="float" office:value="15.9913" calcext:value-type="float">
            <text:p>15.9913</text:p>
          </table:table-cell>
          <table:table-cell office:value-type="float" office:value="2568" calcext:value-type="float">
            <text:p>2568</text:p>
          </table:table-cell>
          <table:table-cell table:formula="of:=[.D21]+[.B21]" office:value-type="float" office:value="5226" calcext:value-type="float">
            <text:p>5226</text:p>
          </table:table-cell>
        </table:table-row>
        <table:table-row table:style-name="ro1">
          <table:table-cell office:value-type="float" office:value="16.0511" calcext:value-type="float">
            <text:p>16.0511</text:p>
          </table:table-cell>
          <table:table-cell office:value-type="float" office:value="2659" calcext:value-type="float">
            <text:p>2659</text:p>
          </table:table-cell>
          <table:table-cell office:value-type="float" office:value="16.0511" calcext:value-type="float">
            <text:p>16.0511</text:p>
          </table:table-cell>
          <table:table-cell office:value-type="float" office:value="2497" calcext:value-type="float">
            <text:p>2497</text:p>
          </table:table-cell>
          <table:table-cell table:formula="of:=[.D22]+[.B22]" office:value-type="float" office:value="5156" calcext:value-type="float">
            <text:p>5156</text:p>
          </table:table-cell>
        </table:table-row>
        <table:table-row table:style-name="ro1">
          <table:table-cell office:value-type="float" office:value="16.1109" calcext:value-type="float">
            <text:p>16.1109</text:p>
          </table:table-cell>
          <table:table-cell office:value-type="float" office:value="2606" calcext:value-type="float">
            <text:p>2606</text:p>
          </table:table-cell>
          <table:table-cell office:value-type="float" office:value="16.1109" calcext:value-type="float">
            <text:p>16.1109</text:p>
          </table:table-cell>
          <table:table-cell office:value-type="float" office:value="2561" calcext:value-type="float">
            <text:p>2561</text:p>
          </table:table-cell>
          <table:table-cell table:formula="of:=[.D23]+[.B23]" office:value-type="float" office:value="5167" calcext:value-type="float">
            <text:p>5167</text:p>
          </table:table-cell>
        </table:table-row>
        <table:table-row table:style-name="ro1">
          <table:table-cell office:value-type="float" office:value="16.1707" calcext:value-type="float">
            <text:p>16.1707</text:p>
          </table:table-cell>
          <table:table-cell office:value-type="float" office:value="2560" calcext:value-type="float">
            <text:p>2560</text:p>
          </table:table-cell>
          <table:table-cell office:value-type="float" office:value="16.1707" calcext:value-type="float">
            <text:p>16.1707</text:p>
          </table:table-cell>
          <table:table-cell office:value-type="float" office:value="2558" calcext:value-type="float">
            <text:p>2558</text:p>
          </table:table-cell>
          <table:table-cell table:formula="of:=[.D24]+[.B24]" office:value-type="float" office:value="5118" calcext:value-type="float">
            <text:p>5118</text:p>
          </table:table-cell>
        </table:table-row>
        <table:table-row table:style-name="ro1">
          <table:table-cell office:value-type="float" office:value="16.2305" calcext:value-type="float">
            <text:p>16.2305</text:p>
          </table:table-cell>
          <table:table-cell office:value-type="float" office:value="2604" calcext:value-type="float">
            <text:p>2604</text:p>
          </table:table-cell>
          <table:table-cell office:value-type="float" office:value="16.2305" calcext:value-type="float">
            <text:p>16.2305</text:p>
          </table:table-cell>
          <table:table-cell office:value-type="float" office:value="2499" calcext:value-type="float">
            <text:p>2499</text:p>
          </table:table-cell>
          <table:table-cell table:formula="of:=[.D25]+[.B25]" office:value-type="float" office:value="5103" calcext:value-type="float">
            <text:p>5103</text:p>
          </table:table-cell>
        </table:table-row>
        <table:table-row table:style-name="ro1">
          <table:table-cell office:value-type="float" office:value="16.2903" calcext:value-type="float">
            <text:p>16.2903</text:p>
          </table:table-cell>
          <table:table-cell office:value-type="float" office:value="2504" calcext:value-type="float">
            <text:p>2504</text:p>
          </table:table-cell>
          <table:table-cell office:value-type="float" office:value="16.2903" calcext:value-type="float">
            <text:p>16.2903</text:p>
          </table:table-cell>
          <table:table-cell office:value-type="float" office:value="2485" calcext:value-type="float">
            <text:p>2485</text:p>
          </table:table-cell>
          <table:table-cell table:formula="of:=[.D26]+[.B26]" office:value-type="float" office:value="4989" calcext:value-type="float">
            <text:p>4989</text:p>
          </table:table-cell>
        </table:table-row>
        <table:table-row table:style-name="ro1">
          <table:table-cell office:value-type="float" office:value="16.3501" calcext:value-type="float">
            <text:p>16.3501</text:p>
          </table:table-cell>
          <table:table-cell office:value-type="float" office:value="2618" calcext:value-type="float">
            <text:p>2618</text:p>
          </table:table-cell>
          <table:table-cell office:value-type="float" office:value="16.3501" calcext:value-type="float">
            <text:p>16.3501</text:p>
          </table:table-cell>
          <table:table-cell office:value-type="float" office:value="2504" calcext:value-type="float">
            <text:p>2504</text:p>
          </table:table-cell>
          <table:table-cell table:formula="of:=[.D27]+[.B27]"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16.4099" calcext:value-type="float">
            <text:p>16.4099</text:p>
          </table:table-cell>
          <table:table-cell office:value-type="float" office:value="2520" calcext:value-type="float">
            <text:p>2520</text:p>
          </table:table-cell>
          <table:table-cell office:value-type="float" office:value="16.4099" calcext:value-type="float">
            <text:p>16.4099</text:p>
          </table:table-cell>
          <table:table-cell office:value-type="float" office:value="2565" calcext:value-type="float">
            <text:p>2565</text:p>
          </table:table-cell>
          <table:table-cell table:formula="of:=[.D28]+[.B28]" office:value-type="float" office:value="5085" calcext:value-type="float">
            <text:p>5085</text:p>
          </table:table-cell>
        </table:table-row>
        <table:table-row table:style-name="ro1">
          <table:table-cell office:value-type="float" office:value="16.4697" calcext:value-type="float">
            <text:p>16.4697</text:p>
          </table:table-cell>
          <table:table-cell office:value-type="float" office:value="2449" calcext:value-type="float">
            <text:p>2449</text:p>
          </table:table-cell>
          <table:table-cell office:value-type="float" office:value="16.4697" calcext:value-type="float">
            <text:p>16.4697</text:p>
          </table:table-cell>
          <table:table-cell office:value-type="float" office:value="2642" calcext:value-type="float">
            <text:p>2642</text:p>
          </table:table-cell>
          <table:table-cell table:formula="of:=[.D29]+[.B29]" office:value-type="float" office:value="5091" calcext:value-type="float">
            <text:p>5091</text:p>
          </table:table-cell>
        </table:table-row>
        <table:table-row table:style-name="ro1">
          <table:table-cell office:value-type="float" office:value="16.5295" calcext:value-type="float">
            <text:p>16.5295</text:p>
          </table:table-cell>
          <table:table-cell office:value-type="float" office:value="2347" calcext:value-type="float">
            <text:p>2347</text:p>
          </table:table-cell>
          <table:table-cell office:value-type="float" office:value="16.5295" calcext:value-type="float">
            <text:p>16.5295</text:p>
          </table:table-cell>
          <table:table-cell office:value-type="float" office:value="2632" calcext:value-type="float">
            <text:p>2632</text:p>
          </table:table-cell>
          <table:table-cell table:formula="of:=[.D30]+[.B30]"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16.5893" calcext:value-type="float">
            <text:p>16.5893</text:p>
          </table:table-cell>
          <table:table-cell office:value-type="float" office:value="2323" calcext:value-type="float">
            <text:p>2323</text:p>
          </table:table-cell>
          <table:table-cell office:value-type="float" office:value="16.5893" calcext:value-type="float">
            <text:p>16.5893</text:p>
          </table:table-cell>
          <table:table-cell office:value-type="float" office:value="2493" calcext:value-type="float">
            <text:p>2493</text:p>
          </table:table-cell>
          <table:table-cell table:formula="of:=[.D31]+[.B31]"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16.6491" calcext:value-type="float">
            <text:p>16.6491</text:p>
          </table:table-cell>
          <table:table-cell office:value-type="float" office:value="2115" calcext:value-type="float">
            <text:p>2115</text:p>
          </table:table-cell>
          <table:table-cell office:value-type="float" office:value="16.6491" calcext:value-type="float">
            <text:p>16.6491</text:p>
          </table:table-cell>
          <table:table-cell office:value-type="float" office:value="2500" calcext:value-type="float">
            <text:p>2500</text:p>
          </table:table-cell>
          <table:table-cell table:formula="of:=[.D32]+[.B32]" office:value-type="float" office:value="4615" calcext:value-type="float">
            <text:p>4615</text:p>
          </table:table-cell>
        </table:table-row>
        <table:table-row table:style-name="ro1">
          <table:table-cell office:value-type="float" office:value="16.7089" calcext:value-type="float">
            <text:p>16.7089</text:p>
          </table:table-cell>
          <table:table-cell office:value-type="float" office:value="2083" calcext:value-type="float">
            <text:p>2083</text:p>
          </table:table-cell>
          <table:table-cell office:value-type="float" office:value="16.7089" calcext:value-type="float">
            <text:p>16.7089</text:p>
          </table:table-cell>
          <table:table-cell office:value-type="float" office:value="2361" calcext:value-type="float">
            <text:p>2361</text:p>
          </table:table-cell>
          <table:table-cell table:formula="of:=[.D33]+[.B33]" office:value-type="float" office:value="4444" calcext:value-type="float">
            <text:p>4444</text:p>
          </table:table-cell>
        </table:table-row>
        <table:table-row table:style-name="ro1">
          <table:table-cell office:value-type="float" office:value="16.7686" calcext:value-type="float">
            <text:p>16.7686</text:p>
          </table:table-cell>
          <table:table-cell office:value-type="float" office:value="2008" calcext:value-type="float">
            <text:p>2008</text:p>
          </table:table-cell>
          <table:table-cell office:value-type="float" office:value="16.7686" calcext:value-type="float">
            <text:p>16.7686</text:p>
          </table:table-cell>
          <table:table-cell office:value-type="float" office:value="2240" calcext:value-type="float">
            <text:p>2240</text:p>
          </table:table-cell>
          <table:table-cell table:formula="of:=[.D34]+[.B34]" office:value-type="float" office:value="4248" calcext:value-type="float">
            <text:p>4248</text:p>
          </table:table-cell>
        </table:table-row>
        <table:table-row table:style-name="ro1">
          <table:table-cell office:value-type="float" office:value="16.8284" calcext:value-type="float">
            <text:p>16.8284</text:p>
          </table:table-cell>
          <table:table-cell office:value-type="float" office:value="2002" calcext:value-type="float">
            <text:p>2002</text:p>
          </table:table-cell>
          <table:table-cell office:value-type="float" office:value="16.8284" calcext:value-type="float">
            <text:p>16.8284</text:p>
          </table:table-cell>
          <table:table-cell office:value-type="float" office:value="2229" calcext:value-type="float">
            <text:p>2229</text:p>
          </table:table-cell>
          <table:table-cell table:formula="of:=[.D35]+[.B35]"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16.8882" calcext:value-type="float">
            <text:p>16.8882</text:p>
          </table:table-cell>
          <table:table-cell office:value-type="float" office:value="2011" calcext:value-type="float">
            <text:p>2011</text:p>
          </table:table-cell>
          <table:table-cell office:value-type="float" office:value="16.8882" calcext:value-type="float">
            <text:p>16.8882</text:p>
          </table:table-cell>
          <table:table-cell office:value-type="float" office:value="2065" calcext:value-type="float">
            <text:p>2065</text:p>
          </table:table-cell>
          <table:table-cell table:formula="of:=[.D36]+[.B36]"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6.948" calcext:value-type="float">
            <text:p>16.948</text:p>
          </table:table-cell>
          <table:table-cell office:value-type="float" office:value="1855" calcext:value-type="float">
            <text:p>1855</text:p>
          </table:table-cell>
          <table:table-cell office:value-type="float" office:value="16.948" calcext:value-type="float">
            <text:p>16.948</text:p>
          </table:table-cell>
          <table:table-cell office:value-type="float" office:value="1878" calcext:value-type="float">
            <text:p>1878</text:p>
          </table:table-cell>
          <table:table-cell table:formula="of:=[.D37]+[.B37]"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17.0078" calcext:value-type="float">
            <text:p>17.0078</text:p>
          </table:table-cell>
          <table:table-cell office:value-type="float" office:value="1586" calcext:value-type="float">
            <text:p>1586</text:p>
          </table:table-cell>
          <table:table-cell office:value-type="float" office:value="17.0078" calcext:value-type="float">
            <text:p>17.0078</text:p>
          </table:table-cell>
          <table:table-cell office:value-type="float" office:value="1564" calcext:value-type="float">
            <text:p>1564</text:p>
          </table:table-cell>
          <table:table-cell table:formula="of:=[.D38]+[.B38]"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17.0676" calcext:value-type="float">
            <text:p>17.0676</text:p>
          </table:table-cell>
          <table:table-cell office:value-type="float" office:value="1337" calcext:value-type="float">
            <text:p>1337</text:p>
          </table:table-cell>
          <table:table-cell office:value-type="float" office:value="17.0676" calcext:value-type="float">
            <text:p>17.0676</text:p>
          </table:table-cell>
          <table:table-cell office:value-type="float" office:value="1140" calcext:value-type="float">
            <text:p>1140</text:p>
          </table:table-cell>
          <table:table-cell table:formula="of:=[.D39]+[.B39]" office:value-type="float" office:value="2477" calcext:value-type="float">
            <text:p>2477</text:p>
          </table:table-cell>
        </table:table-row>
        <table:table-row table:style-name="ro1">
          <table:table-cell office:value-type="float" office:value="17.1274" calcext:value-type="float">
            <text:p>17.1274</text:p>
          </table:table-cell>
          <table:table-cell office:value-type="float" office:value="919" calcext:value-type="float">
            <text:p>919</text:p>
          </table:table-cell>
          <table:table-cell office:value-type="float" office:value="17.1274" calcext:value-type="float">
            <text:p>17.1274</text:p>
          </table:table-cell>
          <table:table-cell office:value-type="float" office:value="805" calcext:value-type="float">
            <text:p>805</text:p>
          </table:table-cell>
          <table:table-cell table:formula="of:=[.D40]+[.B40]"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17.1872" calcext:value-type="float">
            <text:p>17.1872</text:p>
          </table:table-cell>
          <table:table-cell office:value-type="float" office:value="172" calcext:value-type="float">
            <text:p>172</text:p>
          </table:table-cell>
          <table:table-cell office:value-type="float" office:value="17.1872" calcext:value-type="float">
            <text:p>17.1872</text:p>
          </table:table-cell>
          <table:table-cell office:value-type="float" office:value="134" calcext:value-type="float">
            <text:p>134</text:p>
          </table:table-cell>
          <table:table-cell table:formula="of:=[.D41]+[.B41]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7.247" calcext:value-type="float">
            <text:p>17.247</text:p>
          </table:table-cell>
          <table:table-cell office:value-type="float" office:value="0" calcext:value-type="float">
            <text:p>0</text:p>
          </table:table-cell>
          <table:table-cell office:value-type="float" office:value="17.247" calcext:value-type="float">
            <text:p>17.247</text:p>
          </table:table-cell>
          <table:table-cell office:value-type="float" office:value="0" calcext:value-type="float">
            <text:p>0</text:p>
          </table:table-cell>
          <table:table-cell table:formula="of:=[.D42]+[.B42]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302.04mm" svg:height="146.89mm" svg:x="137.68mm" svg:y="2.92mm">
            <loext:p draw:notify-on-update-of-ranges="Sheet2.A1:Sheet2.A1084 Sheet2.B1:Sheet2.B108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8396" calcext:value-type="float">
            <text:p>14.8396</text:p>
          </table:table-cell>
          <table:table-cell table:formula="of:=AVERAGE([.B1:.B1006])" office:value-type="float" office:value="15.3426498011929" calcext:value-type="float">
            <text:p>15.3426498012</text:p>
          </table:table-cell>
          <table:table-cell table:formula="of:=STDEVP([.B1:.B1006])" office:value-type="float" office:value="0.202257890106414" calcext:value-type="float">
            <text:p>0.20225789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9495" calcext:value-type="float">
            <text:p>14.949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0828" calcext:value-type="float">
            <text:p>15.08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1252" calcext:value-type="float">
            <text:p>15.125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1128" calcext:value-type="float">
            <text:p>15.112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1026" calcext:value-type="float">
            <text:p>15.102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1004" calcext:value-type="float">
            <text:p>15.1004</text:p>
          </table:table-cell>
          <table:table-cell/>
          <table:table-cell office:value-type="string" calcext:value-type="string">
            <text:p>=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.1233" calcext:value-type="float">
            <text:p>15.12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1777" calcext:value-type="float">
            <text:p>15.177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.266" calcext:value-type="float">
            <text:p>15.26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3543" calcext:value-type="float">
            <text:p>15.35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254" calcext:value-type="float">
            <text:p>15.425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4242" calcext:value-type="float">
            <text:p>15.424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4298" calcext:value-type="float">
            <text:p>15.429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3603" calcext:value-type="float">
            <text:p>15.360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.2415" calcext:value-type="float">
            <text:p>15.241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.1586" calcext:value-type="float">
            <text:p>15.158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.0888" calcext:value-type="float">
            <text:p>15.088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.0415" calcext:value-type="float">
            <text:p>15.041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.0341" calcext:value-type="float">
            <text:p>15.034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0542" calcext:value-type="float">
            <text:p>15.054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.0859" calcext:value-type="float">
            <text:p>15.085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.1462" calcext:value-type="float">
            <text:p>15.146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.1865" calcext:value-type="float">
            <text:p>15.186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.227" calcext:value-type="float">
            <text:p>15.22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2754" calcext:value-type="float">
            <text:p>15.275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.2801" calcext:value-type="float">
            <text:p>15.28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.2668" calcext:value-type="float">
            <text:p>15.2668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.2277" calcext:value-type="float">
            <text:p>15.227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.2121" calcext:value-type="float">
            <text:p>15.212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.2472" calcext:value-type="float">
            <text:p>15.247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.2789" calcext:value-type="float">
            <text:p>15.278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.338" calcext:value-type="float">
            <text:p>15.33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.4258" calcext:value-type="float">
            <text:p>15.425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.5088" calcext:value-type="float">
            <text:p>15.508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.5863" calcext:value-type="float">
            <text:p>15.586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.6153" calcext:value-type="float">
            <text:p>15.615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.5892" calcext:value-type="float">
            <text:p>15.5892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.5323" calcext:value-type="float">
            <text:p>15.532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.431" calcext:value-type="float">
            <text:p>15.43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.327" calcext:value-type="float">
            <text:p>15.32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.2298" calcext:value-type="float">
            <text:p>15.229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.1145" calcext:value-type="float">
            <text:p>15.114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.0376" calcext:value-type="float">
            <text:p>15.037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.9813" calcext:value-type="float">
            <text:p>14.981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.9465" calcext:value-type="float">
            <text:p>14.946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.944" calcext:value-type="float">
            <text:p>14.94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.9085" calcext:value-type="float">
            <text:p>14.908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.9252" calcext:value-type="float">
            <text:p>14.925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.997" calcext:value-type="float">
            <text:p>14.99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.0859" calcext:value-type="float">
            <text:p>15.0859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.1398" calcext:value-type="float">
            <text:p>15.139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.161" calcext:value-type="float">
            <text:p>15.16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.1711" calcext:value-type="float">
            <text:p>15.171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.1609" calcext:value-type="float">
            <text:p>15.160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.2014" calcext:value-type="float">
            <text:p>15.201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.2513" calcext:value-type="float">
            <text:p>15.2513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.32" calcext:value-type="float">
            <text:p>15.32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.4137" calcext:value-type="float">
            <text:p>15.4137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.5214" calcext:value-type="float">
            <text:p>15.5214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.6015" calcext:value-type="float">
            <text:p>15.601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.6377" calcext:value-type="float">
            <text:p>15.6377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.6397" calcext:value-type="float">
            <text:p>15.639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.5959" calcext:value-type="float">
            <text:p>15.5959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.5334" calcext:value-type="float">
            <text:p>15.533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.5103" calcext:value-type="float">
            <text:p>15.510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.5461" calcext:value-type="float">
            <text:p>15.5461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.5634" calcext:value-type="float">
            <text:p>15.5634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.5258" calcext:value-type="float">
            <text:p>15.5258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.4744" calcext:value-type="float">
            <text:p>15.4744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.4533" calcext:value-type="float">
            <text:p>15.453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5.3911" calcext:value-type="float">
            <text:p>15.3911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.3389" calcext:value-type="float">
            <text:p>15.338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5.2978" calcext:value-type="float">
            <text:p>15.2978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5.2658" calcext:value-type="float">
            <text:p>15.265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.2314" calcext:value-type="float">
            <text:p>15.2314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.1859" calcext:value-type="float">
            <text:p>15.1859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.171" calcext:value-type="float">
            <text:p>15.17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.1464" calcext:value-type="float">
            <text:p>15.1464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5.123" calcext:value-type="float">
            <text:p>15.12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.1127" calcext:value-type="float">
            <text:p>15.1127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.1037" calcext:value-type="float">
            <text:p>15.103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.1178" calcext:value-type="float">
            <text:p>15.1178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.148" calcext:value-type="float">
            <text:p>15.148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.2143" calcext:value-type="float">
            <text:p>15.214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.2735" calcext:value-type="float">
            <text:p>15.273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.3053" calcext:value-type="float">
            <text:p>15.3053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.3241" calcext:value-type="float">
            <text:p>15.3241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5.2981" calcext:value-type="float">
            <text:p>15.2981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.2574" calcext:value-type="float">
            <text:p>15.257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.2132" calcext:value-type="float">
            <text:p>15.2132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.1978" calcext:value-type="float">
            <text:p>15.197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.1908" calcext:value-type="float">
            <text:p>15.190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5.188" calcext:value-type="float">
            <text:p>15.18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5.1872" calcext:value-type="float">
            <text:p>15.1872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.1579" calcext:value-type="float">
            <text:p>15.1579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.1289" calcext:value-type="float">
            <text:p>15.1289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5.1182" calcext:value-type="float">
            <text:p>15.1182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5.1042" calcext:value-type="float">
            <text:p>15.1042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5.1239" calcext:value-type="float">
            <text:p>15.123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.1561" calcext:value-type="float">
            <text:p>15.156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5.1628" calcext:value-type="float">
            <text:p>15.1628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.1623" calcext:value-type="float">
            <text:p>15.162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5.1642" calcext:value-type="float">
            <text:p>15.1642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5.1747" calcext:value-type="float">
            <text:p>15.174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.2047" calcext:value-type="float">
            <text:p>15.2047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5.2353" calcext:value-type="float">
            <text:p>15.2353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5.2543" calcext:value-type="float">
            <text:p>15.2543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.2639" calcext:value-type="float">
            <text:p>15.2639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5.2219" calcext:value-type="float">
            <text:p>15.2219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.1843" calcext:value-type="float">
            <text:p>15.184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.1435" calcext:value-type="float">
            <text:p>15.143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5.067" calcext:value-type="float">
            <text:p>15.067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.9911" calcext:value-type="float">
            <text:p>14.9911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.9593" calcext:value-type="float">
            <text:p>14.959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.9688" calcext:value-type="float">
            <text:p>14.9688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.9763" calcext:value-type="float">
            <text:p>14.976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5.0192" calcext:value-type="float">
            <text:p>15.0192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.0772" calcext:value-type="float">
            <text:p>15.0772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.1494" calcext:value-type="float">
            <text:p>15.1494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.2294" calcext:value-type="float">
            <text:p>15.2294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5.2634" calcext:value-type="float">
            <text:p>15.2634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5.2866" calcext:value-type="float">
            <text:p>15.2866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.2941" calcext:value-type="float">
            <text:p>15.2941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5.3262" calcext:value-type="float">
            <text:p>15.326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.3929" calcext:value-type="float">
            <text:p>15.3929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5.4816" calcext:value-type="float">
            <text:p>15.4816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5.5392" calcext:value-type="float">
            <text:p>15.539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.5319" calcext:value-type="float">
            <text:p>15.5319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5.4548" calcext:value-type="float">
            <text:p>15.4548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5.3612" calcext:value-type="float">
            <text:p>15.3612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5.3085" calcext:value-type="float">
            <text:p>15.308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5.2732" calcext:value-type="float">
            <text:p>15.2732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5.2355" calcext:value-type="float">
            <text:p>15.235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5.2014" calcext:value-type="float">
            <text:p>15.2014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5.1721" calcext:value-type="float">
            <text:p>15.1721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5.0986" calcext:value-type="float">
            <text:p>15.0986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5.0396" calcext:value-type="float">
            <text:p>15.0396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5.0339" calcext:value-type="float">
            <text:p>15.0339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5.0429" calcext:value-type="float">
            <text:p>15.0429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5.1038" calcext:value-type="float">
            <text:p>15.1038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5.1305" calcext:value-type="float">
            <text:p>15.130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5.1415" calcext:value-type="float">
            <text:p>15.141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5.1584" calcext:value-type="float">
            <text:p>15.1584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5.221" calcext:value-type="float">
            <text:p>15.221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5.2746" calcext:value-type="float">
            <text:p>15.2746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5.3442" calcext:value-type="float">
            <text:p>15.3442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5.4391" calcext:value-type="float">
            <text:p>15.4391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5.4666" calcext:value-type="float">
            <text:p>15.4666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5.4536" calcext:value-type="float">
            <text:p>15.4536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.4143" calcext:value-type="float">
            <text:p>15.4143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5.3731" calcext:value-type="float">
            <text:p>15.3731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5.3449" calcext:value-type="float">
            <text:p>15.3449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5.3309" calcext:value-type="float">
            <text:p>15.3309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5.3344" calcext:value-type="float">
            <text:p>15.3344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5.338" calcext:value-type="float">
            <text:p>15.338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5.3341" calcext:value-type="float">
            <text:p>15.3341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5.2789" calcext:value-type="float">
            <text:p>15.2789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5.2072" calcext:value-type="float">
            <text:p>15.2072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5.1638" calcext:value-type="float">
            <text:p>15.1638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.1725" calcext:value-type="float">
            <text:p>15.172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5.2254" calcext:value-type="float">
            <text:p>15.2254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5.3017" calcext:value-type="float">
            <text:p>15.3017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5.3658" calcext:value-type="float">
            <text:p>15.3658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5.4126" calcext:value-type="float">
            <text:p>15.4126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5.4589" calcext:value-type="float">
            <text:p>15.4589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5.4794" calcext:value-type="float">
            <text:p>15.4794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5.4672" calcext:value-type="float">
            <text:p>15.4672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5.4355" calcext:value-type="float">
            <text:p>15.435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5.4053" calcext:value-type="float">
            <text:p>15.4053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5.3814" calcext:value-type="float">
            <text:p>15.3814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5.3565" calcext:value-type="float">
            <text:p>15.356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5.3752" calcext:value-type="float">
            <text:p>15.3752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5.3831" calcext:value-type="float">
            <text:p>15.3831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5.3386" calcext:value-type="float">
            <text:p>15.3386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.3328" calcext:value-type="float">
            <text:p>15.3328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5.3534" calcext:value-type="float">
            <text:p>15.3534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5.364" calcext:value-type="float">
            <text:p>15.364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5.3668" calcext:value-type="float">
            <text:p>15.3668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5.3363" calcext:value-type="float">
            <text:p>15.3363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5.3241" calcext:value-type="float">
            <text:p>15.3241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5.3364" calcext:value-type="float">
            <text:p>15.3364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5.3082" calcext:value-type="float">
            <text:p>15.3082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5.2593" calcext:value-type="float">
            <text:p>15.2593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5.192" calcext:value-type="float">
            <text:p>15.192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.1468" calcext:value-type="float">
            <text:p>15.1468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5.1265" calcext:value-type="float">
            <text:p>15.126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5.0839" calcext:value-type="float">
            <text:p>15.0839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5.0645" calcext:value-type="float">
            <text:p>15.064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5.0867" calcext:value-type="float">
            <text:p>15.0867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.1245" calcext:value-type="float">
            <text:p>15.124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5.162" calcext:value-type="float">
            <text:p>15.162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5.2477" calcext:value-type="float">
            <text:p>15.2477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5.3539" calcext:value-type="float">
            <text:p>15.3539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5.4236" calcext:value-type="float">
            <text:p>15.4236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.4148" calcext:value-type="float">
            <text:p>15.4148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5.3638" calcext:value-type="float">
            <text:p>15.3638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5.3435" calcext:value-type="float">
            <text:p>15.3435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5.3598" calcext:value-type="float">
            <text:p>15.3598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5.3822" calcext:value-type="float">
            <text:p>15.382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.4359" calcext:value-type="float">
            <text:p>15.4359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5.4913" calcext:value-type="float">
            <text:p>15.4913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5.5369" calcext:value-type="float">
            <text:p>15.5369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5.5951" calcext:value-type="float">
            <text:p>15.5951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5.5853" calcext:value-type="float">
            <text:p>15.5853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5.5137" calcext:value-type="float">
            <text:p>15.5137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5.4506" calcext:value-type="float">
            <text:p>15.4506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5.3863" calcext:value-type="float">
            <text:p>15.3863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.324" calcext:value-type="float">
            <text:p>15.324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5.3003" calcext:value-type="float">
            <text:p>15.3003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5.3218" calcext:value-type="float">
            <text:p>15.3218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5.3633" calcext:value-type="float">
            <text:p>15.3633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5.3713" calcext:value-type="float">
            <text:p>15.3713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5.4158" calcext:value-type="float">
            <text:p>15.4158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5.4262" calcext:value-type="float">
            <text:p>15.4262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5.4005" calcext:value-type="float">
            <text:p>15.4005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5.3344" calcext:value-type="float">
            <text:p>15.3344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5.2424" calcext:value-type="float">
            <text:p>15.2424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5.1809" calcext:value-type="float">
            <text:p>15.1809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5.1154" calcext:value-type="float">
            <text:p>15.1154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5.0712" calcext:value-type="float">
            <text:p>15.0712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5.1048" calcext:value-type="float">
            <text:p>15.1048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5.1524" calcext:value-type="float">
            <text:p>15.1524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5.1741" calcext:value-type="float">
            <text:p>15.1741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5.2396" calcext:value-type="float">
            <text:p>15.239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.2988" calcext:value-type="float">
            <text:p>15.2988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5.3088" calcext:value-type="float">
            <text:p>15.3088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5.3062" calcext:value-type="float">
            <text:p>15.3062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5.3248" calcext:value-type="float">
            <text:p>15.3248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5.3549" calcext:value-type="float">
            <text:p>15.3549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5.4257" calcext:value-type="float">
            <text:p>15.4257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5.5138" calcext:value-type="float">
            <text:p>15.5138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5.598" calcext:value-type="float">
            <text:p>15.598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5.6771" calcext:value-type="float">
            <text:p>15.6771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5.7228" calcext:value-type="float">
            <text:p>15.7228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5.7208" calcext:value-type="float">
            <text:p>15.7208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5.7104" calcext:value-type="float">
            <text:p>15.7104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5.7067" calcext:value-type="float">
            <text:p>15.7067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5.7496" calcext:value-type="float">
            <text:p>15.7496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5.8019" calcext:value-type="float">
            <text:p>15.801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5.8525" calcext:value-type="float">
            <text:p>15.8525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5.8802" calcext:value-type="float">
            <text:p>15.8802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5.879" calcext:value-type="float">
            <text:p>15.879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5.8793" calcext:value-type="float">
            <text:p>15.8793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5.8346" calcext:value-type="float">
            <text:p>15.8346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5.8115" calcext:value-type="float">
            <text:p>15.8115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5.7954" calcext:value-type="float">
            <text:p>15.7954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5.7797" calcext:value-type="float">
            <text:p>15.7797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5.7624" calcext:value-type="float">
            <text:p>15.7624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5.7975" calcext:value-type="float">
            <text:p>15.797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.8593" calcext:value-type="float">
            <text:p>15.8593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5.8683" calcext:value-type="float">
            <text:p>15.8683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5.8732" calcext:value-type="float">
            <text:p>15.8732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5.8352" calcext:value-type="float">
            <text:p>15.8352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5.784" calcext:value-type="float">
            <text:p>15.784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5.6853" calcext:value-type="float">
            <text:p>15.685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5.5995" calcext:value-type="float">
            <text:p>15.5995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5.5559" calcext:value-type="float">
            <text:p>15.5559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5.5221" calcext:value-type="float">
            <text:p>15.5221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5.5179" calcext:value-type="float">
            <text:p>15.5179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5.5333" calcext:value-type="float">
            <text:p>15.5333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5.5674" calcext:value-type="float">
            <text:p>15.5674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5.5833" calcext:value-type="float">
            <text:p>15.5833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5.5642" calcext:value-type="float">
            <text:p>15.5642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5.4464" calcext:value-type="float">
            <text:p>15.4464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5.3352" calcext:value-type="float">
            <text:p>15.3352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5.242" calcext:value-type="float">
            <text:p>15.242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5.1308" calcext:value-type="float">
            <text:p>15.1308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5.0483" calcext:value-type="float">
            <text:p>15.0483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5.0004" calcext:value-type="float">
            <text:p>15.0004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5.0317" calcext:value-type="float">
            <text:p>15.0317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5.0882" calcext:value-type="float">
            <text:p>15.0882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5.1047" calcext:value-type="float">
            <text:p>15.1047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5.0586" calcext:value-type="float">
            <text:p>15.0586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5.0541" calcext:value-type="float">
            <text:p>15.0541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.1122" calcext:value-type="float">
            <text:p>15.1122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5.219" calcext:value-type="float">
            <text:p>15.219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5.3548" calcext:value-type="float">
            <text:p>15.3548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5.4666" calcext:value-type="float">
            <text:p>15.4666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5.5528" calcext:value-type="float">
            <text:p>15.5528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5.6134" calcext:value-type="float">
            <text:p>15.6134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5.6432" calcext:value-type="float">
            <text:p>15.6432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5.6238" calcext:value-type="float">
            <text:p>15.6238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5.6236" calcext:value-type="float">
            <text:p>15.6236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5.6556" calcext:value-type="float">
            <text:p>15.6556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5.6169" calcext:value-type="float">
            <text:p>15.6169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5.5903" calcext:value-type="float">
            <text:p>15.5903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5.5851" calcext:value-type="float">
            <text:p>15.5851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5.5574" calcext:value-type="float">
            <text:p>15.5574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5.468" calcext:value-type="float">
            <text:p>15.468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5.3525" calcext:value-type="float">
            <text:p>15.3525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5.2543" calcext:value-type="float">
            <text:p>15.2543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5.1907" calcext:value-type="float">
            <text:p>15.1907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5.1518" calcext:value-type="float">
            <text:p>15.1518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5.1751" calcext:value-type="float">
            <text:p>15.1751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5.2557" calcext:value-type="float">
            <text:p>15.2557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5.3438" calcext:value-type="float">
            <text:p>15.3438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5.3842" calcext:value-type="float">
            <text:p>15.3842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5.4153" calcext:value-type="float">
            <text:p>15.4153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5.4152" calcext:value-type="float">
            <text:p>15.4152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.3827" calcext:value-type="float">
            <text:p>15.3827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5.3584" calcext:value-type="float">
            <text:p>15.3584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5.3813" calcext:value-type="float">
            <text:p>15.3813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5.4019" calcext:value-type="float">
            <text:p>15.4019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5.3818" calcext:value-type="float">
            <text:p>15.3818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5.39" calcext:value-type="float">
            <text:p>15.39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5.4074" calcext:value-type="float">
            <text:p>15.4074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5.4061" calcext:value-type="float">
            <text:p>15.4061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5.3965" calcext:value-type="float">
            <text:p>15.3965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5.3898" calcext:value-type="float">
            <text:p>15.3898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5.3631" calcext:value-type="float">
            <text:p>15.3631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5.2738" calcext:value-type="float">
            <text:p>15.2738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5.1817" calcext:value-type="float">
            <text:p>15.1817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5.1428" calcext:value-type="float">
            <text:p>15.1428</text:p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5.1418" calcext:value-type="float">
            <text:p>15.1418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5.1412" calcext:value-type="float">
            <text:p>15.1412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5.1876" calcext:value-type="float">
            <text:p>15.1876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5.2686" calcext:value-type="float">
            <text:p>15.2686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5.375" calcext:value-type="float">
            <text:p>15.375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5.471" calcext:value-type="float">
            <text:p>15.471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5.5303" calcext:value-type="float">
            <text:p>15.5303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5.5651" calcext:value-type="float">
            <text:p>15.5651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5.5905" calcext:value-type="float">
            <text:p>15.5905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5.5958" calcext:value-type="float">
            <text:p>15.5958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5.6215" calcext:value-type="float">
            <text:p>15.6215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5.6237" calcext:value-type="float">
            <text:p>15.6237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5.6371" calcext:value-type="float">
            <text:p>15.6371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5.6302" calcext:value-type="float">
            <text:p>15.6302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5.5844" calcext:value-type="float">
            <text:p>15.5844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5.5414" calcext:value-type="float">
            <text:p>15.5414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5.5366" calcext:value-type="float">
            <text:p>15.5366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5.5402" calcext:value-type="float">
            <text:p>15.5402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5.5078" calcext:value-type="float">
            <text:p>15.5078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5.4621" calcext:value-type="float">
            <text:p>15.4621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5.3828" calcext:value-type="float">
            <text:p>15.3828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5.2964" calcext:value-type="float">
            <text:p>15.2964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5.2168" calcext:value-type="float">
            <text:p>15.2168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5.1294" calcext:value-type="float">
            <text:p>15.1294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5.0836" calcext:value-type="float">
            <text:p>15.0836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5.0628" calcext:value-type="float">
            <text:p>15.0628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5.0738" calcext:value-type="float">
            <text:p>15.0738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5.1412" calcext:value-type="float">
            <text:p>15.1412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5.1944" calcext:value-type="float">
            <text:p>15.1944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5.2939" calcext:value-type="float">
            <text:p>15.2939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5.4216" calcext:value-type="float">
            <text:p>15.4216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5.5174" calcext:value-type="float">
            <text:p>15.5174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5.5709" calcext:value-type="float">
            <text:p>15.5709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5.629" calcext:value-type="float">
            <text:p>15.629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5.6733" calcext:value-type="float">
            <text:p>15.6733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5.6822" calcext:value-type="float">
            <text:p>15.6822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.6771" calcext:value-type="float">
            <text:p>15.6771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5.5942" calcext:value-type="float">
            <text:p>15.5942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5.5022" calcext:value-type="float">
            <text:p>15.5022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5.3895" calcext:value-type="float">
            <text:p>15.3895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5.2692" calcext:value-type="float">
            <text:p>15.2692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5.1741" calcext:value-type="float">
            <text:p>15.1741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5.1024" calcext:value-type="float">
            <text:p>15.1024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5.1049" calcext:value-type="float">
            <text:p>15.1049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5.1218" calcext:value-type="float">
            <text:p>15.1218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5.1615" calcext:value-type="float">
            <text:p>15.1615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5.2186" calcext:value-type="float">
            <text:p>15.2186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5.2993" calcext:value-type="float">
            <text:p>15.2993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5.3789" calcext:value-type="float">
            <text:p>15.3789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5.4531" calcext:value-type="float">
            <text:p>15.4531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5.5001" calcext:value-type="float">
            <text:p>15.5001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5.4952" calcext:value-type="float">
            <text:p>15.4952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5.4605" calcext:value-type="float">
            <text:p>15.4605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5.4151" calcext:value-type="float">
            <text:p>15.4151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5.3575" calcext:value-type="float">
            <text:p>15.3575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5.3085" calcext:value-type="float">
            <text:p>15.3085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.2601" calcext:value-type="float">
            <text:p>15.2601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5.2043" calcext:value-type="float">
            <text:p>15.2043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5.1441" calcext:value-type="float">
            <text:p>15.1441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5.065" calcext:value-type="float">
            <text:p>15.065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5.0121" calcext:value-type="float">
            <text:p>15.0121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.0098" calcext:value-type="float">
            <text:p>15.0098</text:p>
          </table:table-cell>
          <table:table-cell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.0565" calcext:value-type="float">
            <text:p>15.0565</text:p>
          </table:table-cell>
          <table:table-cell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5.1316" calcext:value-type="float">
            <text:p>15.1316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5.2077" calcext:value-type="float">
            <text:p>15.2077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5.3153" calcext:value-type="float">
            <text:p>15.3153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5.4205" calcext:value-type="float">
            <text:p>15.4205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5.4883" calcext:value-type="float">
            <text:p>15.4883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5.5526" calcext:value-type="float">
            <text:p>15.5526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5.6057" calcext:value-type="float">
            <text:p>15.6057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5.6454" calcext:value-type="float">
            <text:p>15.6454</text:p>
          </table:table-cell>
          <table:table-cell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5.681" calcext:value-type="float">
            <text:p>15.681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5.6808" calcext:value-type="float">
            <text:p>15.6808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5.6437" calcext:value-type="float">
            <text:p>15.6437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5.5903" calcext:value-type="float">
            <text:p>15.5903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5.5388" calcext:value-type="float">
            <text:p>15.5388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5.4943" calcext:value-type="float">
            <text:p>15.4943</text:p>
          </table:table-cell>
          <table:table-cell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5.4717" calcext:value-type="float">
            <text:p>15.4717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5.4642" calcext:value-type="float">
            <text:p>15.4642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5.4033" calcext:value-type="float">
            <text:p>15.4033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5.3677" calcext:value-type="float">
            <text:p>15.3677</text:p>
          </table:table-cell>
          <table:table-cell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5.3359" calcext:value-type="float">
            <text:p>15.3359</text:p>
          </table:table-cell>
          <table:table-cell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5.281" calcext:value-type="float">
            <text:p>15.281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5.2382" calcext:value-type="float">
            <text:p>15.2382</text:p>
          </table:table-cell>
          <table:table-cell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5.2391" calcext:value-type="float">
            <text:p>15.2391</text:p>
          </table:table-cell>
          <table:table-cell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5.2546" calcext:value-type="float">
            <text:p>15.2546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.2282" calcext:value-type="float">
            <text:p>15.2282</text:p>
          </table:table-cell>
          <table:table-cell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5.2028" calcext:value-type="float">
            <text:p>15.2028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5.1589" calcext:value-type="float">
            <text:p>15.1589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5.1093" calcext:value-type="float">
            <text:p>15.1093</text:p>
          </table:table-cell>
          <table:table-cell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5.0889" calcext:value-type="float">
            <text:p>15.0889</text:p>
          </table:table-cell>
          <table:table-cell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5.1081" calcext:value-type="float">
            <text:p>15.1081</text:p>
          </table:table-cell>
          <table:table-cell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5.2051" calcext:value-type="float">
            <text:p>15.2051</text:p>
          </table:table-cell>
          <table:table-cell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5.3224" calcext:value-type="float">
            <text:p>15.3224</text:p>
          </table:table-cell>
          <table:table-cell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5.4611" calcext:value-type="float">
            <text:p>15.4611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5.5246" calcext:value-type="float">
            <text:p>15.5246</text:p>
          </table:table-cell>
          <table:table-cell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5.5797" calcext:value-type="float">
            <text:p>15.5797</text:p>
          </table:table-cell>
          <table:table-cell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5.6239" calcext:value-type="float">
            <text:p>15.6239</text:p>
          </table:table-cell>
          <table:table-cell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5.6669" calcext:value-type="float">
            <text:p>15.6669</text:p>
          </table:table-cell>
          <table:table-cell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5.723" calcext:value-type="float">
            <text:p>15.723</text:p>
          </table:table-cell>
          <table:table-cell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5.7619" calcext:value-type="float">
            <text:p>15.7619</text:p>
          </table:table-cell>
          <table:table-cell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5.7814" calcext:value-type="float">
            <text:p>15.7814</text:p>
          </table:table-cell>
          <table:table-cell table:number-columns-repeated="2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5.7631" calcext:value-type="float">
            <text:p>15.7631</text:p>
          </table:table-cell>
          <table:table-cell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5.6767" calcext:value-type="float">
            <text:p>15.6767</text:p>
          </table:table-cell>
          <table:table-cell table:number-columns-repeated="2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5.5561" calcext:value-type="float">
            <text:p>15.5561</text:p>
          </table:table-cell>
          <table:table-cell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5.4381" calcext:value-type="float">
            <text:p>15.4381</text:p>
          </table:table-cell>
          <table:table-cell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5.3164" calcext:value-type="float">
            <text:p>15.3164</text:p>
          </table:table-cell>
          <table:table-cell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5.2194" calcext:value-type="float">
            <text:p>15.2194</text:p>
          </table:table-cell>
          <table:table-cell table:number-columns-repeated="2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5.1345" calcext:value-type="float">
            <text:p>15.1345</text:p>
          </table:table-cell>
          <table:table-cell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5.1114" calcext:value-type="float">
            <text:p>15.1114</text:p>
          </table:table-cell>
          <table:table-cell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5.1496" calcext:value-type="float">
            <text:p>15.1496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.2125" calcext:value-type="float">
            <text:p>15.2125</text:p>
          </table:table-cell>
          <table:table-cell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5.2329" calcext:value-type="float">
            <text:p>15.2329</text:p>
          </table:table-cell>
          <table:table-cell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5.2223" calcext:value-type="float">
            <text:p>15.2223</text:p>
          </table:table-cell>
          <table:table-cell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5.1906" calcext:value-type="float">
            <text:p>15.1906</text:p>
          </table:table-cell>
          <table:table-cell table:number-columns-repeated="2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5.1686" calcext:value-type="float">
            <text:p>15.1686</text:p>
          </table:table-cell>
          <table:table-cell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5.2032" calcext:value-type="float">
            <text:p>15.2032</text:p>
          </table:table-cell>
          <table:table-cell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5.2251" calcext:value-type="float">
            <text:p>15.2251</text:p>
          </table:table-cell>
          <table:table-cell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5.2658" calcext:value-type="float">
            <text:p>15.2658</text:p>
          </table:table-cell>
          <table:table-cell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5.3273" calcext:value-type="float">
            <text:p>15.3273</text:p>
          </table:table-cell>
          <table:table-cell table:number-columns-repeated="2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5.3311" calcext:value-type="float">
            <text:p>15.3311</text:p>
          </table:table-cell>
          <table:table-cell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5.3001" calcext:value-type="float">
            <text:p>15.3001</text:p>
          </table:table-cell>
          <table:table-cell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5.2989" calcext:value-type="float">
            <text:p>15.2989</text:p>
          </table:table-cell>
          <table:table-cell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5.3534" calcext:value-type="float">
            <text:p>15.3534</text:p>
          </table:table-cell>
          <table:table-cell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5.3876" calcext:value-type="float">
            <text:p>15.3876</text:p>
          </table:table-cell>
          <table:table-cell table:number-columns-repeated="2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5.4047" calcext:value-type="float">
            <text:p>15.4047</text:p>
          </table:table-cell>
          <table:table-cell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5.4389" calcext:value-type="float">
            <text:p>15.4389</text:p>
          </table:table-cell>
          <table:table-cell table:number-columns-repeated="2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5.5109" calcext:value-type="float">
            <text:p>15.5109</text:p>
          </table:table-cell>
          <table:table-cell table:number-columns-repeated="2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5.5842" calcext:value-type="float">
            <text:p>15.5842</text:p>
          </table:table-cell>
          <table:table-cell table:number-columns-repeated="2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5.5946" calcext:value-type="float">
            <text:p>15.5946</text:p>
          </table:table-cell>
          <table:table-cell table:number-columns-repeated="2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5.5583" calcext:value-type="float">
            <text:p>15.5583</text:p>
          </table:table-cell>
          <table:table-cell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5.4872" calcext:value-type="float">
            <text:p>15.4872</text:p>
          </table:table-cell>
          <table:table-cell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5.4248" calcext:value-type="float">
            <text:p>15.4248</text:p>
          </table:table-cell>
          <table:table-cell table:number-columns-repeated="2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5.3614" calcext:value-type="float">
            <text:p>15.3614</text:p>
          </table:table-cell>
          <table:table-cell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5.3154" calcext:value-type="float">
            <text:p>15.3154</text:p>
          </table:table-cell>
          <table:table-cell table:number-columns-repeated="2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5.3123" calcext:value-type="float">
            <text:p>15.3123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.3163" calcext:value-type="float">
            <text:p>15.3163</text:p>
          </table:table-cell>
          <table:table-cell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5.2889" calcext:value-type="float">
            <text:p>15.2889</text:p>
          </table:table-cell>
          <table:table-cell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5.2771" calcext:value-type="float">
            <text:p>15.2771</text:p>
          </table:table-cell>
          <table:table-cell table:number-columns-repeated="2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5.2775" calcext:value-type="float">
            <text:p>15.2775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5.2552" calcext:value-type="float">
            <text:p>15.2552</text:p>
          </table:table-cell>
          <table:table-cell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5.2568" calcext:value-type="float">
            <text:p>15.2568</text:p>
          </table:table-cell>
          <table:table-cell table:number-columns-repeated="2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5.2877" calcext:value-type="float">
            <text:p>15.2877</text:p>
          </table:table-cell>
          <table:table-cell table:number-columns-repeated="2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5.3364" calcext:value-type="float">
            <text:p>15.3364</text:p>
          </table:table-cell>
          <table:table-cell table:number-columns-repeated="2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5.39" calcext:value-type="float">
            <text:p>15.39</text:p>
          </table:table-cell>
          <table:table-cell table:number-columns-repeated="2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5.4369" calcext:value-type="float">
            <text:p>15.4369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5.4347" calcext:value-type="float">
            <text:p>15.4347</text:p>
          </table:table-cell>
          <table:table-cell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5.4359" calcext:value-type="float">
            <text:p>15.4359</text:p>
          </table:table-cell>
          <table:table-cell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5.4656" calcext:value-type="float">
            <text:p>15.4656</text:p>
          </table:table-cell>
          <table:table-cell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5.4974" calcext:value-type="float">
            <text:p>15.4974</text:p>
          </table:table-cell>
          <table:table-cell table:number-columns-repeated="2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5.5419" calcext:value-type="float">
            <text:p>15.5419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5.5472" calcext:value-type="float">
            <text:p>15.5472</text:p>
          </table:table-cell>
          <table:table-cell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5.5274" calcext:value-type="float">
            <text:p>15.5274</text:p>
          </table:table-cell>
          <table:table-cell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5.4767" calcext:value-type="float">
            <text:p>15.4767</text:p>
          </table:table-cell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5.4393" calcext:value-type="float">
            <text:p>15.4393</text:p>
          </table:table-cell>
          <table:table-cell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5.4444" calcext:value-type="float">
            <text:p>15.4444</text:p>
          </table:table-cell>
          <table:table-cell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5.4783" calcext:value-type="float">
            <text:p>15.4783</text:p>
          </table:table-cell>
          <table:table-cell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5.5111" calcext:value-type="float">
            <text:p>15.5111</text:p>
          </table:table-cell>
          <table:table-cell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5.4996" calcext:value-type="float">
            <text:p>15.4996</text:p>
          </table:table-cell>
          <table:table-cell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5.4365" calcext:value-type="float">
            <text:p>15.4365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5.3728" calcext:value-type="float">
            <text:p>15.3728</text:p>
          </table:table-cell>
          <table:table-cell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5.326" calcext:value-type="float">
            <text:p>15.326</text:p>
          </table:table-cell>
          <table:table-cell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5.2914" calcext:value-type="float">
            <text:p>15.2914</text:p>
          </table:table-cell>
          <table:table-cell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5.2927" calcext:value-type="float">
            <text:p>15.2927</text:p>
          </table:table-cell>
          <table:table-cell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5.3208" calcext:value-type="float">
            <text:p>15.3208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5.3425" calcext:value-type="float">
            <text:p>15.3425</text:p>
          </table:table-cell>
          <table:table-cell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5.405" calcext:value-type="float">
            <text:p>15.405</text:p>
          </table:table-cell>
          <table:table-cell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5.4942" calcext:value-type="float">
            <text:p>15.4942</text:p>
          </table:table-cell>
          <table:table-cell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5.5774" calcext:value-type="float">
            <text:p>15.5774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5.6243" calcext:value-type="float">
            <text:p>15.6243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5.647" calcext:value-type="float">
            <text:p>15.647</text:p>
          </table:table-cell>
          <table:table-cell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5.6902" calcext:value-type="float">
            <text:p>15.6902</text:p>
          </table:table-cell>
          <table:table-cell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5.73" calcext:value-type="float">
            <text:p>15.73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5.7462" calcext:value-type="float">
            <text:p>15.7462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5.7476" calcext:value-type="float">
            <text:p>15.7476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5.715" calcext:value-type="float">
            <text:p>15.715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5.6357" calcext:value-type="float">
            <text:p>15.6357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5.5569" calcext:value-type="float">
            <text:p>15.5569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5.4873" calcext:value-type="float">
            <text:p>15.4873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5.4112" calcext:value-type="float">
            <text:p>15.4112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5.3641" calcext:value-type="float">
            <text:p>15.3641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5.3712" calcext:value-type="float">
            <text:p>15.3712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5.3632" calcext:value-type="float">
            <text:p>15.3632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5.3198" calcext:value-type="float">
            <text:p>15.3198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5.2746" calcext:value-type="float">
            <text:p>15.2746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.2066" calcext:value-type="float">
            <text:p>15.2066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.1727" calcext:value-type="float">
            <text:p>15.1727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5.2198" calcext:value-type="float">
            <text:p>15.2198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.3128" calcext:value-type="float">
            <text:p>15.3128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.3983" calcext:value-type="float">
            <text:p>15.3983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5.4204" calcext:value-type="float">
            <text:p>15.4204</text:p>
          </table:table-cell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5.4455" calcext:value-type="float">
            <text:p>15.4455</text:p>
          </table:table-cell>
          <table:table-cell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5.4288" calcext:value-type="float">
            <text:p>15.4288</text:p>
          </table:table-cell>
          <table:table-cell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5.3698" calcext:value-type="float">
            <text:p>15.3698</text:p>
          </table:table-cell>
          <table:table-cell table:number-columns-repeated="2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5.2864" calcext:value-type="float">
            <text:p>15.2864</text:p>
          </table:table-cell>
          <table:table-cell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5.2601" calcext:value-type="float">
            <text:p>15.2601</text:p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5.2611" calcext:value-type="float">
            <text:p>15.2611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5.3132" calcext:value-type="float">
            <text:p>15.3132</text:p>
          </table:table-cell>
          <table:table-cell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5.422" calcext:value-type="float">
            <text:p>15.422</text:p>
          </table:table-cell>
          <table:table-cell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5.5388" calcext:value-type="float">
            <text:p>15.5388</text:p>
          </table:table-cell>
          <table:table-cell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5.6197" calcext:value-type="float">
            <text:p>15.6197</text:p>
          </table:table-cell>
          <table:table-cell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5.6878" calcext:value-type="float">
            <text:p>15.6878</text:p>
          </table:table-cell>
          <table:table-cell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15.7008" calcext:value-type="float">
            <text:p>15.7008</text:p>
          </table:table-cell>
          <table:table-cell table:number-columns-repeated="2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5.6495" calcext:value-type="float">
            <text:p>15.6495</text:p>
          </table:table-cell>
          <table:table-cell table:number-columns-repeated="2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5.5926" calcext:value-type="float">
            <text:p>15.5926</text:p>
          </table:table-cell>
          <table:table-cell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5.5409" calcext:value-type="float">
            <text:p>15.5409</text:p>
          </table:table-cell>
          <table:table-cell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5.4864" calcext:value-type="float">
            <text:p>15.4864</text:p>
          </table:table-cell>
          <table:table-cell table:number-columns-repeated="2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15.4193" calcext:value-type="float">
            <text:p>15.4193</text:p>
          </table:table-cell>
          <table:table-cell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15.35" calcext:value-type="float">
            <text:p>15.35</text:p>
          </table:table-cell>
          <table:table-cell table:number-columns-repeated="2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5.2505" calcext:value-type="float">
            <text:p>15.2505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.1541" calcext:value-type="float">
            <text:p>15.1541</text:p>
          </table:table-cell>
          <table:table-cell table:number-columns-repeated="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15.1352" calcext:value-type="float">
            <text:p>15.1352</text:p>
          </table:table-cell>
          <table:table-cell table:number-columns-repeated="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5.1638" calcext:value-type="float">
            <text:p>15.1638</text:p>
          </table:table-cell>
          <table:table-cell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5.1886" calcext:value-type="float">
            <text:p>15.1886</text:p>
          </table:table-cell>
          <table:table-cell table:number-columns-repeated="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5.2445" calcext:value-type="float">
            <text:p>15.2445</text:p>
          </table:table-cell>
          <table:table-cell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5.3291" calcext:value-type="float">
            <text:p>15.3291</text:p>
          </table:table-cell>
          <table:table-cell table:number-columns-repeated="2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5.4102" calcext:value-type="float">
            <text:p>15.4102</text:p>
          </table:table-cell>
          <table:table-cell table:number-columns-repeated="2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5.455" calcext:value-type="float">
            <text:p>15.455</text:p>
          </table:table-cell>
          <table:table-cell table:number-columns-repeated="2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15.4942" calcext:value-type="float">
            <text:p>15.4942</text:p>
          </table:table-cell>
          <table:table-cell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5.5293" calcext:value-type="float">
            <text:p>15.5293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5.504" calcext:value-type="float">
            <text:p>15.504</text:p>
          </table:table-cell>
          <table:table-cell table:number-columns-repeated="2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5.4366" calcext:value-type="float">
            <text:p>15.4366</text:p>
          </table:table-cell>
          <table:table-cell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5.3972" calcext:value-type="float">
            <text:p>15.3972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15.349" calcext:value-type="float">
            <text:p>15.349</text:p>
          </table:table-cell>
          <table:table-cell table:number-columns-repeated="2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15.2994" calcext:value-type="float">
            <text:p>15.2994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5.2564" calcext:value-type="float">
            <text:p>15.2564</text:p>
          </table:table-cell>
          <table:table-cell table:number-columns-repeated="2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15.2263" calcext:value-type="float">
            <text:p>15.2263</text:p>
          </table:table-cell>
          <table:table-cell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15.2048" calcext:value-type="float">
            <text:p>15.2048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5.1823" calcext:value-type="float">
            <text:p>15.1823</text:p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15.1587" calcext:value-type="float">
            <text:p>15.1587</text:p>
          </table:table-cell>
          <table:table-cell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5.1438" calcext:value-type="float">
            <text:p>15.1438</text:p>
          </table:table-cell>
          <table:table-cell table:number-columns-repeated="2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15.14" calcext:value-type="float">
            <text:p>15.14</text:p>
          </table:table-cell>
          <table:table-cell table:number-columns-repeated="2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15.1745" calcext:value-type="float">
            <text:p>15.1745</text:p>
          </table:table-cell>
          <table:table-cell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15.2173" calcext:value-type="float">
            <text:p>15.2173</text:p>
          </table:table-cell>
          <table:table-cell table:number-columns-repeated="2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15.2576" calcext:value-type="float">
            <text:p>15.2576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.2576" calcext:value-type="float">
            <text:p>15.2576</text:p>
          </table:table-cell>
          <table:table-cell table:number-columns-repeated="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15.2652" calcext:value-type="float">
            <text:p>15.2652</text:p>
          </table:table-cell>
          <table:table-cell table:number-columns-repeated="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5.3299" calcext:value-type="float">
            <text:p>15.3299</text:p>
          </table:table-cell>
          <table:table-cell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15.3913" calcext:value-type="float">
            <text:p>15.3913</text:p>
          </table:table-cell>
          <table:table-cell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15.4814" calcext:value-type="float">
            <text:p>15.4814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5.5983" calcext:value-type="float">
            <text:p>15.5983</text:p>
          </table:table-cell>
          <table:table-cell table:number-columns-repeated="2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15.6712" calcext:value-type="float">
            <text:p>15.6712</text:p>
          </table:table-cell>
          <table:table-cell table:number-columns-repeated="2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15.7032" calcext:value-type="float">
            <text:p>15.7032</text:p>
          </table:table-cell>
          <table:table-cell table:number-columns-repeated="2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15.6778" calcext:value-type="float">
            <text:p>15.6778</text:p>
          </table:table-cell>
          <table:table-cell table:number-columns-repeated="2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15.579" calcext:value-type="float">
            <text:p>15.579</text:p>
          </table:table-cell>
          <table:table-cell table:number-columns-repeated="2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5.4946" calcext:value-type="float">
            <text:p>15.4946</text:p>
          </table:table-cell>
          <table:table-cell table:number-columns-repeated="2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15.4208" calcext:value-type="float">
            <text:p>15.4208</text:p>
          </table:table-cell>
          <table:table-cell table:number-columns-repeated="2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15.3386" calcext:value-type="float">
            <text:p>15.3386</text:p>
          </table:table-cell>
          <table:table-cell table:number-columns-repeated="2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15.3025" calcext:value-type="float">
            <text:p>15.3025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15.2772" calcext:value-type="float">
            <text:p>15.2772</text:p>
          </table:table-cell>
          <table:table-cell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5.2552" calcext:value-type="float">
            <text:p>15.2552</text:p>
          </table:table-cell>
          <table:table-cell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15.2768" calcext:value-type="float">
            <text:p>15.2768</text:p>
          </table:table-cell>
          <table:table-cell table:number-columns-repeated="2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15.329" calcext:value-type="float">
            <text:p>15.329</text:p>
          </table:table-cell>
          <table:table-cell table:number-columns-repeated="2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15.3619" calcext:value-type="float">
            <text:p>15.3619</text:p>
          </table:table-cell>
          <table:table-cell table:number-columns-repeated="2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15.3323" calcext:value-type="float">
            <text:p>15.3323</text:p>
          </table:table-cell>
          <table:table-cell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5.2753" calcext:value-type="float">
            <text:p>15.2753</text:p>
          </table:table-cell>
          <table:table-cell table:number-columns-repeated="2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15.2267" calcext:value-type="float">
            <text:p>15.2267</text:p>
          </table:table-cell>
          <table:table-cell table:number-columns-repeated="2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15.1869" calcext:value-type="float">
            <text:p>15.1869</text:p>
          </table:table-cell>
          <table:table-cell table:number-columns-repeated="2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15.1454" calcext:value-type="float">
            <text:p>15.1454</text:p>
          </table:table-cell>
          <table:table-cell table:number-columns-repeated="2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15.1326" calcext:value-type="float">
            <text:p>15.1326</text:p>
          </table:table-cell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5.1751" calcext:value-type="float">
            <text:p>15.1751</text:p>
          </table:table-cell>
          <table:table-cell table:number-columns-repeated="2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5.2541" calcext:value-type="float">
            <text:p>15.2541</text:p>
          </table:table-cell>
          <table:table-cell table:number-columns-repeated="2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15.3354" calcext:value-type="float">
            <text:p>15.3354</text:p>
          </table:table-cell>
          <table:table-cell table:number-columns-repeated="2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15.3698" calcext:value-type="float">
            <text:p>15.3698</text:p>
          </table:table-cell>
          <table:table-cell table:number-columns-repeated="2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15.3708" calcext:value-type="float">
            <text:p>15.3708</text:p>
          </table:table-cell>
          <table:table-cell table:number-columns-repeated="2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5.3668" calcext:value-type="float">
            <text:p>15.3668</text:p>
          </table:table-cell>
          <table:table-cell table:number-columns-repeated="2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15.3614" calcext:value-type="float">
            <text:p>15.3614</text:p>
          </table:table-cell>
          <table:table-cell table:number-columns-repeated="2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15.3461" calcext:value-type="float">
            <text:p>15.3461</text:p>
          </table:table-cell>
          <table:table-cell table:number-columns-repeated="2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15.324" calcext:value-type="float">
            <text:p>15.324</text:p>
          </table:table-cell>
          <table:table-cell table:number-columns-repeated="2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15.3351" calcext:value-type="float">
            <text:p>15.3351</text:p>
          </table:table-cell>
          <table:table-cell table:number-columns-repeated="2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5.3409" calcext:value-type="float">
            <text:p>15.3409</text:p>
          </table:table-cell>
          <table:table-cell table:number-columns-repeated="2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15.3726" calcext:value-type="float">
            <text:p>15.3726</text:p>
          </table:table-cell>
          <table:table-cell table:number-columns-repeated="2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5.4022" calcext:value-type="float">
            <text:p>15.4022</text:p>
          </table:table-cell>
          <table:table-cell table:number-columns-repeated="2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15.4228" calcext:value-type="float">
            <text:p>15.4228</text:p>
          </table:table-cell>
          <table:table-cell table:number-columns-repeated="2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5.4057" calcext:value-type="float">
            <text:p>15.4057</text:p>
          </table:table-cell>
          <table:table-cell table:number-columns-repeated="2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5.3523" calcext:value-type="float">
            <text:p>15.3523</text:p>
          </table:table-cell>
          <table:table-cell table:number-columns-repeated="2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15.2805" calcext:value-type="float">
            <text:p>15.2805</text:p>
          </table:table-cell>
          <table:table-cell table:number-columns-repeated="2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5.2415" calcext:value-type="float">
            <text:p>15.2415</text:p>
          </table:table-cell>
          <table:table-cell table:number-columns-repeated="2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15.2384" calcext:value-type="float">
            <text:p>15.2384</text:p>
          </table:table-cell>
          <table:table-cell table:number-columns-repeated="2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15.2477" calcext:value-type="float">
            <text:p>15.2477</text:p>
          </table:table-cell>
          <table:table-cell table:number-columns-repeated="2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5.2476" calcext:value-type="float">
            <text:p>15.2476</text:p>
          </table:table-cell>
          <table:table-cell table:number-columns-repeated="2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15.2386" calcext:value-type="float">
            <text:p>15.2386</text:p>
          </table:table-cell>
          <table:table-cell table:number-columns-repeated="2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15.2335" calcext:value-type="float">
            <text:p>15.2335</text:p>
          </table:table-cell>
          <table:table-cell table:number-columns-repeated="2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15.2402" calcext:value-type="float">
            <text:p>15.2402</text:p>
          </table:table-cell>
          <table:table-cell table:number-columns-repeated="2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15.225" calcext:value-type="float">
            <text:p>15.225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5.2272" calcext:value-type="float">
            <text:p>15.2272</text:p>
          </table:table-cell>
          <table:table-cell table:number-columns-repeated="2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15.2634" calcext:value-type="float">
            <text:p>15.2634</text:p>
          </table:table-cell>
          <table:table-cell table:number-columns-repeated="2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15.3161" calcext:value-type="float">
            <text:p>15.3161</text:p>
          </table:table-cell>
          <table:table-cell table:number-columns-repeated="2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5.3518" calcext:value-type="float">
            <text:p>15.3518</text:p>
          </table:table-cell>
          <table:table-cell table:number-columns-repeated="2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15.3928" calcext:value-type="float">
            <text:p>15.3928</text:p>
          </table:table-cell>
          <table:table-cell table:number-columns-repeated="2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5.4421" calcext:value-type="float">
            <text:p>15.4421</text:p>
          </table:table-cell>
          <table:table-cell table:number-columns-repeated="2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15.4502" calcext:value-type="float">
            <text:p>15.4502</text:p>
          </table:table-cell>
          <table:table-cell table:number-columns-repeated="2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15.4359" calcext:value-type="float">
            <text:p>15.4359</text:p>
          </table:table-cell>
          <table:table-cell table:number-columns-repeated="2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15.4034" calcext:value-type="float">
            <text:p>15.4034</text:p>
          </table:table-cell>
          <table:table-cell table:number-columns-repeated="2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5.325" calcext:value-type="float">
            <text:p>15.325</text:p>
          </table:table-cell>
          <table:table-cell table:number-columns-repeated="2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5.2372" calcext:value-type="float">
            <text:p>15.2372</text:p>
          </table:table-cell>
          <table:table-cell table:number-columns-repeated="2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15.1605" calcext:value-type="float">
            <text:p>15.1605</text:p>
          </table:table-cell>
          <table:table-cell table:number-columns-repeated="2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15.0979" calcext:value-type="float">
            <text:p>15.0979</text:p>
          </table:table-cell>
          <table:table-cell table:number-columns-repeated="2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15.0588" calcext:value-type="float">
            <text:p>15.0588</text:p>
          </table:table-cell>
          <table:table-cell table:number-columns-repeated="2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5.0426" calcext:value-type="float">
            <text:p>15.0426</text:p>
          </table:table-cell>
          <table:table-cell table:number-columns-repeated="2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5.0694" calcext:value-type="float">
            <text:p>15.0694</text:p>
          </table:table-cell>
          <table:table-cell table:number-columns-repeated="2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15.1372" calcext:value-type="float">
            <text:p>15.1372</text:p>
          </table:table-cell>
          <table:table-cell table:number-columns-repeated="2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15.1592" calcext:value-type="float">
            <text:p>15.1592</text:p>
          </table:table-cell>
          <table:table-cell table:number-columns-repeated="2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15.1146" calcext:value-type="float">
            <text:p>15.1146</text:p>
          </table:table-cell>
          <table:table-cell table:number-columns-repeated="2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15.0826" calcext:value-type="float">
            <text:p>15.0826</text:p>
          </table:table-cell>
          <table:table-cell table:number-columns-repeated="2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5.0693" calcext:value-type="float">
            <text:p>15.0693</text:p>
          </table:table-cell>
          <table:table-cell table:number-columns-repeated="2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15.0799" calcext:value-type="float">
            <text:p>15.0799</text:p>
          </table:table-cell>
          <table:table-cell table:number-columns-repeated="2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15.1311" calcext:value-type="float">
            <text:p>15.1311</text:p>
          </table:table-cell>
          <table:table-cell table:number-columns-repeated="2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15.1638" calcext:value-type="float">
            <text:p>15.1638</text:p>
          </table:table-cell>
          <table:table-cell table:number-columns-repeated="2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15.1678" calcext:value-type="float">
            <text:p>15.1678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.1579" calcext:value-type="float">
            <text:p>15.1579</text:p>
          </table:table-cell>
          <table:table-cell table:number-columns-repeated="2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15.1347" calcext:value-type="float">
            <text:p>15.1347</text:p>
          </table:table-cell>
          <table:table-cell table:number-columns-repeated="2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15.1079" calcext:value-type="float">
            <text:p>15.1079</text:p>
          </table:table-cell>
          <table:table-cell table:number-columns-repeated="2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15.1279" calcext:value-type="float">
            <text:p>15.1279</text:p>
          </table:table-cell>
          <table:table-cell table:number-columns-repeated="2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15.1832" calcext:value-type="float">
            <text:p>15.1832</text:p>
          </table:table-cell>
          <table:table-cell table:number-columns-repeated="2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5.2304" calcext:value-type="float">
            <text:p>15.2304</text:p>
          </table:table-cell>
          <table:table-cell table:number-columns-repeated="2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15.2934" calcext:value-type="float">
            <text:p>15.2934</text:p>
          </table:table-cell>
          <table:table-cell table:number-columns-repeated="2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15.3419" calcext:value-type="float">
            <text:p>15.3419</text:p>
          </table:table-cell>
          <table:table-cell table:number-columns-repeated="2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15.3574" calcext:value-type="float">
            <text:p>15.3574</text:p>
          </table:table-cell>
          <table:table-cell table:number-columns-repeated="2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15.3649" calcext:value-type="float">
            <text:p>15.3649</text:p>
          </table:table-cell>
          <table:table-cell table:number-columns-repeated="2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5.3595" calcext:value-type="float">
            <text:p>15.3595</text:p>
          </table:table-cell>
          <table:table-cell table:number-columns-repeated="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15.3548" calcext:value-type="float">
            <text:p>15.3548</text:p>
          </table:table-cell>
          <table:table-cell table:number-columns-repeated="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15.3449" calcext:value-type="float">
            <text:p>15.3449</text:p>
          </table:table-cell>
          <table:table-cell table:number-columns-repeated="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15.3592" calcext:value-type="float">
            <text:p>15.3592</text:p>
          </table:table-cell>
          <table:table-cell table:number-columns-repeated="2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15.3559" calcext:value-type="float">
            <text:p>15.3559</text:p>
          </table:table-cell>
          <table:table-cell table:number-columns-repeated="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5.2854" calcext:value-type="float">
            <text:p>15.2854</text:p>
          </table:table-cell>
          <table:table-cell table:number-columns-repeated="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15.2019" calcext:value-type="float">
            <text:p>15.2019</text:p>
          </table:table-cell>
          <table:table-cell table:number-columns-repeated="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5.1428" calcext:value-type="float">
            <text:p>15.1428</text:p>
          </table:table-cell>
          <table:table-cell table:number-columns-repeated="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15.1103" calcext:value-type="float">
            <text:p>15.1103</text:p>
          </table:table-cell>
          <table:table-cell table:number-columns-repeated="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15.0908" calcext:value-type="float">
            <text:p>15.0908</text:p>
          </table:table-cell>
          <table:table-cell table:number-columns-repeated="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5.0779" calcext:value-type="float">
            <text:p>15.0779</text:p>
          </table:table-cell>
          <table:table-cell table:number-columns-repeated="2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15.0559" calcext:value-type="float">
            <text:p>15.0559</text:p>
          </table:table-cell>
          <table:table-cell table:number-columns-repeated="2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15.022" calcext:value-type="float">
            <text:p>15.022</text:p>
          </table:table-cell>
          <table:table-cell table:number-columns-repeated="2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15.0169" calcext:value-type="float">
            <text:p>15.0169</text:p>
          </table:table-cell>
          <table:table-cell table:number-columns-repeated="2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15.0619" calcext:value-type="float">
            <text:p>15.0619</text:p>
          </table:table-cell>
          <table:table-cell table:number-columns-repeated="2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5.1297" calcext:value-type="float">
            <text:p>15.1297</text:p>
          </table:table-cell>
          <table:table-cell table:number-columns-repeated="2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15.1579" calcext:value-type="float">
            <text:p>15.1579</text:p>
          </table:table-cell>
          <table:table-cell table:number-columns-repeated="2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15.1355" calcext:value-type="float">
            <text:p>15.1355</text:p>
          </table:table-cell>
          <table:table-cell table:number-columns-repeated="2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15.1339" calcext:value-type="float">
            <text:p>15.1339</text:p>
          </table:table-cell>
          <table:table-cell table:number-columns-repeated="2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15.1388" calcext:value-type="float">
            <text:p>15.1388</text:p>
          </table:table-cell>
          <table:table-cell table:number-columns-repeated="2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5.0993" calcext:value-type="float">
            <text:p>15.0993</text:p>
          </table:table-cell>
          <table:table-cell table:number-columns-repeated="2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15.0569" calcext:value-type="float">
            <text:p>15.0569</text:p>
          </table:table-cell>
          <table:table-cell table:number-columns-repeated="2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15.0336" calcext:value-type="float">
            <text:p>15.0336</text:p>
          </table:table-cell>
          <table:table-cell table:number-columns-repeated="2"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15.053" calcext:value-type="float">
            <text:p>15.053</text:p>
          </table:table-cell>
          <table:table-cell table:number-columns-repeated="2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15.1468" calcext:value-type="float">
            <text:p>15.1468</text:p>
          </table:table-cell>
          <table:table-cell table:number-columns-repeated="2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5.1715" calcext:value-type="float">
            <text:p>15.1715</text:p>
          </table:table-cell>
          <table:table-cell table:number-columns-repeated="2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15.1052" calcext:value-type="float">
            <text:p>15.1052</text:p>
          </table:table-cell>
          <table:table-cell table:number-columns-repeated="2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15.056" calcext:value-type="float">
            <text:p>15.056</text:p>
          </table:table-cell>
          <table:table-cell table:number-columns-repeated="2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15.0623" calcext:value-type="float">
            <text:p>15.0623</text:p>
          </table:table-cell>
          <table:table-cell table:number-columns-repeated="2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15.1245" calcext:value-type="float">
            <text:p>15.1245</text:p>
          </table:table-cell>
          <table:table-cell table:number-columns-repeated="2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5.2126" calcext:value-type="float">
            <text:p>15.2126</text:p>
          </table:table-cell>
          <table:table-cell table:number-columns-repeated="2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15.2734" calcext:value-type="float">
            <text:p>15.2734</text:p>
          </table:table-cell>
          <table:table-cell table:number-columns-repeated="2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15.2282" calcext:value-type="float">
            <text:p>15.2282</text:p>
          </table:table-cell>
          <table:table-cell table:number-columns-repeated="2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15.124" calcext:value-type="float">
            <text:p>15.124</text:p>
          </table:table-cell>
          <table:table-cell table:number-columns-repeated="2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15.0563" calcext:value-type="float">
            <text:p>15.0563</text:p>
          </table:table-cell>
          <table:table-cell table:number-columns-repeated="2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5.0336" calcext:value-type="float">
            <text:p>15.0336</text:p>
          </table:table-cell>
          <table:table-cell table:number-columns-repeated="2"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15.0023" calcext:value-type="float">
            <text:p>15.0023</text:p>
          </table:table-cell>
          <table:table-cell table:number-columns-repeated="2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4.9836" calcext:value-type="float">
            <text:p>14.9836</text:p>
          </table:table-cell>
          <table:table-cell table:number-columns-repeated="2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14.9666" calcext:value-type="float">
            <text:p>14.9666</text:p>
          </table:table-cell>
          <table:table-cell table:number-columns-repeated="2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14.9306" calcext:value-type="float">
            <text:p>14.9306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.8736" calcext:value-type="float">
            <text:p>14.8736</text:p>
          </table:table-cell>
          <table:table-cell table:number-columns-repeated="2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14.8518" calcext:value-type="float">
            <text:p>14.8518</text:p>
          </table:table-cell>
          <table:table-cell table:number-columns-repeated="2"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14.8982" calcext:value-type="float">
            <text:p>14.8982</text:p>
          </table:table-cell>
          <table:table-cell table:number-columns-repeated="2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15.0274" calcext:value-type="float">
            <text:p>15.0274</text:p>
          </table:table-cell>
          <table:table-cell table:number-columns-repeated="2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15.1454" calcext:value-type="float">
            <text:p>15.1454</text:p>
          </table:table-cell>
          <table:table-cell table:number-columns-repeated="2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5.2042" calcext:value-type="float">
            <text:p>15.2042</text:p>
          </table:table-cell>
          <table:table-cell table:number-columns-repeated="2"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15.2418" calcext:value-type="float">
            <text:p>15.2418</text:p>
          </table:table-cell>
          <table:table-cell table:number-columns-repeated="2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15.2587" calcext:value-type="float">
            <text:p>15.2587</text:p>
          </table:table-cell>
          <table:table-cell table:number-columns-repeated="2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15.251" calcext:value-type="float">
            <text:p>15.251</text:p>
          </table:table-cell>
          <table:table-cell table:number-columns-repeated="2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15.2488" calcext:value-type="float">
            <text:p>15.2488</text:p>
          </table:table-cell>
          <table:table-cell table:number-columns-repeated="2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5.1911" calcext:value-type="float">
            <text:p>15.1911</text:p>
          </table:table-cell>
          <table:table-cell table:number-columns-repeated="2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15.1291" calcext:value-type="float">
            <text:p>15.1291</text:p>
          </table:table-cell>
          <table:table-cell table:number-columns-repeated="2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15.0614" calcext:value-type="float">
            <text:p>15.0614</text:p>
          </table:table-cell>
          <table:table-cell table:number-columns-repeated="2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14.9902" calcext:value-type="float">
            <text:p>14.9902</text:p>
          </table:table-cell>
          <table:table-cell table:number-columns-repeated="2"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14.9375" calcext:value-type="float">
            <text:p>14.9375</text:p>
          </table:table-cell>
          <table:table-cell table:number-columns-repeated="2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4.9661" calcext:value-type="float">
            <text:p>14.9661</text:p>
          </table:table-cell>
          <table:table-cell table:number-columns-repeated="2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15.0161" calcext:value-type="float">
            <text:p>15.0161</text:p>
          </table:table-cell>
          <table:table-cell table:number-columns-repeated="2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15.036" calcext:value-type="float">
            <text:p>15.036</text:p>
          </table:table-cell>
          <table:table-cell table:number-columns-repeated="2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15.0252" calcext:value-type="float">
            <text:p>15.0252</text:p>
          </table:table-cell>
          <table:table-cell table:number-columns-repeated="2"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14.9988" calcext:value-type="float">
            <text:p>14.9988</text:p>
          </table:table-cell>
          <table:table-cell table:number-columns-repeated="2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5.007" calcext:value-type="float">
            <text:p>15.007</text:p>
          </table:table-cell>
          <table:table-cell table:number-columns-repeated="2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15.0591" calcext:value-type="float">
            <text:p>15.0591</text:p>
          </table:table-cell>
          <table:table-cell table:number-columns-repeated="2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15.1584" calcext:value-type="float">
            <text:p>15.1584</text:p>
          </table:table-cell>
          <table:table-cell table:number-columns-repeated="2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15.2465" calcext:value-type="float">
            <text:p>15.2465</text:p>
          </table:table-cell>
          <table:table-cell table:number-columns-repeated="2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15.2877" calcext:value-type="float">
            <text:p>15.2877</text:p>
          </table:table-cell>
          <table:table-cell table:number-columns-repeated="2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5.2562" calcext:value-type="float">
            <text:p>15.2562</text:p>
          </table:table-cell>
          <table:table-cell table:number-columns-repeated="2"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15.1645" calcext:value-type="float">
            <text:p>15.1645</text:p>
          </table:table-cell>
          <table:table-cell table:number-columns-repeated="2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15.1027" calcext:value-type="float">
            <text:p>15.1027</text:p>
          </table:table-cell>
          <table:table-cell table:number-columns-repeated="2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15.0837" calcext:value-type="float">
            <text:p>15.0837</text:p>
          </table:table-cell>
          <table:table-cell table:number-columns-repeated="2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15.0577" calcext:value-type="float">
            <text:p>15.0577</text:p>
          </table:table-cell>
          <table:table-cell table:number-columns-repeated="2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5.0543" calcext:value-type="float">
            <text:p>15.0543</text:p>
          </table:table-cell>
          <table:table-cell table:number-columns-repeated="2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15.0712" calcext:value-type="float">
            <text:p>15.0712</text:p>
          </table:table-cell>
          <table:table-cell table:number-columns-repeated="2"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15.105" calcext:value-type="float">
            <text:p>15.105</text:p>
          </table:table-cell>
          <table:table-cell table:number-columns-repeated="2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15.1397" calcext:value-type="float">
            <text:p>15.1397</text:p>
          </table:table-cell>
          <table:table-cell table:number-columns-repeated="2"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15.1752" calcext:value-type="float">
            <text:p>15.1752</text:p>
          </table:table-cell>
          <table:table-cell table:number-columns-repeated="2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5.2252" calcext:value-type="float">
            <text:p>15.2252</text:p>
          </table:table-cell>
          <table:table-cell table:number-columns-repeated="2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15.2511" calcext:value-type="float">
            <text:p>15.2511</text:p>
          </table:table-cell>
          <table:table-cell table:number-columns-repeated="2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15.2529" calcext:value-type="float">
            <text:p>15.2529</text:p>
          </table:table-cell>
          <table:table-cell table:number-columns-repeated="2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5.2337" calcext:value-type="float">
            <text:p>15.2337</text:p>
          </table:table-cell>
          <table:table-cell table:number-columns-repeated="2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15.2423" calcext:value-type="float">
            <text:p>15.2423</text:p>
          </table:table-cell>
          <table:table-cell table:number-columns-repeated="2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5.2665" calcext:value-type="float">
            <text:p>15.2665</text:p>
          </table:table-cell>
          <table:table-cell table:number-columns-repeated="2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15.3039" calcext:value-type="float">
            <text:p>15.3039</text:p>
          </table:table-cell>
          <table:table-cell table:number-columns-repeated="2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5.3541" calcext:value-type="float">
            <text:p>15.3541</text:p>
          </table:table-cell>
          <table:table-cell table:number-columns-repeated="2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15.4169" calcext:value-type="float">
            <text:p>15.4169</text:p>
          </table:table-cell>
          <table:table-cell table:number-columns-repeated="2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15.46" calcext:value-type="float">
            <text:p>15.46</text:p>
          </table:table-cell>
          <table:table-cell table:number-columns-repeated="2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5.4215" calcext:value-type="float">
            <text:p>15.4215</text:p>
          </table:table-cell>
          <table:table-cell table:number-columns-repeated="2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15.3696" calcext:value-type="float">
            <text:p>15.3696</text:p>
          </table:table-cell>
          <table:table-cell table:number-columns-repeated="2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15.304" calcext:value-type="float">
            <text:p>15.304</text:p>
          </table:table-cell>
          <table:table-cell table:number-columns-repeated="2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15.1812" calcext:value-type="float">
            <text:p>15.1812</text:p>
          </table:table-cell>
          <table:table-cell table:number-columns-repeated="2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15.0743" calcext:value-type="float">
            <text:p>15.0743</text:p>
          </table:table-cell>
          <table:table-cell table:number-columns-repeated="2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.9923" calcext:value-type="float">
            <text:p>14.9923</text:p>
          </table:table-cell>
          <table:table-cell table:number-columns-repeated="2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14.9355" calcext:value-type="float">
            <text:p>14.9355</text:p>
          </table:table-cell>
          <table:table-cell table:number-columns-repeated="2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14.9441" calcext:value-type="float">
            <text:p>14.9441</text:p>
          </table:table-cell>
          <table:table-cell table:number-columns-repeated="2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15.0059" calcext:value-type="float">
            <text:p>15.0059</text:p>
          </table:table-cell>
          <table:table-cell table:number-columns-repeated="2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15.0566" calcext:value-type="float">
            <text:p>15.0566</text:p>
          </table:table-cell>
          <table:table-cell table:number-columns-repeated="2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5.0809" calcext:value-type="float">
            <text:p>15.0809</text:p>
          </table:table-cell>
          <table:table-cell table:number-columns-repeated="2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15.0763" calcext:value-type="float">
            <text:p>15.0763</text:p>
          </table:table-cell>
          <table:table-cell table:number-columns-repeated="2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5.0318" calcext:value-type="float">
            <text:p>15.0318</text:p>
          </table:table-cell>
          <table:table-cell table:number-columns-repeated="2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14.9917" calcext:value-type="float">
            <text:p>14.9917</text:p>
          </table:table-cell>
          <table:table-cell table:number-columns-repeated="2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14.9982" calcext:value-type="float">
            <text:p>14.9982</text:p>
          </table:table-cell>
          <table:table-cell table:number-columns-repeated="2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5.0415" calcext:value-type="float">
            <text:p>15.0415</text:p>
          </table:table-cell>
          <table:table-cell table:number-columns-repeated="2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15.1268" calcext:value-type="float">
            <text:p>15.1268</text:p>
          </table:table-cell>
          <table:table-cell table:number-columns-repeated="2"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15.2218" calcext:value-type="float">
            <text:p>15.2218</text:p>
          </table:table-cell>
          <table:table-cell table:number-columns-repeated="2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15.3105" calcext:value-type="float">
            <text:p>15.3105</text:p>
          </table:table-cell>
          <table:table-cell table:number-columns-repeated="2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15.3957" calcext:value-type="float">
            <text:p>15.3957</text:p>
          </table:table-cell>
          <table:table-cell table:number-columns-repeated="2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5.4459" calcext:value-type="float">
            <text:p>15.4459</text:p>
          </table:table-cell>
          <table:table-cell table:number-columns-repeated="2"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15.4352" calcext:value-type="float">
            <text:p>15.4352</text:p>
          </table:table-cell>
          <table:table-cell table:number-columns-repeated="2"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15.3835" calcext:value-type="float">
            <text:p>15.3835</text:p>
          </table:table-cell>
          <table:table-cell table:number-columns-repeated="2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15.3296" calcext:value-type="float">
            <text:p>15.3296</text:p>
          </table:table-cell>
          <table:table-cell table:number-columns-repeated="2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15.3315" calcext:value-type="float">
            <text:p>15.3315</text:p>
          </table:table-cell>
          <table:table-cell table:number-columns-repeated="2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5.3223" calcext:value-type="float">
            <text:p>15.3223</text:p>
          </table:table-cell>
          <table:table-cell table:number-columns-repeated="2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15.2818" calcext:value-type="float">
            <text:p>15.2818</text:p>
          </table:table-cell>
          <table:table-cell table:number-columns-repeated="2"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15.2456" calcext:value-type="float">
            <text:p>15.2456</text:p>
          </table:table-cell>
          <table:table-cell table:number-columns-repeated="2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15.2176" calcext:value-type="float">
            <text:p>15.2176</text:p>
          </table:table-cell>
          <table:table-cell table:number-columns-repeated="2"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15.1746" calcext:value-type="float">
            <text:p>15.1746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.1276" calcext:value-type="float">
            <text:p>15.1276</text:p>
          </table:table-cell>
          <table:table-cell table:number-columns-repeated="2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15.1085" calcext:value-type="float">
            <text:p>15.1085</text:p>
          </table:table-cell>
          <table:table-cell table:number-columns-repeated="2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15.1279" calcext:value-type="float">
            <text:p>15.1279</text:p>
          </table:table-cell>
          <table:table-cell table:number-columns-repeated="2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15.183" calcext:value-type="float">
            <text:p>15.183</text:p>
          </table:table-cell>
          <table:table-cell table:number-columns-repeated="2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15.2638" calcext:value-type="float">
            <text:p>15.2638</text:p>
          </table:table-cell>
          <table:table-cell table:number-columns-repeated="2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5.3312" calcext:value-type="float">
            <text:p>15.3312</text:p>
          </table:table-cell>
          <table:table-cell table:number-columns-repeated="2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15.385" calcext:value-type="float">
            <text:p>15.385</text:p>
          </table:table-cell>
          <table:table-cell table:number-columns-repeated="2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15.3951" calcext:value-type="float">
            <text:p>15.3951</text:p>
          </table:table-cell>
          <table:table-cell table:number-columns-repeated="2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15.3839" calcext:value-type="float">
            <text:p>15.3839</text:p>
          </table:table-cell>
          <table:table-cell table:number-columns-repeated="2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15.3946" calcext:value-type="float">
            <text:p>15.3946</text:p>
          </table:table-cell>
          <table:table-cell table:number-columns-repeated="2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5.4221" calcext:value-type="float">
            <text:p>15.4221</text:p>
          </table:table-cell>
          <table:table-cell table:number-columns-repeated="2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15.447" calcext:value-type="float">
            <text:p>15.447</text:p>
          </table:table-cell>
          <table:table-cell table:number-columns-repeated="2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15.4213" calcext:value-type="float">
            <text:p>15.4213</text:p>
          </table:table-cell>
          <table:table-cell table:number-columns-repeated="2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15.3598" calcext:value-type="float">
            <text:p>15.3598</text:p>
          </table:table-cell>
          <table:table-cell table:number-columns-repeated="2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15.311" calcext:value-type="float">
            <text:p>15.311</text:p>
          </table:table-cell>
          <table:table-cell table:number-columns-repeated="2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5.2864" calcext:value-type="float">
            <text:p>15.2864</text:p>
          </table:table-cell>
          <table:table-cell table:number-columns-repeated="2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15.2707" calcext:value-type="float">
            <text:p>15.2707</text:p>
          </table:table-cell>
          <table:table-cell table:number-columns-repeated="2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15.2543" calcext:value-type="float">
            <text:p>15.2543</text:p>
          </table:table-cell>
          <table:table-cell table:number-columns-repeated="2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5.2598" calcext:value-type="float">
            <text:p>15.2598</text:p>
          </table:table-cell>
          <table:table-cell table:number-columns-repeated="2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15.2978" calcext:value-type="float">
            <text:p>15.2978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5.3293" calcext:value-type="float">
            <text:p>15.3293</text:p>
          </table:table-cell>
          <table:table-cell table:number-columns-repeated="2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15.3321" calcext:value-type="float">
            <text:p>15.3321</text:p>
          </table:table-cell>
          <table:table-cell table:number-columns-repeated="2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15.354" calcext:value-type="float">
            <text:p>15.354</text:p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15.3851" calcext:value-type="float">
            <text:p>15.3851</text:p>
          </table:table-cell>
          <table:table-cell table:number-columns-repeated="2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15.4359" calcext:value-type="float">
            <text:p>15.4359</text:p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.4764" calcext:value-type="float">
            <text:p>15.4764</text:p>
          </table:table-cell>
          <table:table-cell table:number-columns-repeated="2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15.4687" calcext:value-type="float">
            <text:p>15.4687</text:p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15.4696" calcext:value-type="float">
            <text:p>15.4696</text:p>
          </table:table-cell>
          <table:table-cell table:number-columns-repeated="2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15.4656" calcext:value-type="float">
            <text:p>15.4656</text:p>
          </table:table-cell>
          <table:table-cell table:number-columns-repeated="2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15.444" calcext:value-type="float">
            <text:p>15.444</text:p>
          </table:table-cell>
          <table:table-cell table:number-columns-repeated="2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.4474" calcext:value-type="float">
            <text:p>15.4474</text:p>
          </table:table-cell>
          <table:table-cell table:number-columns-repeated="2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15.4633" calcext:value-type="float">
            <text:p>15.4633</text:p>
          </table:table-cell>
          <table:table-cell table:number-columns-repeated="2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15.4781" calcext:value-type="float">
            <text:p>15.4781</text:p>
          </table:table-cell>
          <table:table-cell table:number-columns-repeated="2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15.5118" calcext:value-type="float">
            <text:p>15.5118</text:p>
          </table:table-cell>
          <table:table-cell table:number-columns-repeated="2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15.5266" calcext:value-type="float">
            <text:p>15.5266</text:p>
          </table:table-cell>
          <table:table-cell table:number-columns-repeated="2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5.5375" calcext:value-type="float">
            <text:p>15.5375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15.5287" calcext:value-type="float">
            <text:p>15.5287</text:p>
          </table:table-cell>
          <table:table-cell table:number-columns-repeated="2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15.4805" calcext:value-type="float">
            <text:p>15.4805</text:p>
          </table:table-cell>
          <table:table-cell table:number-columns-repeated="2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15.4118" calcext:value-type="float">
            <text:p>15.4118</text:p>
          </table:table-cell>
          <table:table-cell table:number-columns-repeated="2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15.3633" calcext:value-type="float">
            <text:p>15.3633</text:p>
          </table:table-cell>
          <table:table-cell table:number-columns-repeated="2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5.3355" calcext:value-type="float">
            <text:p>15.3355</text:p>
          </table:table-cell>
          <table:table-cell table:number-columns-repeated="2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15.3041" calcext:value-type="float">
            <text:p>15.3041</text:p>
          </table:table-cell>
          <table:table-cell table:number-columns-repeated="2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15.251" calcext:value-type="float">
            <text:p>15.251</text:p>
          </table:table-cell>
          <table:table-cell table:number-columns-repeated="2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15.1592" calcext:value-type="float">
            <text:p>15.1592</text:p>
          </table:table-cell>
          <table:table-cell table:number-columns-repeated="2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5.1036" calcext:value-type="float">
            <text:p>15.1036</text:p>
          </table:table-cell>
          <table:table-cell table:number-columns-repeated="2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15.1561" calcext:value-type="float">
            <text:p>15.1561</text:p>
          </table:table-cell>
          <table:table-cell table:number-columns-repeated="2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15.2767" calcext:value-type="float">
            <text:p>15.2767</text:p>
          </table:table-cell>
          <table:table-cell table:number-columns-repeated="2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15.4235" calcext:value-type="float">
            <text:p>15.4235</text:p>
          </table:table-cell>
          <table:table-cell table:number-columns-repeated="2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15.511" calcext:value-type="float">
            <text:p>15.511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5.5297" calcext:value-type="float">
            <text:p>15.5297</text:p>
          </table:table-cell>
          <table:table-cell table:number-columns-repeated="2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15.5016" calcext:value-type="float">
            <text:p>15.5016</text:p>
          </table:table-cell>
          <table:table-cell table:number-columns-repeated="2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15.4667" calcext:value-type="float">
            <text:p>15.4667</text:p>
          </table:table-cell>
          <table:table-cell table:number-columns-repeated="2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15.4082" calcext:value-type="float">
            <text:p>15.4082</text:p>
          </table:table-cell>
          <table:table-cell table:number-columns-repeated="2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15.3534" calcext:value-type="float">
            <text:p>15.3534</text:p>
          </table:table-cell>
          <table:table-cell table:number-columns-repeated="2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5.3439" calcext:value-type="float">
            <text:p>15.3439</text:p>
          </table:table-cell>
          <table:table-cell table:number-columns-repeated="2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15.3658" calcext:value-type="float">
            <text:p>15.3658</text:p>
          </table:table-cell>
          <table:table-cell table:number-columns-repeated="2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15.3698" calcext:value-type="float">
            <text:p>15.3698</text:p>
          </table:table-cell>
          <table:table-cell table:number-columns-repeated="2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15.3086" calcext:value-type="float">
            <text:p>15.3086</text:p>
          </table:table-cell>
          <table:table-cell table:number-columns-repeated="2"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15.244" calcext:value-type="float">
            <text:p>15.244</text:p>
          </table:table-cell>
          <table:table-cell table:number-columns-repeated="2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5.2293" calcext:value-type="float">
            <text:p>15.2293</text:p>
          </table:table-cell>
          <table:table-cell table:number-columns-repeated="2"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15.2079" calcext:value-type="float">
            <text:p>15.2079</text:p>
          </table:table-cell>
          <table:table-cell table:number-columns-repeated="2"/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15.2405" calcext:value-type="float">
            <text:p>15.2405</text:p>
          </table:table-cell>
          <table:table-cell table:number-columns-repeated="2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15.3169" calcext:value-type="float">
            <text:p>15.3169</text:p>
          </table:table-cell>
          <table:table-cell table:number-columns-repeated="2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15.3938" calcext:value-type="float">
            <text:p>15.3938</text:p>
          </table:table-cell>
          <table:table-cell table:number-columns-repeated="2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5.4328" calcext:value-type="float">
            <text:p>15.4328</text:p>
          </table:table-cell>
          <table:table-cell table:number-columns-repeated="2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15.4244" calcext:value-type="float">
            <text:p>15.4244</text:p>
          </table:table-cell>
          <table:table-cell table:number-columns-repeated="2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15.4226" calcext:value-type="float">
            <text:p>15.4226</text:p>
          </table:table-cell>
          <table:table-cell table:number-columns-repeated="2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15.4044" calcext:value-type="float">
            <text:p>15.4044</text:p>
          </table:table-cell>
          <table:table-cell table:number-columns-repeated="2"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15.398" calcext:value-type="float">
            <text:p>15.398</text:p>
          </table:table-cell>
          <table:table-cell table:number-columns-repeated="2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5.41" calcext:value-type="float">
            <text:p>15.41</text:p>
          </table:table-cell>
          <table:table-cell table:number-columns-repeated="2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15.4267" calcext:value-type="float">
            <text:p>15.4267</text:p>
          </table:table-cell>
          <table:table-cell table:number-columns-repeated="2"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15.461" calcext:value-type="float">
            <text:p>15.461</text:p>
          </table:table-cell>
          <table:table-cell table:number-columns-repeated="2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15.477" calcext:value-type="float">
            <text:p>15.477</text:p>
          </table:table-cell>
          <table:table-cell table:number-columns-repeated="2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15.4562" calcext:value-type="float">
            <text:p>15.4562</text:p>
          </table:table-cell>
          <table:table-cell table:number-columns-repeated="2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5.4418" calcext:value-type="float">
            <text:p>15.4418</text:p>
          </table:table-cell>
          <table:table-cell table:number-columns-repeated="2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15.4194" calcext:value-type="float">
            <text:p>15.4194</text:p>
          </table:table-cell>
          <table:table-cell table:number-columns-repeated="2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15.406" calcext:value-type="float">
            <text:p>15.406</text:p>
          </table:table-cell>
          <table:table-cell table:number-columns-repeated="2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15.3897" calcext:value-type="float">
            <text:p>15.3897</text:p>
          </table:table-cell>
          <table:table-cell table:number-columns-repeated="2"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15.4209" calcext:value-type="float">
            <text:p>15.4209</text:p>
          </table:table-cell>
          <table:table-cell table:number-columns-repeated="2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5.4485" calcext:value-type="float">
            <text:p>15.4485</text:p>
          </table:table-cell>
          <table:table-cell table:number-columns-repeated="2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15.4838" calcext:value-type="float">
            <text:p>15.4838</text:p>
          </table:table-cell>
          <table:table-cell table:number-columns-repeated="2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15.5192" calcext:value-type="float">
            <text:p>15.5192</text:p>
          </table:table-cell>
          <table:table-cell table:number-columns-repeated="2"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15.5484" calcext:value-type="float">
            <text:p>15.5484</text:p>
          </table:table-cell>
          <table:table-cell table:number-columns-repeated="2"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15.5635" calcext:value-type="float">
            <text:p>15.5635</text:p>
          </table:table-cell>
          <table:table-cell table:number-columns-repeated="2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5.5281" calcext:value-type="float">
            <text:p>15.5281</text:p>
          </table:table-cell>
          <table:table-cell table:number-columns-repeated="2"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15.5102" calcext:value-type="float">
            <text:p>15.5102</text:p>
          </table:table-cell>
          <table:table-cell table:number-columns-repeated="2"/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15.4776" calcext:value-type="float">
            <text:p>15.4776</text:p>
          </table:table-cell>
          <table:table-cell table:number-columns-repeated="2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15.4019" calcext:value-type="float">
            <text:p>15.4019</text:p>
          </table:table-cell>
          <table:table-cell table:number-columns-repeated="2"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15.3658" calcext:value-type="float">
            <text:p>15.3658</text:p>
          </table:table-cell>
          <table:table-cell table:number-columns-repeated="2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5.3559" calcext:value-type="float">
            <text:p>15.3559</text:p>
          </table:table-cell>
          <table:table-cell table:number-columns-repeated="2"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15.3285" calcext:value-type="float">
            <text:p>15.3285</text:p>
          </table:table-cell>
          <table:table-cell table:number-columns-repeated="2"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15.2974" calcext:value-type="float">
            <text:p>15.2974</text:p>
          </table:table-cell>
          <table:table-cell table:number-columns-repeated="2"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15.2354" calcext:value-type="float">
            <text:p>15.2354</text:p>
          </table:table-cell>
          <table:table-cell table:number-columns-repeated="2"/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15.1836" calcext:value-type="float">
            <text:p>15.1836</text:p>
          </table:table-cell>
          <table:table-cell table:number-columns-repeated="2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5.1248" calcext:value-type="float">
            <text:p>15.1248</text:p>
          </table:table-cell>
          <table:table-cell table:number-columns-repeated="2"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15.1432" calcext:value-type="float">
            <text:p>15.1432</text:p>
          </table:table-cell>
          <table:table-cell table:number-columns-repeated="2"/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15.2402" calcext:value-type="float">
            <text:p>15.2402</text:p>
          </table:table-cell>
          <table:table-cell table:number-columns-repeated="2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15.3047" calcext:value-type="float">
            <text:p>15.3047</text:p>
          </table:table-cell>
          <table:table-cell table:number-columns-repeated="2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15.367" calcext:value-type="float">
            <text:p>15.367</text:p>
          </table:table-cell>
          <table:table-cell table:number-columns-repeated="2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5.4026" calcext:value-type="float">
            <text:p>15.4026</text:p>
          </table:table-cell>
          <table:table-cell table:number-columns-repeated="2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15.3879" calcext:value-type="float">
            <text:p>15.3879</text:p>
          </table:table-cell>
          <table:table-cell table:number-columns-repeated="2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15.3486" calcext:value-type="float">
            <text:p>15.3486</text:p>
          </table:table-cell>
          <table:table-cell table:number-columns-repeated="2"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15.316" calcext:value-type="float">
            <text:p>15.316</text:p>
          </table:table-cell>
          <table:table-cell table:number-columns-repeated="2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15.311" calcext:value-type="float">
            <text:p>15.311</text:p>
          </table:table-cell>
          <table:table-cell table:number-columns-repeated="2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5.3154" calcext:value-type="float">
            <text:p>15.3154</text:p>
          </table:table-cell>
          <table:table-cell table:number-columns-repeated="2"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15.3755" calcext:value-type="float">
            <text:p>15.3755</text:p>
          </table:table-cell>
          <table:table-cell table:number-columns-repeated="2"/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15.3898" calcext:value-type="float">
            <text:p>15.3898</text:p>
          </table:table-cell>
          <table:table-cell table:number-columns-repeated="2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15.3632" calcext:value-type="float">
            <text:p>15.3632</text:p>
          </table:table-cell>
          <table:table-cell table:number-columns-repeated="2"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15.325" calcext:value-type="float">
            <text:p>15.325</text:p>
          </table:table-cell>
          <table:table-cell table:number-columns-repeated="2"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5.2772" calcext:value-type="float">
            <text:p>15.2772</text:p>
          </table:table-cell>
          <table:table-cell table:number-columns-repeated="2"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15.2574" calcext:value-type="float">
            <text:p>15.2574</text:p>
          </table:table-cell>
          <table:table-cell table:number-columns-repeated="2"/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15.2554" calcext:value-type="float">
            <text:p>15.2554</text:p>
          </table:table-cell>
          <table:table-cell table:number-columns-repeated="2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15.2984" calcext:value-type="float">
            <text:p>15.2984</text:p>
          </table:table-cell>
          <table:table-cell table:number-columns-repeated="2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5.3326" calcext:value-type="float">
            <text:p>15.3326</text:p>
          </table:table-cell>
          <table:table-cell table:number-columns-repeated="2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5.2774" calcext:value-type="float">
            <text:p>15.2774</text:p>
          </table:table-cell>
          <table:table-cell table:number-columns-repeated="2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15.1802" calcext:value-type="float">
            <text:p>15.1802</text:p>
          </table:table-cell>
          <table:table-cell table:number-columns-repeated="2"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5.1457" calcext:value-type="float">
            <text:p>15.1457</text:p>
          </table:table-cell>
          <table:table-cell table:number-columns-repeated="2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15.1651" calcext:value-type="float">
            <text:p>15.1651</text:p>
          </table:table-cell>
          <table:table-cell table:number-columns-repeated="2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15.2261" calcext:value-type="float">
            <text:p>15.2261</text:p>
          </table:table-cell>
          <table:table-cell table:number-columns-repeated="2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5.3059" calcext:value-type="float">
            <text:p>15.3059</text:p>
          </table:table-cell>
          <table:table-cell table:number-columns-repeated="2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15.3712" calcext:value-type="float">
            <text:p>15.3712</text:p>
          </table:table-cell>
          <table:table-cell table:number-columns-repeated="2"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15.389" calcext:value-type="float">
            <text:p>15.389</text:p>
          </table:table-cell>
          <table:table-cell table:number-columns-repeated="2"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15.343" calcext:value-type="float">
            <text:p>15.343</text:p>
          </table:table-cell>
          <table:table-cell table:number-columns-repeated="2"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15.2834" calcext:value-type="float">
            <text:p>15.2834</text:p>
          </table:table-cell>
          <table:table-cell table:number-columns-repeated="2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5.2742" calcext:value-type="float">
            <text:p>15.2742</text:p>
          </table:table-cell>
          <table:table-cell table:number-columns-repeated="2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15.2905" calcext:value-type="float">
            <text:p>15.2905</text:p>
          </table:table-cell>
          <table:table-cell table:number-columns-repeated="2"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15.3316" calcext:value-type="float">
            <text:p>15.3316</text:p>
          </table:table-cell>
          <table:table-cell table:number-columns-repeated="2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15.3501" calcext:value-type="float">
            <text:p>15.3501</text:p>
          </table:table-cell>
          <table:table-cell table:number-columns-repeated="2"/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15.3588" calcext:value-type="float">
            <text:p>15.3588</text:p>
          </table:table-cell>
          <table:table-cell table:number-columns-repeated="2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5.3414" calcext:value-type="float">
            <text:p>15.3414</text:p>
          </table:table-cell>
          <table:table-cell table:number-columns-repeated="2"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15.2989" calcext:value-type="float">
            <text:p>15.2989</text:p>
          </table:table-cell>
          <table:table-cell table:number-columns-repeated="2"/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15.2475" calcext:value-type="float">
            <text:p>15.2475</text:p>
          </table:table-cell>
          <table:table-cell table:number-columns-repeated="2"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15.255" calcext:value-type="float">
            <text:p>15.255</text:p>
          </table:table-cell>
          <table:table-cell table:number-columns-repeated="2"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15.3305" calcext:value-type="float">
            <text:p>15.3305</text:p>
          </table:table-cell>
          <table:table-cell table:number-columns-repeated="2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5.3635" calcext:value-type="float">
            <text:p>15.3635</text:p>
          </table:table-cell>
          <table:table-cell table:number-columns-repeated="2"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15.3454" calcext:value-type="float">
            <text:p>15.3454</text:p>
          </table:table-cell>
          <table:table-cell table:number-columns-repeated="2"/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15.3364" calcext:value-type="float">
            <text:p>15.3364</text:p>
          </table:table-cell>
          <table:table-cell table:number-columns-repeated="2"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15.343" calcext:value-type="float">
            <text:p>15.343</text:p>
          </table:table-cell>
          <table:table-cell table:number-columns-repeated="2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15.3166" calcext:value-type="float">
            <text:p>15.3166</text:p>
          </table:table-cell>
          <table:table-cell table:number-columns-repeated="2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5.3244" calcext:value-type="float">
            <text:p>15.3244</text:p>
          </table:table-cell>
          <table:table-cell table:number-columns-repeated="2"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15.3941" calcext:value-type="float">
            <text:p>15.3941</text:p>
          </table:table-cell>
          <table:table-cell table:number-columns-repeated="2"/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15.4765" calcext:value-type="float">
            <text:p>15.4765</text:p>
          </table:table-cell>
          <table:table-cell table:number-columns-repeated="2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15.4707" calcext:value-type="float">
            <text:p>15.4707</text:p>
          </table:table-cell>
          <table:table-cell table:number-columns-repeated="2"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15.3905" calcext:value-type="float">
            <text:p>15.3905</text:p>
          </table:table-cell>
          <table:table-cell table:number-columns-repeated="2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5.287" calcext:value-type="float">
            <text:p>15.287</text:p>
          </table:table-cell>
          <table:table-cell table:number-columns-repeated="2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15.1951" calcext:value-type="float">
            <text:p>15.1951</text:p>
          </table:table-cell>
          <table:table-cell table:number-columns-repeated="2"/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15.1337" calcext:value-type="float">
            <text:p>15.1337</text:p>
          </table:table-cell>
          <table:table-cell table:number-columns-repeated="2"/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15.1406" calcext:value-type="float">
            <text:p>15.1406</text:p>
          </table:table-cell>
          <table:table-cell table:number-columns-repeated="2"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15.2071" calcext:value-type="float">
            <text:p>15.2071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5.2808" calcext:value-type="float">
            <text:p>15.2808</text:p>
          </table:table-cell>
          <table:table-cell table:number-columns-repeated="2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15.361" calcext:value-type="float">
            <text:p>15.361</text:p>
          </table:table-cell>
          <table:table-cell table:number-columns-repeated="2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15.4482" calcext:value-type="float">
            <text:p>15.4482</text:p>
          </table:table-cell>
          <table:table-cell table:number-columns-repeated="2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15.4971" calcext:value-type="float">
            <text:p>15.4971</text:p>
          </table:table-cell>
          <table:table-cell table:number-columns-repeated="2"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15.5094" calcext:value-type="float">
            <text:p>15.5094</text:p>
          </table:table-cell>
          <table:table-cell table:number-columns-repeated="2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5.5046" calcext:value-type="float">
            <text:p>15.5046</text:p>
          </table:table-cell>
          <table:table-cell table:number-columns-repeated="2"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15.5588" calcext:value-type="float">
            <text:p>15.5588</text:p>
          </table:table-cell>
          <table:table-cell table:number-columns-repeated="2"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15.6006" calcext:value-type="float">
            <text:p>15.6006</text:p>
          </table:table-cell>
          <table:table-cell table:number-columns-repeated="2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15.6054" calcext:value-type="float">
            <text:p>15.6054</text:p>
          </table:table-cell>
          <table:table-cell table:number-columns-repeated="2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15.6637" calcext:value-type="float">
            <text:p>15.6637</text:p>
          </table:table-cell>
          <table:table-cell table:number-columns-repeated="2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5.7558" calcext:value-type="float">
            <text:p>15.7558</text:p>
          </table:table-cell>
          <table:table-cell table:number-columns-repeated="2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15.7802" calcext:value-type="float">
            <text:p>15.7802</text:p>
          </table:table-cell>
          <table:table-cell table:number-columns-repeated="2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15.7423" calcext:value-type="float">
            <text:p>15.7423</text:p>
          </table:table-cell>
          <table:table-cell table:number-columns-repeated="2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15.6771" calcext:value-type="float">
            <text:p>15.6771</text:p>
          </table:table-cell>
          <table:table-cell table:number-columns-repeated="2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15.5865" calcext:value-type="float">
            <text:p>15.5865</text:p>
          </table:table-cell>
          <table:table-cell table:number-columns-repeated="2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5.4903" calcext:value-type="float">
            <text:p>15.4903</text:p>
          </table:table-cell>
          <table:table-cell table:number-columns-repeated="2"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15.4345" calcext:value-type="float">
            <text:p>15.4345</text:p>
          </table:table-cell>
          <table:table-cell table:number-columns-repeated="2"/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15.4064" calcext:value-type="float">
            <text:p>15.4064</text:p>
          </table:table-cell>
          <table:table-cell table:number-columns-repeated="2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15.3907" calcext:value-type="float">
            <text:p>15.3907</text:p>
          </table:table-cell>
          <table:table-cell table:number-columns-repeated="2"/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15.3164" calcext:value-type="float">
            <text:p>15.3164</text:p>
          </table:table-cell>
          <table:table-cell table:number-columns-repeated="2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5.2339" calcext:value-type="float">
            <text:p>15.2339</text:p>
          </table:table-cell>
          <table:table-cell table:number-columns-repeated="2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15.1916" calcext:value-type="float">
            <text:p>15.1916</text:p>
          </table:table-cell>
          <table:table-cell table:number-columns-repeated="2"/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15.1781" calcext:value-type="float">
            <text:p>15.1781</text:p>
          </table:table-cell>
          <table:table-cell table:number-columns-repeated="2"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15.2029" calcext:value-type="float">
            <text:p>15.2029</text:p>
          </table:table-cell>
          <table:table-cell table:number-columns-repeated="2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15.2683" calcext:value-type="float">
            <text:p>15.2683</text:p>
          </table:table-cell>
          <table:table-cell table:number-columns-repeated="2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5.3687" calcext:value-type="float">
            <text:p>15.3687</text:p>
          </table:table-cell>
          <table:table-cell table:number-columns-repeated="2"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15.475" calcext:value-type="float">
            <text:p>15.475</text:p>
          </table:table-cell>
          <table:table-cell table:number-columns-repeated="2"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15.531" calcext:value-type="float">
            <text:p>15.531</text:p>
          </table:table-cell>
          <table:table-cell table:number-columns-repeated="2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15.5866" calcext:value-type="float">
            <text:p>15.5866</text:p>
          </table:table-cell>
          <table:table-cell table:number-columns-repeated="2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15.6071" calcext:value-type="float">
            <text:p>15.6071</text:p>
          </table:table-cell>
          <table:table-cell table:number-columns-repeated="2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5.558" calcext:value-type="float">
            <text:p>15.558</text:p>
          </table:table-cell>
          <table:table-cell table:number-columns-repeated="2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15.523" calcext:value-type="float">
            <text:p>15.523</text:p>
          </table:table-cell>
          <table:table-cell table:number-columns-repeated="2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15.5171" calcext:value-type="float">
            <text:p>15.5171</text:p>
          </table:table-cell>
          <table:table-cell table:number-columns-repeated="2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15.5312" calcext:value-type="float">
            <text:p>15.5312</text:p>
          </table:table-cell>
          <table:table-cell table:number-columns-repeated="2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15.5077" calcext:value-type="float">
            <text:p>15.5077</text:p>
          </table:table-cell>
          <table:table-cell table:number-columns-repeated="2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5.4598" calcext:value-type="float">
            <text:p>15.4598</text:p>
          </table:table-cell>
          <table:table-cell table:number-columns-repeated="2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15.4089" calcext:value-type="float">
            <text:p>15.4089</text:p>
          </table:table-cell>
          <table:table-cell table:number-columns-repeated="2"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15.3084" calcext:value-type="float">
            <text:p>15.3084</text:p>
          </table:table-cell>
          <table:table-cell table:number-columns-repeated="2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15.2162" calcext:value-type="float">
            <text:p>15.2162</text:p>
          </table:table-cell>
          <table:table-cell table:number-columns-repeated="2"/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15.2112" calcext:value-type="float">
            <text:p>15.2112</text:p>
          </table:table-cell>
          <table:table-cell table:number-columns-repeated="2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5.2182" calcext:value-type="float">
            <text:p>15.2182</text:p>
          </table:table-cell>
          <table:table-cell table:number-columns-repeated="2"/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15.2429" calcext:value-type="float">
            <text:p>15.2429</text:p>
          </table:table-cell>
          <table:table-cell table:number-columns-repeated="2"/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15.3148" calcext:value-type="float">
            <text:p>15.3148</text:p>
          </table:table-cell>
          <table:table-cell table:number-columns-repeated="2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15.3721" calcext:value-type="float">
            <text:p>15.3721</text:p>
          </table:table-cell>
          <table:table-cell table:number-columns-repeated="2"/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15.3955" calcext:value-type="float">
            <text:p>15.3955</text:p>
          </table:table-cell>
          <table:table-cell table:number-columns-repeated="2"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5.4162" calcext:value-type="float">
            <text:p>15.4162</text:p>
          </table:table-cell>
          <table:table-cell table:number-columns-repeated="2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15.4314" calcext:value-type="float">
            <text:p>15.4314</text:p>
          </table:table-cell>
          <table:table-cell table:number-columns-repeated="2"/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15.466" calcext:value-type="float">
            <text:p>15.466</text:p>
          </table:table-cell>
          <table:table-cell table:number-columns-repeated="2"/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15.5309" calcext:value-type="float">
            <text:p>15.5309</text:p>
          </table:table-cell>
          <table:table-cell table:number-columns-repeated="2"/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15.6147" calcext:value-type="float">
            <text:p>15.6147</text:p>
          </table:table-cell>
          <table:table-cell table:number-columns-repeated="2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5.6866" calcext:value-type="float">
            <text:p>15.6866</text:p>
          </table:table-cell>
          <table:table-cell table:number-columns-repeated="2"/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15.721" calcext:value-type="float">
            <text:p>15.721</text:p>
          </table:table-cell>
          <table:table-cell table:number-columns-repeated="2"/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15.7592" calcext:value-type="float">
            <text:p>15.7592</text:p>
          </table:table-cell>
          <table:table-cell table:number-columns-repeated="2"/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15.7656" calcext:value-type="float">
            <text:p>15.7656</text:p>
          </table:table-cell>
          <table:table-cell table:number-columns-repeated="2"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15.7895" calcext:value-type="float">
            <text:p>15.7895</text:p>
          </table:table-cell>
          <table:table-cell table:number-columns-repeated="2"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5.8025" calcext:value-type="float">
            <text:p>15.8025</text:p>
          </table:table-cell>
          <table:table-cell table:number-columns-repeated="2"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15.775" calcext:value-type="float">
            <text:p>15.775</text:p>
          </table:table-cell>
          <table:table-cell table:number-columns-repeated="2"/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15.7485" calcext:value-type="float">
            <text:p>15.7485</text:p>
          </table:table-cell>
          <table:table-cell table:number-columns-repeated="2"/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15.7221" calcext:value-type="float">
            <text:p>15.7221</text:p>
          </table:table-cell>
          <table:table-cell table:number-columns-repeated="2"/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15.6934" calcext:value-type="float">
            <text:p>15.6934</text:p>
          </table:table-cell>
          <table:table-cell table:number-columns-repeated="2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5.643" calcext:value-type="float">
            <text:p>15.643</text:p>
          </table:table-cell>
          <table:table-cell table:number-columns-repeated="2"/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15.6479" calcext:value-type="float">
            <text:p>15.6479</text:p>
          </table:table-cell>
          <table:table-cell table:number-columns-repeated="2"/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15.6404" calcext:value-type="float">
            <text:p>15.6404</text:p>
          </table:table-cell>
          <table:table-cell table:number-columns-repeated="2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15.6266" calcext:value-type="float">
            <text:p>15.6266</text:p>
          </table:table-cell>
          <table:table-cell table:number-columns-repeated="2"/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15.6196" calcext:value-type="float">
            <text:p>15.6196</text:p>
          </table:table-cell>
          <table:table-cell table:number-columns-repeated="2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5.5843" calcext:value-type="float">
            <text:p>15.5843</text:p>
          </table:table-cell>
          <table:table-cell table:number-columns-repeated="2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15.5371" calcext:value-type="float">
            <text:p>15.5371</text:p>
          </table:table-cell>
          <table:table-cell table:number-columns-repeated="2"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15.4726" calcext:value-type="float">
            <text:p>15.4726</text:p>
          </table:table-cell>
          <table:table-cell table:number-columns-repeated="2"/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15.4364" calcext:value-type="float">
            <text:p>15.4364</text:p>
          </table:table-cell>
          <table:table-cell table:number-columns-repeated="2"/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15.4174" calcext:value-type="float">
            <text:p>15.4174</text:p>
          </table:table-cell>
          <table:table-cell table:number-columns-repeated="2"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5.411" calcext:value-type="float">
            <text:p>15.411</text:p>
          </table:table-cell>
          <table:table-cell table:number-columns-repeated="2"/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15.434" calcext:value-type="float">
            <text:p>15.434</text:p>
          </table:table-cell>
          <table:table-cell table:number-columns-repeated="2"/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15.5043" calcext:value-type="float">
            <text:p>15.5043</text:p>
          </table:table-cell>
          <table:table-cell table:number-columns-repeated="2"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15.5688" calcext:value-type="float">
            <text:p>15.5688</text:p>
          </table:table-cell>
          <table:table-cell table:number-columns-repeated="2"/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15.633" calcext:value-type="float">
            <text:p>15.633</text:p>
          </table:table-cell>
          <table:table-cell table:number-columns-repeated="2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5.7142" calcext:value-type="float">
            <text:p>15.7142</text:p>
          </table:table-cell>
          <table:table-cell table:number-columns-repeated="2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15.7772" calcext:value-type="float">
            <text:p>15.7772</text:p>
          </table:table-cell>
          <table:table-cell table:number-columns-repeated="2"/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15.8299" calcext:value-type="float">
            <text:p>15.8299</text:p>
          </table:table-cell>
          <table:table-cell table:number-columns-repeated="2"/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15.8764" calcext:value-type="float">
            <text:p>15.8764</text:p>
          </table:table-cell>
          <table:table-cell table:number-columns-repeated="2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15.9338" calcext:value-type="float">
            <text:p>15.9338</text:p>
          </table:table-cell>
          <table:table-cell table:number-columns-repeated="2"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5.9363" calcext:value-type="float">
            <text:p>15.9363</text:p>
          </table:table-cell>
          <table:table-cell table:number-columns-repeated="2"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15.9053" calcext:value-type="float">
            <text:p>15.9053</text:p>
          </table:table-cell>
          <table:table-cell table:number-columns-repeated="2"/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15.8919" calcext:value-type="float">
            <text:p>15.8919</text:p>
          </table:table-cell>
          <table:table-cell table:number-columns-repeated="2"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15.8715" calcext:value-type="float">
            <text:p>15.8715</text:p>
          </table:table-cell>
          <table:table-cell table:number-columns-repeated="2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15.8458" calcext:value-type="float">
            <text:p>15.8458</text:p>
          </table:table-cell>
          <table:table-cell table:number-columns-repeated="2"/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5.8612" calcext:value-type="float">
            <text:p>15.8612</text:p>
          </table:table-cell>
          <table:table-cell table:number-columns-repeated="2"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15.8788" calcext:value-type="float">
            <text:p>15.8788</text:p>
          </table:table-cell>
          <table:table-cell table:number-columns-repeated="2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15.8859" calcext:value-type="float">
            <text:p>15.8859</text:p>
          </table:table-cell>
          <table:table-cell table:number-columns-repeated="2"/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15.8968" calcext:value-type="float">
            <text:p>15.8968</text:p>
          </table:table-cell>
          <table:table-cell table:number-columns-repeated="2"/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15.8671" calcext:value-type="float">
            <text:p>15.8671</text:p>
          </table:table-cell>
          <table:table-cell table:number-columns-repeated="2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5.7807" calcext:value-type="float">
            <text:p>15.7807</text:p>
          </table:table-cell>
          <table:table-cell table:number-columns-repeated="2"/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15.6434" calcext:value-type="float">
            <text:p>15.6434</text:p>
          </table:table-cell>
          <table:table-cell table:number-columns-repeated="2"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15.4875" calcext:value-type="float">
            <text:p>15.4875</text:p>
          </table:table-cell>
          <table:table-cell table:number-columns-repeated="2"/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15.3268" calcext:value-type="float">
            <text:p>15.3268</text:p>
          </table:table-cell>
          <table:table-cell table:number-columns-repeated="2"/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15.2239" calcext:value-type="float">
            <text:p>15.2239</text:p>
          </table:table-cell>
          <table:table-cell table:number-columns-repeated="2"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5.2005" calcext:value-type="float">
            <text:p>15.2005</text:p>
          </table:table-cell>
          <table:table-cell table:number-columns-repeated="2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15.199" calcext:value-type="float">
            <text:p>15.199</text:p>
          </table:table-cell>
          <table:table-cell table:number-columns-repeated="2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15.2085" calcext:value-type="float">
            <text:p>15.2085</text:p>
          </table:table-cell>
          <table:table-cell table:number-columns-repeated="2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15.2395" calcext:value-type="float">
            <text:p>15.2395</text:p>
          </table:table-cell>
          <table:table-cell table:number-columns-repeated="2"/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15.2239" calcext:value-type="float">
            <text:p>15.2239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.2147" calcext:value-type="float">
            <text:p>15.2147</text:p>
          </table:table-cell>
          <table:table-cell table:number-columns-repeated="2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15.246" calcext:value-type="float">
            <text:p>15.246</text:p>
          </table:table-cell>
          <table:table-cell table:number-columns-repeated="2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15.3196" calcext:value-type="float">
            <text:p>15.3196</text:p>
          </table:table-cell>
          <table:table-cell table:number-columns-repeated="2"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15.3806" calcext:value-type="float">
            <text:p>15.3806</text:p>
          </table:table-cell>
          <table:table-cell table:number-columns-repeated="2"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15.4656" calcext:value-type="float">
            <text:p>15.4656</text:p>
          </table:table-cell>
          <table:table-cell table:number-columns-repeated="2"/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5.601" calcext:value-type="float">
            <text:p>15.601</text:p>
          </table:table-cell>
          <table:table-cell table:number-columns-repeated="2"/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15.7421" calcext:value-type="float">
            <text:p>15.7421</text:p>
          </table:table-cell>
          <table:table-cell table:number-columns-repeated="2"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15.8508" calcext:value-type="float">
            <text:p>15.8508</text:p>
          </table:table-cell>
          <table:table-cell table:number-columns-repeated="2"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15.9803" calcext:value-type="float">
            <text:p>15.9803</text:p>
          </table:table-cell>
          <table:table-cell table:number-columns-repeated="2"/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16.0909" calcext:value-type="float">
            <text:p>16.0909</text:p>
          </table:table-cell>
          <table:table-cell table:number-columns-repeated="2"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6.2316" calcext:value-type="float">
            <text:p>16.2316</text:p>
          </table:table-cell>
          <table:table-cell table:number-columns-repeated="2"/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16.3863" calcext:value-type="float">
            <text:p>16.3863</text:p>
          </table:table-cell>
          <table:table-cell table:number-columns-repeated="2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16.4939" calcext:value-type="float">
            <text:p>16.4939</text:p>
          </table:table-cell>
          <table:table-cell table:number-columns-repeated="2"/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16.5764" calcext:value-type="float">
            <text:p>16.5764</text:p>
          </table:table-cell>
          <table:table-cell table:number-columns-repeated="2"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16.6527" calcext:value-type="float">
            <text:p>16.6527</text:p>
          </table:table-cell>
          <table:table-cell table:number-columns-repeated="2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16.7238" calcext:value-type="float">
            <text:p>16.7238</text:p>
          </table:table-cell>
          <table:table-cell table:number-columns-repeated="2"/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16.7904" calcext:value-type="float">
            <text:p>16.7904</text:p>
          </table:table-cell>
          <table:table-cell table:number-columns-repeated="2"/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16.8386" calcext:value-type="float">
            <text:p>16.8386</text:p>
          </table:table-cell>
          <table:table-cell table:number-columns-repeated="2"/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16.9183" calcext:value-type="float">
            <text:p>16.9183</text:p>
          </table:table-cell>
          <table:table-cell table:number-columns-repeated="2"/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17.0056" calcext:value-type="float">
            <text:p>17.0056</text:p>
          </table:table-cell>
          <table:table-cell table:number-columns-repeated="2"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7.0199" calcext:value-type="float">
            <text:p>17.0199</text:p>
          </table:table-cell>
          <table:table-cell table:number-columns-repeated="2"/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float" office:value="17.0011" calcext:value-type="float">
            <text:p>17.0011</text:p>
          </table:table-cell>
          <table:table-cell table:number-columns-repeated="2"/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16.9807" calcext:value-type="float">
            <text:p>16.9807</text:p>
          </table:table-cell>
          <table:table-cell table:number-columns-repeated="2"/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16.9396" calcext:value-type="float">
            <text:p>16.9396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.9069" calcext:value-type="float">
            <text:p>16.9069</text:p>
          </table:table-cell>
          <table:table-cell table:number-columns-repeated="2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6.9123" calcext:value-type="float">
            <text:p>16.9123</text:p>
          </table:table-cell>
          <table:table-cell table:number-columns-repeated="2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16.9548" calcext:value-type="float">
            <text:p>16.9548</text:p>
          </table:table-cell>
          <table:table-cell table:number-columns-repeated="2"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16.9611" calcext:value-type="float">
            <text:p>16.9611</text:p>
          </table:table-cell>
          <table:table-cell table:number-columns-repeated="2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16.9279" calcext:value-type="float">
            <text:p>16.9279</text:p>
          </table:table-cell>
          <table:table-cell table:number-columns-repeated="2"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16.9197" calcext:value-type="float">
            <text:p>16.9197</text:p>
          </table:table-cell>
          <table:table-cell table:number-columns-repeated="2"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6.8707" calcext:value-type="float">
            <text:p>16.8707</text:p>
          </table:table-cell>
          <table:table-cell table:number-columns-repeated="2"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16.8475" calcext:value-type="float">
            <text:p>16.8475</text:p>
          </table:table-cell>
          <table:table-cell table:number-columns-repeated="2"/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16.8397" calcext:value-type="float">
            <text:p>16.8397</text:p>
          </table:table-cell>
          <table:table-cell table:number-columns-repeated="2"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16.8766" calcext:value-type="float">
            <text:p>16.8766</text:p>
          </table:table-cell>
          <table:table-cell table:number-columns-repeated="2"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16.9248" calcext:value-type="float">
            <text:p>16.9248</text:p>
          </table:table-cell>
          <table:table-cell table:number-columns-repeated="2"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6.9169" calcext:value-type="float">
            <text:p>16.9169</text:p>
          </table:table-cell>
          <table:table-cell table:number-columns-repeated="2"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16.8975" calcext:value-type="float">
            <text:p>16.8975</text:p>
          </table:table-cell>
          <table:table-cell table:number-columns-repeated="2"/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16.8881" calcext:value-type="float">
            <text:p>16.8881</text:p>
          </table:table-cell>
          <table:table-cell table:number-columns-repeated="2"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16.8821" calcext:value-type="float">
            <text:p>16.8821</text:p>
          </table:table-cell>
          <table:table-cell table:number-columns-repeated="2"/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16.8624" calcext:value-type="float">
            <text:p>16.8624</text:p>
          </table:table-cell>
          <table:table-cell table:number-columns-repeated="2"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6.8523" calcext:value-type="float">
            <text:p>16.8523</text:p>
          </table:table-cell>
          <table:table-cell table:number-columns-repeated="2"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16.906" calcext:value-type="float">
            <text:p>16.906</text:p>
          </table:table-cell>
          <table:table-cell table:number-columns-repeated="2"/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16.9889" calcext:value-type="float">
            <text:p>16.9889</text:p>
          </table:table-cell>
          <table:table-cell table:number-columns-repeated="2"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17.045" calcext:value-type="float">
            <text:p>17.045</text:p>
          </table:table-cell>
          <table:table-cell table:number-columns-repeated="2"/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17.0782" calcext:value-type="float">
            <text:p>17.0782</text:p>
          </table:table-cell>
          <table:table-cell table:number-columns-repeated="2"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7.1068" calcext:value-type="float">
            <text:p>17.1068</text:p>
          </table:table-cell>
          <table:table-cell table:number-columns-repeated="2"/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17.1094" calcext:value-type="float">
            <text:p>17.1094</text:p>
          </table:table-cell>
          <table:table-cell table:number-columns-repeated="2"/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17.027" calcext:value-type="float">
            <text:p>17.027</text:p>
          </table:table-cell>
          <table:table-cell table:number-columns-repeated="2"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float" office:value="16.9183" calcext:value-type="float">
            <text:p>16.9183</text:p>
          </table:table-cell>
          <table:table-cell table:number-columns-repeated="2"/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16.826" calcext:value-type="float">
            <text:p>16.826</text:p>
          </table:table-cell>
          <table:table-cell table:number-columns-repeated="2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6.7582" calcext:value-type="float">
            <text:p>16.7582</text:p>
          </table:table-cell>
          <table:table-cell table:number-columns-repeated="2"/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16.6984" calcext:value-type="float">
            <text:p>16.6984</text:p>
          </table:table-cell>
          <table:table-cell table:number-columns-repeated="2"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16.682" calcext:value-type="float">
            <text:p>16.682</text:p>
          </table:table-cell>
          <table:table-cell table:number-columns-repeated="2"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16.6823" calcext:value-type="float">
            <text:p>16.6823</text:p>
          </table:table-cell>
          <table:table-cell table:number-columns-repeated="2"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16.6642" calcext:value-type="float">
            <text:p>16.6642</text:p>
          </table:table-cell>
          <table:table-cell table:number-columns-repeated="2"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6.6545" calcext:value-type="float">
            <text:p>16.6545</text:p>
          </table:table-cell>
          <table:table-cell table:number-columns-repeated="2"/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16.637" calcext:value-type="float">
            <text:p>16.637</text:p>
          </table:table-cell>
          <table:table-cell table:number-columns-repeated="2"/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16.6175" calcext:value-type="float">
            <text:p>16.6175</text:p>
          </table:table-cell>
          <table:table-cell table:number-columns-repeated="2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16.6678" calcext:value-type="float">
            <text:p>16.6678</text:p>
          </table:table-cell>
          <table:table-cell table:number-columns-repeated="2"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16.735" calcext:value-type="float">
            <text:p>16.735</text:p>
          </table:table-cell>
          <table:table-cell table:number-columns-repeated="2"/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6.786" calcext:value-type="float">
            <text:p>16.786</text:p>
          </table:table-cell>
          <table:table-cell table:number-columns-repeated="2"/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16.7731" calcext:value-type="float">
            <text:p>16.7731</text:p>
          </table:table-cell>
          <table:table-cell table:number-columns-repeated="2"/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16.7798" calcext:value-type="float">
            <text:p>16.7798</text:p>
          </table:table-cell>
          <table:table-cell table:number-columns-repeated="2"/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float" office:value="16.82" calcext:value-type="float">
            <text:p>16.82</text:p>
          </table:table-cell>
          <table:table-cell table:number-columns-repeated="2"/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16.84" calcext:value-type="float">
            <text:p>16.84</text:p>
          </table:table-cell>
          <table:table-cell table:number-columns-repeated="2"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6.8271" calcext:value-type="float">
            <text:p>16.8271</text:p>
          </table:table-cell>
          <table:table-cell table:number-columns-repeated="2"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16.836" calcext:value-type="float">
            <text:p>16.836</text:p>
          </table:table-cell>
          <table:table-cell table:number-columns-repeated="2"/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16.8464" calcext:value-type="float">
            <text:p>16.8464</text:p>
          </table:table-cell>
          <table:table-cell table:number-columns-repeated="2"/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16.8543" calcext:value-type="float">
            <text:p>16.8543</text:p>
          </table:table-cell>
          <table:table-cell table:number-columns-repeated="2"/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16.8705" calcext:value-type="float">
            <text:p>16.8705</text:p>
          </table:table-cell>
          <table:table-cell table:number-columns-repeated="2"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6.8845" calcext:value-type="float">
            <text:p>16.8845</text:p>
          </table:table-cell>
          <table:table-cell table:number-columns-repeated="2"/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16.8846" calcext:value-type="float">
            <text:p>16.8846</text:p>
          </table:table-cell>
          <table:table-cell table:number-columns-repeated="2"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16.9571" calcext:value-type="float">
            <text:p>16.9571</text:p>
          </table:table-cell>
          <table:table-cell table:number-columns-repeated="2"/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17.0288" calcext:value-type="float">
            <text:p>17.0288</text:p>
          </table:table-cell>
          <table:table-cell table:number-columns-repeated="2"/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17.0288" calcext:value-type="float">
            <text:p>17.0288</text:p>
          </table:table-cell>
          <table:table-cell table:number-columns-repeated="2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7.0485" calcext:value-type="float">
            <text:p>17.0485</text:p>
          </table:table-cell>
          <table:table-cell table:number-columns-repeated="2"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17.073" calcext:value-type="float">
            <text:p>17.073</text:p>
          </table:table-cell>
          <table:table-cell table:number-columns-repeated="2"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17.0963" calcext:value-type="float">
            <text:p>17.0963</text:p>
          </table:table-cell>
          <table:table-cell table:number-columns-repeated="2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17.1034" calcext:value-type="float">
            <text:p>17.1034</text:p>
          </table:table-cell>
          <table:table-cell table:number-columns-repeated="2"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17.1018" calcext:value-type="float">
            <text:p>17.1018</text:p>
          </table:table-cell>
          <table:table-cell table:number-columns-repeated="2"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7.0903" calcext:value-type="float">
            <text:p>17.0903</text:p>
          </table:table-cell>
          <table:table-cell table:number-columns-repeated="2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17.1068" calcext:value-type="float">
            <text:p>17.1068</text:p>
          </table:table-cell>
          <table:table-cell table:number-columns-repeated="2"/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17.142" calcext:value-type="float">
            <text:p>17.142</text:p>
          </table:table-cell>
          <table:table-cell table:number-columns-repeated="2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17.1595" calcext:value-type="float">
            <text:p>17.1595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307.28mm" svg:height="176.37mm" svg:x="68.83mm" svg:y="1.06mm">
            <loext:p draw:notify-on-update-of-ranges="Sheet3.B1:Sheet3.B160 Sheet3.C1:Sheet3.C1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529" calcext:value-type="float">
            <text:p>352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921" calcext:value-type="float">
            <text:p>592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7070" calcext:value-type="float">
            <text:p>707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7932" calcext:value-type="float">
            <text:p>7932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8825" calcext:value-type="float">
            <text:p>882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9531" calcext:value-type="float">
            <text:p>953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9708" calcext:value-type="float">
            <text:p>9708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0140" calcext:value-type="float">
            <text:p>1014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9502" calcext:value-type="float">
            <text:p>950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8943" calcext:value-type="float">
            <text:p>894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8295" calcext:value-type="float">
            <text:p>829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7202" calcext:value-type="float">
            <text:p>720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433" calcext:value-type="float">
            <text:p>643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628" calcext:value-type="float">
            <text:p>562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4929" calcext:value-type="float">
            <text:p>4929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461" calcext:value-type="float">
            <text:p>346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3814" calcext:value-type="float">
            <text:p>3814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5328" calcext:value-type="float">
            <text:p>5328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7188" calcext:value-type="float">
            <text:p>7188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017" calcext:value-type="float">
            <text:p>801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918" calcext:value-type="float">
            <text:p>8918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9346" calcext:value-type="float">
            <text:p>9346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9862" calcext:value-type="float">
            <text:p>986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9817" calcext:value-type="float">
            <text:p>9817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806" calcext:value-type="float">
            <text:p>9806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463" calcext:value-type="float">
            <text:p>9463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8770" calcext:value-type="float">
            <text:p>877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8168" calcext:value-type="float">
            <text:p>8168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7130" calcext:value-type="float">
            <text:p>7130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5491" calcext:value-type="float">
            <text:p>5491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4" table:style-name="ta1">
        <table:shapes>
          <draw:frame draw:z-index="0" draw:style-name="gr1" draw:text-style-name="P1" svg:width="276.16mm" svg:height="183.81mm" svg:x="118.95mm" svg:y="2.12mm">
            <loext:p draw:notify-on-update-of-ranges="Sheet4.C1:Sheet4.C59 Sheet4.D1:Sheet4.D5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5.0305" calcext:value-type="float">
            <text:p>15.0305</text:p>
          </table:table-cell>
          <table:table-cell office:value-type="float" office:value="1.27877" calcext:value-type="float">
            <text:p>1.27877</text:p>
          </table:table-cell>
          <table:table-cell office:value-type="float" office:value="14.3152" calcext:value-type="float">
            <text:p>14.3152</text:p>
          </table:table-cell>
          <table:table-cell office:value-type="float" office:value="2.75433" calcext:value-type="float">
            <text:p>2.75433</text:p>
          </table:table-cell>
        </table:table-row>
        <table:table-row table:style-name="ro1">
          <table:table-cell office:value-type="float" office:value="15.0902" calcext:value-type="float">
            <text:p>15.0902</text:p>
          </table:table-cell>
          <table:table-cell office:value-type="float" office:value="1.20366" calcext:value-type="float">
            <text:p>1.20366</text:p>
          </table:table-cell>
          <table:table-cell office:value-type="float" office:value="14.3749" calcext:value-type="float">
            <text:p>14.3749</text:p>
          </table:table-cell>
          <table:table-cell office:value-type="float" office:value="2.67849" calcext:value-type="float">
            <text:p>2.67849</text:p>
          </table:table-cell>
        </table:table-row>
        <table:table-row table:style-name="ro1">
          <table:table-cell office:value-type="float" office:value="15.1498" calcext:value-type="float">
            <text:p>15.1498</text:p>
          </table:table-cell>
          <table:table-cell office:value-type="float" office:value="1.14395" calcext:value-type="float">
            <text:p>1.14395</text:p>
          </table:table-cell>
          <table:table-cell office:value-type="float" office:value="14.4346" calcext:value-type="float">
            <text:p>14.4346</text:p>
          </table:table-cell>
          <table:table-cell office:value-type="float" office:value="2.73381" calcext:value-type="float">
            <text:p>2.73381</text:p>
          </table:table-cell>
        </table:table-row>
        <table:table-row table:style-name="ro1">
          <table:table-cell office:value-type="float" office:value="15.2095" calcext:value-type="float">
            <text:p>15.2095</text:p>
          </table:table-cell>
          <table:table-cell office:value-type="float" office:value="1.08475" calcext:value-type="float">
            <text:p>1.08475</text:p>
          </table:table-cell>
          <table:table-cell office:value-type="float" office:value="14.4943" calcext:value-type="float">
            <text:p>14.4943</text:p>
          </table:table-cell>
          <table:table-cell office:value-type="float" office:value="2.55303" calcext:value-type="float">
            <text:p>2.55303</text:p>
          </table:table-cell>
        </table:table-row>
        <table:table-row table:style-name="ro1">
          <table:table-cell office:value-type="float" office:value="15.2692" calcext:value-type="float">
            <text:p>15.2692</text:p>
          </table:table-cell>
          <table:table-cell office:value-type="float" office:value="1.01829" calcext:value-type="float">
            <text:p>1.01829</text:p>
          </table:table-cell>
          <table:table-cell office:value-type="float" office:value="14.554" calcext:value-type="float">
            <text:p>14.554</text:p>
          </table:table-cell>
          <table:table-cell office:value-type="float" office:value="2.41351" calcext:value-type="float">
            <text:p>2.41351</text:p>
          </table:table-cell>
        </table:table-row>
        <table:table-row table:style-name="ro1">
          <table:table-cell office:value-type="float" office:value="15.3289" calcext:value-type="float">
            <text:p>15.3289</text:p>
          </table:table-cell>
          <table:table-cell office:value-type="float" office:value="0.992027" calcext:value-type="float">
            <text:p>0.992027</text:p>
          </table:table-cell>
          <table:table-cell office:value-type="float" office:value="14.6137" calcext:value-type="float">
            <text:p>14.6137</text:p>
          </table:table-cell>
          <table:table-cell office:value-type="float" office:value="2.02189" calcext:value-type="float">
            <text:p>2.02189</text:p>
          </table:table-cell>
        </table:table-row>
        <table:table-row table:style-name="ro1">
          <table:table-cell office:value-type="float" office:value="15.3885" calcext:value-type="float">
            <text:p>15.3885</text:p>
          </table:table-cell>
          <table:table-cell office:value-type="float" office:value="0.906746" calcext:value-type="float">
            <text:p>0.906746</text:p>
          </table:table-cell>
          <table:table-cell office:value-type="float" office:value="14.6735" calcext:value-type="float">
            <text:p>14.6735</text:p>
          </table:table-cell>
          <table:table-cell office:value-type="float" office:value="1.86109" calcext:value-type="float">
            <text:p>1.86109</text:p>
          </table:table-cell>
        </table:table-row>
        <table:table-row table:style-name="ro1">
          <table:table-cell office:value-type="float" office:value="15.4482" calcext:value-type="float">
            <text:p>15.4482</text:p>
          </table:table-cell>
          <table:table-cell office:value-type="float" office:value="0.828421" calcext:value-type="float">
            <text:p>0.828421</text:p>
          </table:table-cell>
          <table:table-cell office:value-type="float" office:value="14.7332" calcext:value-type="float">
            <text:p>14.7332</text:p>
          </table:table-cell>
          <table:table-cell office:value-type="float" office:value="1.6673" calcext:value-type="float">
            <text:p>1.6673</text:p>
          </table:table-cell>
        </table:table-row>
        <table:table-row table:style-name="ro1">
          <table:table-cell office:value-type="float" office:value="15.5079" calcext:value-type="float">
            <text:p>15.5079</text:p>
          </table:table-cell>
          <table:table-cell office:value-type="float" office:value="0.837533" calcext:value-type="float">
            <text:p>0.837533</text:p>
          </table:table-cell>
          <table:table-cell office:value-type="float" office:value="14.7929" calcext:value-type="float">
            <text:p>14.7929</text:p>
          </table:table-cell>
          <table:table-cell office:value-type="float" office:value="1.59897" calcext:value-type="float">
            <text:p>1.59897</text:p>
          </table:table-cell>
        </table:table-row>
        <table:table-row table:style-name="ro1">
          <table:table-cell office:value-type="float" office:value="15.5676" calcext:value-type="float">
            <text:p>15.5676</text:p>
          </table:table-cell>
          <table:table-cell office:value-type="float" office:value="0.762527" calcext:value-type="float">
            <text:p>0.762527</text:p>
          </table:table-cell>
          <table:table-cell office:value-type="float" office:value="14.8526" calcext:value-type="float">
            <text:p>14.8526</text:p>
          </table:table-cell>
          <table:table-cell office:value-type="float" office:value="1.51531" calcext:value-type="float">
            <text:p>1.51531</text:p>
          </table:table-cell>
        </table:table-row>
        <table:table-row table:style-name="ro1">
          <table:table-cell office:value-type="float" office:value="15.6272" calcext:value-type="float">
            <text:p>15.6272</text:p>
          </table:table-cell>
          <table:table-cell office:value-type="float" office:value="0.754954" calcext:value-type="float">
            <text:p>0.754954</text:p>
          </table:table-cell>
          <table:table-cell office:value-type="float" office:value="14.9123" calcext:value-type="float">
            <text:p>14.9123</text:p>
          </table:table-cell>
          <table:table-cell office:value-type="float" office:value="1.40473" calcext:value-type="float">
            <text:p>1.40473</text:p>
          </table:table-cell>
        </table:table-row>
        <table:table-row table:style-name="ro1">
          <table:table-cell office:value-type="float" office:value="15.6869" calcext:value-type="float">
            <text:p>15.6869</text:p>
          </table:table-cell>
          <table:table-cell office:value-type="float" office:value="0.762426" calcext:value-type="float">
            <text:p>0.762426</text:p>
          </table:table-cell>
          <table:table-cell office:value-type="float" office:value="14.972" calcext:value-type="float">
            <text:p>14.972</text:p>
          </table:table-cell>
          <table:table-cell office:value-type="float" office:value="1.34543" calcext:value-type="float">
            <text:p>1.34543</text:p>
          </table:table-cell>
        </table:table-row>
        <table:table-row table:style-name="ro1">
          <table:table-cell office:value-type="float" office:value="15.7466" calcext:value-type="float">
            <text:p>15.7466</text:p>
          </table:table-cell>
          <table:table-cell office:value-type="float" office:value="0.688338" calcext:value-type="float">
            <text:p>0.688338</text:p>
          </table:table-cell>
          <table:table-cell office:value-type="float" office:value="15.0317" calcext:value-type="float">
            <text:p>15.0317</text:p>
          </table:table-cell>
          <table:table-cell office:value-type="float" office:value="1.23817" calcext:value-type="float">
            <text:p>1.23817</text:p>
          </table:table-cell>
        </table:table-row>
        <table:table-row table:style-name="ro1">
          <table:table-cell office:value-type="float" office:value="15.8062" calcext:value-type="float">
            <text:p>15.8062</text:p>
          </table:table-cell>
          <table:table-cell office:value-type="float" office:value="0.724064" calcext:value-type="float">
            <text:p>0.724064</text:p>
          </table:table-cell>
          <table:table-cell office:value-type="float" office:value="15.0915" calcext:value-type="float">
            <text:p>15.0915</text:p>
          </table:table-cell>
          <table:table-cell office:value-type="float" office:value="1.17204" calcext:value-type="float">
            <text:p>1.17204</text:p>
          </table:table-cell>
        </table:table-row>
        <table:table-row table:style-name="ro1">
          <table:table-cell office:value-type="float" office:value="15.8659" calcext:value-type="float">
            <text:p>15.8659</text:p>
          </table:table-cell>
          <table:table-cell office:value-type="float" office:value="0.778624" calcext:value-type="float">
            <text:p>0.778624</text:p>
          </table:table-cell>
          <table:table-cell office:value-type="float" office:value="15.1512" calcext:value-type="float">
            <text:p>15.1512</text:p>
          </table:table-cell>
          <table:table-cell office:value-type="float" office:value="1.15696" calcext:value-type="float">
            <text:p>1.15696</text:p>
          </table:table-cell>
        </table:table-row>
        <table:table-row table:style-name="ro1">
          <table:table-cell office:value-type="float" office:value="15.9256" calcext:value-type="float">
            <text:p>15.9256</text:p>
          </table:table-cell>
          <table:table-cell office:value-type="float" office:value="0.818495" calcext:value-type="float">
            <text:p>0.818495</text:p>
          </table:table-cell>
          <table:table-cell office:value-type="float" office:value="15.2109" calcext:value-type="float">
            <text:p>15.2109</text:p>
          </table:table-cell>
          <table:table-cell office:value-type="float" office:value="1.0778" calcext:value-type="float">
            <text:p>1.0778</text:p>
          </table:table-cell>
        </table:table-row>
        <table:table-row table:style-name="ro1">
          <table:table-cell office:value-type="float" office:value="15.9853" calcext:value-type="float">
            <text:p>15.9853</text:p>
          </table:table-cell>
          <table:table-cell office:value-type="float" office:value="0.810135" calcext:value-type="float">
            <text:p>0.810135</text:p>
          </table:table-cell>
          <table:table-cell office:value-type="float" office:value="15.2706" calcext:value-type="float">
            <text:p>15.2706</text:p>
          </table:table-cell>
          <table:table-cell office:value-type="float" office:value="1.02128" calcext:value-type="float">
            <text:p>1.02128</text:p>
          </table:table-cell>
        </table:table-row>
        <table:table-row table:style-name="ro1">
          <table:table-cell office:value-type="float" office:value="16.0449" calcext:value-type="float">
            <text:p>16.0449</text:p>
          </table:table-cell>
          <table:table-cell office:value-type="float" office:value="0.796284" calcext:value-type="float">
            <text:p>0.796284</text:p>
          </table:table-cell>
          <table:table-cell office:value-type="float" office:value="15.3303" calcext:value-type="float">
            <text:p>15.3303</text:p>
          </table:table-cell>
          <table:table-cell office:value-type="float" office:value="0.959316" calcext:value-type="float">
            <text:p>0.959316</text:p>
          </table:table-cell>
        </table:table-row>
        <table:table-row table:style-name="ro1">
          <table:table-cell office:value-type="float" office:value="16.1046" calcext:value-type="float">
            <text:p>16.1046</text:p>
          </table:table-cell>
          <table:table-cell office:value-type="float" office:value="0.751404" calcext:value-type="float">
            <text:p>0.751404</text:p>
          </table:table-cell>
          <table:table-cell office:value-type="float" office:value="15.39" calcext:value-type="float">
            <text:p>15.39</text:p>
          </table:table-cell>
          <table:table-cell office:value-type="float" office:value="0.878888" calcext:value-type="float">
            <text:p>0.878888</text:p>
          </table:table-cell>
        </table:table-row>
        <table:table-row table:style-name="ro1">
          <table:table-cell office:value-type="float" office:value="16.1643" calcext:value-type="float">
            <text:p>16.1643</text:p>
          </table:table-cell>
          <table:table-cell office:value-type="float" office:value="0.763422" calcext:value-type="float">
            <text:p>0.763422</text:p>
          </table:table-cell>
          <table:table-cell office:value-type="float" office:value="15.4497" calcext:value-type="float">
            <text:p>15.4497</text:p>
          </table:table-cell>
          <table:table-cell office:value-type="float" office:value="0.815466" calcext:value-type="float">
            <text:p>0.815466</text:p>
          </table:table-cell>
        </table:table-row>
        <table:table-row table:style-name="ro1">
          <table:table-cell office:value-type="float" office:value="16.2239" calcext:value-type="float">
            <text:p>16.2239</text:p>
          </table:table-cell>
          <table:table-cell office:value-type="float" office:value="0.81185" calcext:value-type="float">
            <text:p>0.81185</text:p>
          </table:table-cell>
          <table:table-cell office:value-type="float" office:value="15.5094" calcext:value-type="float">
            <text:p>15.5094</text:p>
          </table:table-cell>
          <table:table-cell office:value-type="float" office:value="0.825378" calcext:value-type="float">
            <text:p>0.825378</text:p>
          </table:table-cell>
        </table:table-row>
        <table:table-row table:style-name="ro1">
          <table:table-cell office:value-type="float" office:value="16.2836" calcext:value-type="float">
            <text:p>16.2836</text:p>
          </table:table-cell>
          <table:table-cell office:value-type="float" office:value="0.827684" calcext:value-type="float">
            <text:p>0.827684</text:p>
          </table:table-cell>
          <table:table-cell office:value-type="float" office:value="15.5692" calcext:value-type="float">
            <text:p>15.5692</text:p>
          </table:table-cell>
          <table:table-cell office:value-type="float" office:value="0.789374" calcext:value-type="float">
            <text:p>0.789374</text:p>
          </table:table-cell>
        </table:table-row>
        <table:table-row table:style-name="ro1">
          <table:table-cell office:value-type="float" office:value="16.3433" calcext:value-type="float">
            <text:p>16.3433</text:p>
          </table:table-cell>
          <table:table-cell office:value-type="float" office:value="0.828832" calcext:value-type="float">
            <text:p>0.828832</text:p>
          </table:table-cell>
          <table:table-cell office:value-type="float" office:value="15.6289" calcext:value-type="float">
            <text:p>15.6289</text:p>
          </table:table-cell>
          <table:table-cell office:value-type="float" office:value="0.782113" calcext:value-type="float">
            <text:p>0.782113</text:p>
          </table:table-cell>
        </table:table-row>
        <table:table-row table:style-name="ro1">
          <table:table-cell office:value-type="float" office:value="16.403" calcext:value-type="float">
            <text:p>16.403</text:p>
          </table:table-cell>
          <table:table-cell office:value-type="float" office:value="0.789946" calcext:value-type="float">
            <text:p>0.789946</text:p>
          </table:table-cell>
          <table:table-cell office:value-type="float" office:value="15.6886" calcext:value-type="float">
            <text:p>15.6886</text:p>
          </table:table-cell>
          <table:table-cell office:value-type="float" office:value="0.791067" calcext:value-type="float">
            <text:p>0.791067</text:p>
          </table:table-cell>
        </table:table-row>
        <table:table-row table:style-name="ro1">
          <table:table-cell office:value-type="float" office:value="16.4626" calcext:value-type="float">
            <text:p>16.4626</text:p>
          </table:table-cell>
          <table:table-cell office:value-type="float" office:value="0.829716" calcext:value-type="float">
            <text:p>0.829716</text:p>
          </table:table-cell>
          <table:table-cell office:value-type="float" office:value="15.7483" calcext:value-type="float">
            <text:p>15.7483</text:p>
          </table:table-cell>
          <table:table-cell office:value-type="float" office:value="0.758193" calcext:value-type="float">
            <text:p>0.758193</text:p>
          </table:table-cell>
        </table:table-row>
        <table:table-row table:style-name="ro1">
          <table:table-cell office:value-type="float" office:value="16.5223" calcext:value-type="float">
            <text:p>16.5223</text:p>
          </table:table-cell>
          <table:table-cell office:value-type="float" office:value="0.766809" calcext:value-type="float">
            <text:p>0.766809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806732" calcext:value-type="float">
            <text:p>0.806732</text:p>
          </table:table-cell>
        </table:table-row>
        <table:table-row table:style-name="ro1">
          <table:table-cell office:value-type="float" office:value="16.582" calcext:value-type="float">
            <text:p>16.582</text:p>
          </table:table-cell>
          <table:table-cell office:value-type="float" office:value="0.834411" calcext:value-type="float">
            <text:p>0.834411</text:p>
          </table:table-cell>
          <table:table-cell office:value-type="float" office:value="15.8677" calcext:value-type="float">
            <text:p>15.8677</text:p>
          </table:table-cell>
          <table:table-cell office:value-type="float" office:value="0.837835" calcext:value-type="float">
            <text:p>0.837835</text:p>
          </table:table-cell>
        </table:table-row>
        <table:table-row table:style-name="ro1">
          <table:table-cell office:value-type="float" office:value="16.6417" calcext:value-type="float">
            <text:p>16.6417</text:p>
          </table:table-cell>
          <table:table-cell office:value-type="float" office:value="0.757374" calcext:value-type="float">
            <text:p>0.757374</text:p>
          </table:table-cell>
          <table:table-cell office:value-type="float" office:value="15.9274" calcext:value-type="float">
            <text:p>15.9274</text:p>
          </table:table-cell>
          <table:table-cell office:value-type="float" office:value="0.838433" calcext:value-type="float">
            <text:p>0.838433</text:p>
          </table:table-cell>
        </table:table-row>
        <table:table-row table:style-name="ro1">
          <table:table-cell office:value-type="float" office:value="16.7013" calcext:value-type="float">
            <text:p>16.7013</text:p>
          </table:table-cell>
          <table:table-cell office:value-type="float" office:value="0.732046" calcext:value-type="float">
            <text:p>0.732046</text:p>
          </table:table-cell>
          <table:table-cell office:value-type="float" office:value="15.9872" calcext:value-type="float">
            <text:p>15.9872</text:p>
          </table:table-cell>
          <table:table-cell office:value-type="float" office:value="0.854103" calcext:value-type="float">
            <text:p>0.854103</text:p>
          </table:table-cell>
        </table:table-row>
        <table:table-row table:style-name="ro1">
          <table:table-cell office:value-type="float" office:value="16.761" calcext:value-type="float">
            <text:p>16.761</text:p>
          </table:table-cell>
          <table:table-cell office:value-type="float" office:value="0.699044" calcext:value-type="float">
            <text:p>0.699044</text:p>
          </table:table-cell>
          <table:table-cell office:value-type="float" office:value="16.0469" calcext:value-type="float">
            <text:p>16.0469</text:p>
          </table:table-cell>
          <table:table-cell office:value-type="float" office:value="0.824378" calcext:value-type="float">
            <text:p>0.824378</text:p>
          </table:table-cell>
        </table:table-row>
        <table:table-row table:style-name="ro1">
          <table:table-cell office:value-type="float" office:value="16.8207" calcext:value-type="float">
            <text:p>16.8207</text:p>
          </table:table-cell>
          <table:table-cell office:value-type="float" office:value="0.694487" calcext:value-type="float">
            <text:p>0.694487</text:p>
          </table:table-cell>
          <table:table-cell office:value-type="float" office:value="16.1066" calcext:value-type="float">
            <text:p>16.1066</text:p>
          </table:table-cell>
          <table:table-cell office:value-type="float" office:value="0.755923" calcext:value-type="float">
            <text:p>0.755923</text:p>
          </table:table-cell>
        </table:table-row>
        <table:table-row table:style-name="ro1">
          <table:table-cell office:value-type="float" office:value="16.8803" calcext:value-type="float">
            <text:p>16.8803</text:p>
          </table:table-cell>
          <table:table-cell office:value-type="float" office:value="0.637243" calcext:value-type="float">
            <text:p>0.637243</text:p>
          </table:table-cell>
          <table:table-cell office:value-type="float" office:value="16.1663" calcext:value-type="float">
            <text:p>16.1663</text:p>
          </table:table-cell>
          <table:table-cell office:value-type="float" office:value="0.779892" calcext:value-type="float">
            <text:p>0.779892</text:p>
          </table:table-cell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0.554535" calcext:value-type="float">
            <text:p>0.554535</text:p>
          </table:table-cell>
          <table:table-cell office:value-type="float" office:value="16.226" calcext:value-type="float">
            <text:p>16.226</text:p>
          </table:table-cell>
          <table:table-cell office:value-type="float" office:value="0.829749" calcext:value-type="float">
            <text:p>0.829749</text:p>
          </table:table-cell>
        </table:table-row>
        <table:table-row table:style-name="ro1">
          <table:table-cell office:value-type="float" office:value="16.9997" calcext:value-type="float">
            <text:p>16.9997</text:p>
          </table:table-cell>
          <table:table-cell office:value-type="float" office:value="0.522744" calcext:value-type="float">
            <text:p>0.522744</text:p>
          </table:table-cell>
          <table:table-cell office:value-type="float" office:value="16.2857" calcext:value-type="float">
            <text:p>16.2857</text:p>
          </table:table-cell>
          <table:table-cell office:value-type="float" office:value="0.841883" calcext:value-type="float">
            <text:p>0.841883</text:p>
          </table:table-cell>
        </table:table-row>
        <table:table-row table:style-name="ro1">
          <table:table-cell office:value-type="float" office:value="17.0594" calcext:value-type="float">
            <text:p>17.0594</text:p>
          </table:table-cell>
          <table:table-cell office:value-type="float" office:value="0.400578" calcext:value-type="float">
            <text:p>0.400578</text:p>
          </table:table-cell>
          <table:table-cell office:value-type="float" office:value="16.3454" calcext:value-type="float">
            <text:p>16.3454</text:p>
          </table:table-cell>
          <table:table-cell office:value-type="float" office:value="0.864254" calcext:value-type="float">
            <text:p>0.864254</text:p>
          </table:table-cell>
        </table:table-row>
        <table:table-row table:style-name="ro1">
          <table:table-cell office:value-type="float" office:value="17.119" calcext:value-type="float">
            <text:p>17.119</text:p>
          </table:table-cell>
          <table:table-cell office:value-type="float" office:value="0.339732" calcext:value-type="float">
            <text:p>0.339732</text:p>
          </table:table-cell>
          <table:table-cell office:value-type="float" office:value="16.4052" calcext:value-type="float">
            <text:p>16.4052</text:p>
          </table:table-cell>
          <table:table-cell office:value-type="float" office:value="0.847163" calcext:value-type="float">
            <text:p>0.847163</text:p>
          </table:table-cell>
        </table:table-row>
        <table:table-row table:style-name="ro1">
          <table:table-cell office:value-type="float" office:value="17.1787" calcext:value-type="float">
            <text:p>17.1787</text:p>
          </table:table-cell>
          <table:table-cell office:value-type="float" office:value="0.334767" calcext:value-type="float">
            <text:p>0.334767</text:p>
          </table:table-cell>
          <table:table-cell office:value-type="float" office:value="16.4649" calcext:value-type="float">
            <text:p>16.4649</text:p>
          </table:table-cell>
          <table:table-cell office:value-type="float" office:value="0.85164" calcext:value-type="float">
            <text:p>0.85164</text:p>
          </table:table-cell>
        </table:table-row>
        <table:table-row table:style-name="ro1">
          <table:table-cell office:value-type="float" office:value="17.2384" calcext:value-type="float">
            <text:p>17.2384</text:p>
          </table:table-cell>
          <table:table-cell office:value-type="float" office:value="0.27214" calcext:value-type="float">
            <text:p>0.27214</text:p>
          </table:table-cell>
          <table:table-cell office:value-type="float" office:value="16.5246" calcext:value-type="float">
            <text:p>16.5246</text:p>
          </table:table-cell>
          <table:table-cell office:value-type="float" office:value="0.775774" calcext:value-type="float">
            <text:p>0.775774</text:p>
          </table:table-cell>
        </table:table-row>
        <table:table-row table:style-name="ro1">
          <table:table-cell office:value-type="float" office:value="17.2981" calcext:value-type="float">
            <text:p>17.2981</text:p>
          </table:table-cell>
          <table:table-cell office:value-type="float" office:value="0.184725" calcext:value-type="float">
            <text:p>0.184725</text:p>
          </table:table-cell>
          <table:table-cell office:value-type="float" office:value="16.5843" calcext:value-type="float">
            <text:p>16.5843</text:p>
          </table:table-cell>
          <table:table-cell office:value-type="float" office:value="0.804294" calcext:value-type="float">
            <text:p>0.804294</text:p>
          </table:table-cell>
        </table:table-row>
        <table:table-row table:style-name="ro1">
          <table:table-cell office:value-type="float" office:value="17.3577" calcext:value-type="float">
            <text:p>17.3577</text:p>
          </table:table-cell>
          <table:table-cell office:value-type="float" office:value="0.148229" calcext:value-type="float">
            <text:p>0.148229</text:p>
          </table:table-cell>
          <table:table-cell office:value-type="float" office:value="16.644" calcext:value-type="float">
            <text:p>16.644</text:p>
          </table:table-cell>
          <table:table-cell office:value-type="float" office:value="0.734636" calcext:value-type="float">
            <text:p>0.734636</text:p>
          </table:table-cell>
        </table:table-row>
        <table:table-row table:style-name="ro1">
          <table:table-cell office:value-type="float" office:value="17.4174" calcext:value-type="float">
            <text:p>17.4174</text:p>
          </table:table-cell>
          <table:table-cell office:value-type="float" office:value="0.137552" calcext:value-type="float">
            <text:p>0.137552</text:p>
          </table:table-cell>
          <table:table-cell office:value-type="float" office:value="16.7037" calcext:value-type="float">
            <text:p>16.7037</text:p>
          </table:table-cell>
          <table:table-cell office:value-type="float" office:value="0.704513" calcext:value-type="float">
            <text:p>0.704513</text:p>
          </table:table-cell>
        </table:table-row>
        <table:table-row table:style-name="ro1">
          <table:table-cell office:value-type="float" office:value="17.4771" calcext:value-type="float">
            <text:p>17.4771</text:p>
          </table:table-cell>
          <table:table-cell office:value-type="float" office:value="0.126039" calcext:value-type="float">
            <text:p>0.126039</text:p>
          </table:table-cell>
          <table:table-cell office:value-type="float" office:value="16.7634" calcext:value-type="float">
            <text:p>16.7634</text:p>
          </table:table-cell>
          <table:table-cell office:value-type="float" office:value="0.681749" calcext:value-type="float">
            <text:p>0.681749</text:p>
          </table:table-cell>
        </table:table-row>
        <table:table-row table:style-name="ro1">
          <table:table-cell office:value-type="float" office:value="17.5367" calcext:value-type="float">
            <text:p>17.5367</text:p>
          </table:table-cell>
          <table:table-cell office:value-type="float" office:value="0.0984183" calcext:value-type="float">
            <text:p>0.0984183</text:p>
          </table:table-cell>
          <table:table-cell office:value-type="float" office:value="16.8231" calcext:value-type="float">
            <text:p>16.8231</text:p>
          </table:table-cell>
          <table:table-cell office:value-type="float" office:value="0.649258" calcext:value-type="float">
            <text:p>0.649258</text:p>
          </table:table-cell>
        </table:table-row>
        <table:table-row table:style-name="ro1">
          <table:table-cell office:value-type="float" office:value="17.5964" calcext:value-type="float">
            <text:p>17.5964</text:p>
          </table:table-cell>
          <table:table-cell office:value-type="float" office:value="0.076494" calcext:value-type="float">
            <text:p>0.076494</text:p>
          </table:table-cell>
          <table:table-cell office:value-type="float" office:value="16.8829" calcext:value-type="float">
            <text:p>16.8829</text:p>
          </table:table-cell>
          <table:table-cell office:value-type="float" office:value="0.613987" calcext:value-type="float">
            <text:p>0.613987</text:p>
          </table:table-cell>
        </table:table-row>
        <table:table-row table:style-name="ro1">
          <table:table-cell office:value-type="float" office:value="17.6561" calcext:value-type="float">
            <text:p>17.6561</text:p>
          </table:table-cell>
          <table:table-cell office:value-type="float" office:value="0.0345946" calcext:value-type="float">
            <text:p>0.0345946</text:p>
          </table:table-cell>
          <table:table-cell office:value-type="float" office:value="16.9426" calcext:value-type="float">
            <text:p>16.9426</text:p>
          </table:table-cell>
          <table:table-cell office:value-type="float" office:value="0.555582" calcext:value-type="float">
            <text:p>0.555582</text:p>
          </table:table-cell>
        </table:table-row>
        <table:table-row table:style-name="ro1">
          <table:table-cell office:value-type="float" office:value="17.7158" calcext:value-type="float">
            <text:p>17.7158</text:p>
          </table:table-cell>
          <table:table-cell office:value-type="float" office:value="0.0363636" calcext:value-type="float">
            <text:p>0.0363636</text:p>
          </table:table-cell>
          <table:table-cell office:value-type="float" office:value="17.0023" calcext:value-type="float">
            <text:p>17.0023</text:p>
          </table:table-cell>
          <table:table-cell office:value-type="float" office:value="0.525062" calcext:value-type="float">
            <text:p>0.525062</text:p>
          </table:table-cell>
        </table:table-row>
        <table:table-row table:style-name="ro1">
          <table:table-cell office:value-type="float" office:value="17.7754" calcext:value-type="float">
            <text:p>17.7754</text:p>
          </table:table-cell>
          <table:table-cell office:value-type="float" office:value="0.0373832" calcext:value-type="float">
            <text:p>0.0373832</text:p>
          </table:table-cell>
          <table:table-cell office:value-type="float" office:value="17.062" calcext:value-type="float">
            <text:p>17.062</text:p>
          </table:table-cell>
          <table:table-cell office:value-type="float" office:value="0.425893" calcext:value-type="float">
            <text:p>0.425893</text:p>
          </table:table-cell>
        </table:table-row>
        <table:table-row table:style-name="ro1">
          <table:table-cell office:value-type="float" office:value="17.8351" calcext:value-type="float">
            <text:p>17.8351</text:p>
          </table:table-cell>
          <table:table-cell office:value-type="float" office:value="0.0278746" calcext:value-type="float">
            <text:p>0.0278746</text:p>
          </table:table-cell>
          <table:table-cell office:value-type="float" office:value="17.1217" calcext:value-type="float">
            <text:p>17.1217</text:p>
          </table:table-cell>
          <table:table-cell office:value-type="float" office:value="0.346524" calcext:value-type="float">
            <text:p>0.346524</text:p>
          </table:table-cell>
        </table:table-row>
        <table:table-row table:style-name="ro1">
          <table:table-cell table:number-columns-repeated="2"/>
          <table:table-cell office:value-type="float" office:value="17.1814" calcext:value-type="float">
            <text:p>17.1814</text:p>
          </table:table-cell>
          <table:table-cell office:value-type="float" office:value="0.306994" calcext:value-type="float">
            <text:p>0.306994</text:p>
          </table:table-cell>
        </table:table-row>
        <table:table-row table:style-name="ro1">
          <table:table-cell table:number-columns-repeated="2"/>
          <table:table-cell office:value-type="float" office:value="17.2411" calcext:value-type="float">
            <text:p>17.2411</text:p>
          </table:table-cell>
          <table:table-cell office:value-type="float" office:value="0.250312" calcext:value-type="float">
            <text:p>0.250312</text:p>
          </table:table-cell>
        </table:table-row>
        <table:table-row table:style-name="ro1">
          <table:table-cell table:number-columns-repeated="2"/>
          <table:table-cell office:value-type="float" office:value="17.3009" calcext:value-type="float">
            <text:p>17.3009</text:p>
          </table:table-cell>
          <table:table-cell office:value-type="float" office:value="0.166461" calcext:value-type="float">
            <text:p>0.166461</text:p>
          </table:table-cell>
        </table:table-row>
        <table:table-row table:style-name="ro1">
          <table:table-cell table:number-columns-repeated="2"/>
          <table:table-cell office:value-type="float" office:value="17.3606" calcext:value-type="float">
            <text:p>17.3606</text:p>
          </table:table-cell>
          <table:table-cell office:value-type="float" office:value="0.139256" calcext:value-type="float">
            <text:p>0.139256</text:p>
          </table:table-cell>
        </table:table-row>
        <table:table-row table:style-name="ro1">
          <table:table-cell table:number-columns-repeated="2"/>
          <table:table-cell office:value-type="float" office:value="17.4203" calcext:value-type="float">
            <text:p>17.4203</text:p>
          </table:table-cell>
          <table:table-cell office:value-type="float" office:value="0.124078" calcext:value-type="float">
            <text:p>0.124078</text:p>
          </table:table-cell>
        </table:table-row>
        <table:table-row table:style-name="ro1">
          <table:table-cell table:number-columns-repeated="2"/>
          <table:table-cell office:value-type="float" office:value="17.48" calcext:value-type="float">
            <text:p>17.48</text:p>
          </table:table-cell>
          <table:table-cell office:value-type="float" office:value="0.0929782" calcext:value-type="float">
            <text:p>0.0929782</text:p>
          </table:table-cell>
        </table:table-row>
        <table:table-row table:style-name="ro1">
          <table:table-cell table:number-columns-repeated="2"/>
          <table:table-cell office:value-type="float" office:value="17.5397" calcext:value-type="float">
            <text:p>17.5397</text:p>
          </table:table-cell>
          <table:table-cell office:value-type="float" office:value="0.0658979" calcext:value-type="float">
            <text:p>0.0658979</text:p>
          </table:table-cell>
        </table:table-row>
        <table:table-row table:style-name="ro1">
          <table:table-cell table:number-columns-repeated="2"/>
          <table:table-cell office:value-type="float" office:value="17.5994" calcext:value-type="float">
            <text:p>17.5994</text:p>
          </table:table-cell>
          <table:table-cell office:value-type="float" office:value="0.0662069" calcext:value-type="float">
            <text:p>0.0662069</text:p>
          </table:table-cell>
        </table:table-row>
        <table:table-row table:style-name="ro1">
          <table:table-cell table:number-columns-repeated="2"/>
          <table:table-cell office:value-type="float" office:value="17.6591" calcext:value-type="float">
            <text:p>17.6591</text:p>
          </table:table-cell>
          <table:table-cell office:value-type="float" office:value="0.0365297" calcext:value-type="float">
            <text:p>0.0365297</text:p>
          </table:table-cell>
        </table:table-row>
        <table:table-row table:style-name="ro1">
          <table:table-cell table:number-columns-repeated="2"/>
          <table:table-cell office:value-type="float" office:value="17.7189" calcext:value-type="float">
            <text:p>17.7189</text:p>
          </table:table-cell>
          <table:table-cell office:value-type="float" office:value="0.0371747" calcext:value-type="float">
            <text:p>0.0371747</text:p>
          </table:table-cell>
        </table:table-row>
        <table:table-row table:style-name="ro1">
          <table:table-cell table:number-columns-repeated="2"/>
          <table:table-cell office:value-type="float" office:value="17.7786" calcext:value-type="float">
            <text:p>17.7786</text:p>
          </table:table-cell>
          <table:table-cell office:value-type="float" office:value="0.0350365" calcext:value-type="float">
            <text:p>0.0350365</text:p>
          </table:table-cell>
        </table:table-row>
      </table:table>
      <table:table table:name="Sheet5" table:style-name="ta1">
        <table:shapes>
          <draw:frame draw:z-index="0" draw:style-name="gr1" draw:text-style-name="P1" svg:width="292.68mm" svg:height="170.53mm" svg:x="46.26mm" svg:y="1.06mm">
            <loext:p draw:notify-on-update-of-ranges="Sheet5.A1:Sheet5.A200 Sheet5.B1:Sheet5.B20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3.4827" calcext:value-type="float">
            <text:p>13.48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.5078" calcext:value-type="float">
            <text:p>13.50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.5329" calcext:value-type="float">
            <text:p>13.53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.5581" calcext:value-type="float">
            <text:p>13.55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5832" calcext:value-type="float">
            <text:p>13.58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.6083" calcext:value-type="float">
            <text:p>13.60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.6335" calcext:value-type="float">
            <text:p>13.63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.6586" calcext:value-type="float">
            <text:p>13.658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.6837" calcext:value-type="float">
            <text:p>13.68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.7089" calcext:value-type="float">
            <text:p>13.708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.734" calcext:value-type="float">
            <text:p>13.7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.7591" calcext:value-type="float">
            <text:p>13.759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.7842" calcext:value-type="float">
            <text:p>13.784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.8094" calcext:value-type="float">
            <text:p>13.809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.8345" calcext:value-type="float">
            <text:p>13.834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.8596" calcext:value-type="float">
            <text:p>13.859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.8848" calcext:value-type="float">
            <text:p>13.884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.9099" calcext:value-type="float">
            <text:p>13.909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3.935" calcext:value-type="float">
            <text:p>13.93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.9602" calcext:value-type="float">
            <text:p>13.960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.9853" calcext:value-type="float">
            <text:p>13.985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.0104" calcext:value-type="float">
            <text:p>14.010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4.0356" calcext:value-type="float">
            <text:p>14.03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.0607" calcext:value-type="float">
            <text:p>14.060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.0858" calcext:value-type="float">
            <text:p>14.085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4.111" calcext:value-type="float">
            <text:p>14.11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4.1361" calcext:value-type="float">
            <text:p>14.136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4.1612" calcext:value-type="float">
            <text:p>14.161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.1864" calcext:value-type="float">
            <text:p>14.186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4.2115" calcext:value-type="float">
            <text:p>14.211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4.2366" calcext:value-type="float">
            <text:p>14.2366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4.2617" calcext:value-type="float">
            <text:p>14.261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4.2869" calcext:value-type="float">
            <text:p>14.2869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4.312" calcext:value-type="float">
            <text:p>14.312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4.3371" calcext:value-type="float">
            <text:p>14.3371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4.3623" calcext:value-type="float">
            <text:p>14.3623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4.3874" calcext:value-type="float">
            <text:p>14.3874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4.4125" calcext:value-type="float">
            <text:p>14.41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4.4377" calcext:value-type="float">
            <text:p>14.4377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4.4628" calcext:value-type="float">
            <text:p>14.4628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14.4879" calcext:value-type="float">
            <text:p>14.4879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14.5131" calcext:value-type="float">
            <text:p>14.5131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4.5382" calcext:value-type="float">
            <text:p>14.5382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4.5633" calcext:value-type="float">
            <text:p>14.5633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4.5885" calcext:value-type="float">
            <text:p>14.5885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4.6136" calcext:value-type="float">
            <text:p>14.6136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14.6387" calcext:value-type="float">
            <text:p>14.6387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14.6639" calcext:value-type="float">
            <text:p>14.6639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14.689" calcext:value-type="float">
            <text:p>14.689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14.7141" calcext:value-type="float">
            <text:p>14.7141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14.7393" calcext:value-type="float">
            <text:p>14.7393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14.7644" calcext:value-type="float">
            <text:p>14.7644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4.7895" calcext:value-type="float">
            <text:p>14.7895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4.8146" calcext:value-type="float">
            <text:p>14.8146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4.8398" calcext:value-type="float">
            <text:p>14.8398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14.8649" calcext:value-type="float">
            <text:p>14.8649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14.9152" calcext:value-type="float">
            <text:p>14.9152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4.9403" calcext:value-type="float">
            <text:p>14.9403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14.9654" calcext:value-type="float">
            <text:p>14.9654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14.9906" calcext:value-type="float">
            <text:p>14.9906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15.0157" calcext:value-type="float">
            <text:p>15.0157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5.0408" calcext:value-type="float">
            <text:p>15.0408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5.066" calcext:value-type="float">
            <text:p>15.066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15.0911" calcext:value-type="float">
            <text:p>15.0911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15.1162" calcext:value-type="float">
            <text:p>15.1162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15.1414" calcext:value-type="float">
            <text:p>15.141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5.1665" calcext:value-type="float">
            <text:p>15.1665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15.1916" calcext:value-type="float">
            <text:p>15.1916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15.2168" calcext:value-type="float">
            <text:p>15.2168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15.2419" calcext:value-type="float">
            <text:p>15.2419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15.267" calcext:value-type="float">
            <text:p>15.267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5.2921" calcext:value-type="float">
            <text:p>15.2921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15.3173" calcext:value-type="float">
            <text:p>15.3173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5.3424" calcext:value-type="float">
            <text:p>15.3424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5.3675" calcext:value-type="float">
            <text:p>15.3675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5.3927" calcext:value-type="float">
            <text:p>15.3927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5.4178" calcext:value-type="float">
            <text:p>15.4178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5.4429" calcext:value-type="float">
            <text:p>15.4429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5.4681" calcext:value-type="float">
            <text:p>15.4681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5.4932" calcext:value-type="float">
            <text:p>15.493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5.5183" calcext:value-type="float">
            <text:p>15.5183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5.5435" calcext:value-type="float">
            <text:p>15.5435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15.5686" calcext:value-type="float">
            <text:p>15.568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5.5937" calcext:value-type="float">
            <text:p>15.5937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5.6189" calcext:value-type="float">
            <text:p>15.6189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5.644" calcext:value-type="float">
            <text:p>15.644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5.6691" calcext:value-type="float">
            <text:p>15.669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5.6943" calcext:value-type="float">
            <text:p>15.6943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15.7194" calcext:value-type="float">
            <text:p>15.7194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15.7445" calcext:value-type="float">
            <text:p>15.7445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5.7697" calcext:value-type="float">
            <text:p>15.7697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15.7948" calcext:value-type="float">
            <text:p>15.7948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15.8199" calcext:value-type="float">
            <text:p>15.8199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15.845" calcext:value-type="float">
            <text:p>15.845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5.8702" calcext:value-type="float">
            <text:p>15.870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15.8953" calcext:value-type="float">
            <text:p>15.8953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15.9204" calcext:value-type="float">
            <text:p>15.9204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5.9456" calcext:value-type="float">
            <text:p>15.9456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15.9707" calcext:value-type="float">
            <text:p>15.9707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15.9958" calcext:value-type="float">
            <text:p>15.9958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6.021" calcext:value-type="float">
            <text:p>16.021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6.0461" calcext:value-type="float">
            <text:p>16.0461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6.0712" calcext:value-type="float">
            <text:p>16.0712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16.0964" calcext:value-type="float">
            <text:p>16.0964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6.1215" calcext:value-type="float">
            <text:p>16.121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6.1466" calcext:value-type="float">
            <text:p>16.1466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16.1718" calcext:value-type="float">
            <text:p>16.1718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16.1969" calcext:value-type="float">
            <text:p>16.1969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6.222" calcext:value-type="float">
            <text:p>16.222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6.2472" calcext:value-type="float">
            <text:p>16.2472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16.2723" calcext:value-type="float">
            <text:p>16.2723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16.2974" calcext:value-type="float">
            <text:p>16.297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16.3225" calcext:value-type="float">
            <text:p>16.3225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16.3477" calcext:value-type="float">
            <text:p>16.3477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6.3728" calcext:value-type="float">
            <text:p>16.3728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16.3979" calcext:value-type="float">
            <text:p>16.3979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6.4231" calcext:value-type="float">
            <text:p>16.4231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16.4482" calcext:value-type="float">
            <text:p>16.448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6.4733" calcext:value-type="float">
            <text:p>16.4733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6.4985" calcext:value-type="float">
            <text:p>16.498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16.5236" calcext:value-type="float">
            <text:p>16.523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6.5487" calcext:value-type="float">
            <text:p>16.5487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6.5739" calcext:value-type="float">
            <text:p>16.5739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6.599" calcext:value-type="float">
            <text:p>16.599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6.6241" calcext:value-type="float">
            <text:p>16.6241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6.6493" calcext:value-type="float">
            <text:p>16.6493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6.6744" calcext:value-type="float">
            <text:p>16.6744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16.6995" calcext:value-type="float">
            <text:p>16.6995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6.7247" calcext:value-type="float">
            <text:p>16.7247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6.7498" calcext:value-type="float">
            <text:p>16.7498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6.7749" calcext:value-type="float">
            <text:p>16.7749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6.8001" calcext:value-type="float">
            <text:p>16.8001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6.8252" calcext:value-type="float">
            <text:p>16.8252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16.8503" calcext:value-type="float">
            <text:p>16.8503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16.8754" calcext:value-type="float">
            <text:p>16.8754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16.9006" calcext:value-type="float">
            <text:p>16.9006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16.9257" calcext:value-type="float">
            <text:p>16.9257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16.9508" calcext:value-type="float">
            <text:p>16.9508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6.976" calcext:value-type="float">
            <text:p>16.976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7.0011" calcext:value-type="float">
            <text:p>17.0011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7.0262" calcext:value-type="float">
            <text:p>17.0262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17.0514" calcext:value-type="float">
            <text:p>17.0514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7.0765" calcext:value-type="float">
            <text:p>17.0765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17.1016" calcext:value-type="float">
            <text:p>17.1016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17.1268" calcext:value-type="float">
            <text:p>17.1268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7.1519" calcext:value-type="float">
            <text:p>17.1519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17.177" calcext:value-type="float">
            <text:p>17.177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7.2022" calcext:value-type="float">
            <text:p>17.2022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17.2273" calcext:value-type="float">
            <text:p>17.2273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17.2524" calcext:value-type="float">
            <text:p>17.2524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17.2776" calcext:value-type="float">
            <text:p>17.2776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17.3027" calcext:value-type="float">
            <text:p>17.3027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17.3278" calcext:value-type="float">
            <text:p>17.3278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17.3529" calcext:value-type="float">
            <text:p>17.352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7.3781" calcext:value-type="float">
            <text:p>17.3781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7.4032" calcext:value-type="float">
            <text:p>17.4032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7.4283" calcext:value-type="float">
            <text:p>17.4283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7.4535" calcext:value-type="float">
            <text:p>17.4535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17.4786" calcext:value-type="float">
            <text:p>17.4786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17.5037" calcext:value-type="float">
            <text:p>17.5037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17.5289" calcext:value-type="float">
            <text:p>17.5289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17.554" calcext:value-type="float">
            <text:p>17.554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17.5791" calcext:value-type="float">
            <text:p>17.5791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7.6043" calcext:value-type="float">
            <text:p>17.6043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7.6294" calcext:value-type="float">
            <text:p>17.629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7.6545" calcext:value-type="float">
            <text:p>17.654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7.6797" calcext:value-type="float">
            <text:p>17.6797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17.7048" calcext:value-type="float">
            <text:p>17.7048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17.7299" calcext:value-type="float">
            <text:p>17.729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7.7551" calcext:value-type="float">
            <text:p>17.7551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17.7802" calcext:value-type="float">
            <text:p>17.780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17.8053" calcext:value-type="float">
            <text:p>17.8053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7.8304" calcext:value-type="float">
            <text:p>17.8304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7.8556" calcext:value-type="float">
            <text:p>17.855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7.8807" calcext:value-type="float">
            <text:p>17.880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7.9058" calcext:value-type="float">
            <text:p>17.905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7.931" calcext:value-type="float">
            <text:p>17.93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7.9561" calcext:value-type="float">
            <text:p>17.956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7.9812" calcext:value-type="float">
            <text:p>17.981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8.0064" calcext:value-type="float">
            <text:p>18.006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8.0315" calcext:value-type="float">
            <text:p>18.031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8.0566" calcext:value-type="float">
            <text:p>18.05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.0818" calcext:value-type="float">
            <text:p>18.08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8.1069" calcext:value-type="float">
            <text:p>18.106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8.132" calcext:value-type="float">
            <text:p>18.13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8.1572" calcext:value-type="float">
            <text:p>18.157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8.1823" calcext:value-type="float">
            <text:p>18.182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8.2074" calcext:value-type="float">
            <text:p>18.207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.2326" calcext:value-type="float">
            <text:p>18.232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.2577" calcext:value-type="float">
            <text:p>18.257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.2828" calcext:value-type="float">
            <text:p>18.282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.308" calcext:value-type="float">
            <text:p>18.30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8.3331" calcext:value-type="float">
            <text:p>18.333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.3582" calcext:value-type="float">
            <text:p>18.358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.3833" calcext:value-type="float">
            <text:p>18.38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.4085" calcext:value-type="float">
            <text:p>18.408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.4336" calcext:value-type="float">
            <text:p>18.43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.4587" calcext:value-type="float">
            <text:p>18.45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.4839" calcext:value-type="float">
            <text:p>18.4839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00/00/00</text:date>, <text:time style:data-style-name="N2" text:time-value="16:20:47.76720892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1:17:37.419296958</meta:creation-date>
    <meta:editing-duration>PT3H9M5S</meta:editing-duration>
    <meta:editing-cycles>9</meta:editing-cycles>
    <meta:generator>LibreOffice/5.1.6.2$Linux_X86_64 LibreOffice_project/10m0$Build-2</meta:generator>
    <dc:date>2017-07-20T16:35:41.357858180</dc:date>
    <meta:document-statistic meta:table-count="5" meta:cell-count="330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5cm" svg:height="10.387cm" xlink:href=".." xlink:type="simple" chart:class="chart:scatter" chart:style-name="ch1">
        <chart:legend chart:legend-position="end" svg:x="15.534cm" svg:y="4.814cm" style:legend-expansion="high" chart:style-name="ch2"/>
        <chart:plot-area chart:style-name="ch3" table:cell-range-address="Sheet1.A8:Sheet1.A34 Sheet1.E8:Sheet1.E34" svg:x="0.353cm" svg:y="0.207cm" svg:width="14.828cm" svg:height="9.973cm">
          <chartooo:coordinate-region svg:x="1.345cm" svg:y="0.407cm" svg:width="13.649cm" svg:height="9.1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8:Sheet1.E34" chart:class="chart:scatter">
            <chart:domain table:cell-range-address="Sheet1.A8:Sheet1.A34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14">
                <text:p>15.214</text:p>
                <draw:g>
                  <svg:desc>Sheet1.A8:Sheet1.A34</svg:desc>
                </draw:g>
              </table:table-cell>
              <table:table-cell office:value-type="float" office:value="3888">
                <text:p>3888</text:p>
                <draw:g>
                  <svg:desc>Sheet1.E8:Sheet1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738">
                <text:p>15.2738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3336">
                <text:p>15.3336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3934">
                <text:p>15.3934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4532">
                <text:p>15.4532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5129">
                <text:p>15.5129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5727">
                <text:p>15.5727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6325">
                <text:p>15.6325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6923">
                <text:p>15.6923</text:p>
              </table:table-cell>
              <table:table-cell office:value-type="float" office:value="5429">
                <text:p>5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7521">
                <text:p>15.7521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8119">
                <text:p>15.8119</text:p>
              </table:table-cell>
              <table:table-cell office:value-type="float" office:value="5298">
                <text:p>5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8717">
                <text:p>15.8717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9315">
                <text:p>15.9315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9913">
                <text:p>15.9913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0511">
                <text:p>16.0511</text:p>
              </table:table-cell>
              <table:table-cell office:value-type="float" office:value="5156">
                <text:p>5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1109">
                <text:p>16.1109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1707">
                <text:p>16.1707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2305">
                <text:p>16.2305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2903">
                <text:p>16.2903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3501">
                <text:p>16.3501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4099">
                <text:p>16.4099</text:p>
              </table:table-cell>
              <table:table-cell office:value-type="float" office:value="5085">
                <text:p>50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4697">
                <text:p>16.4697</text:p>
              </table:table-cell>
              <table:table-cell office:value-type="float" office:value="5091">
                <text:p>5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5295">
                <text:p>16.5295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5893">
                <text:p>16.5893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6491">
                <text:p>16.6491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7089">
                <text:p>16.7089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7686">
                <text:p>16.7686</text:p>
              </table:table-cell>
              <table:table-cell office:value-type="float" office:value="4248">
                <text:p>4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729cm" svg:height="17.638cm" xlink:href=".." xlink:type="simple" chart:class="chart:scatter" chart:style-name="ch1">
        <chart:legend chart:legend-position="end" svg:x="28.613cm" svg:y="8.44cm" style:legend-expansion="high" chart:style-name="ch2"/>
        <chart:plot-area chart:style-name="ch3" table:cell-range-address="Sheet3.B1:Sheet3.C160" svg:x="0.614cm" svg:y="0.352cm" svg:width="27.385cm" svg:height="16.934cm">
          <chartooo:coordinate-region svg:x="1.606cm" svg:y="0.551cm" svg:width="25.928cm" svg:height="16.0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1:Sheet3.C160" chart:class="chart:scatter">
            <chart:domain table:cell-range-address="Sheet3.B1:Sheet3.B160"/>
            <chart:data-point chart:repeated="1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B1:Sheet3.B160</svg:desc>
                </draw:g>
              </table:table-cell>
              <table:table-cell office:value-type="float" office:value="0">
                <text:p>0</text:p>
                <draw:g>
                  <svg:desc>Sheet3.C1:Sheet3.C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7932">
                <text:p>7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825">
                <text:p>8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9531">
                <text:p>95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9708">
                <text:p>9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019">
                <text:p>100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140">
                <text:p>101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502">
                <text:p>95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943">
                <text:p>89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295">
                <text:p>82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202">
                <text:p>72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33">
                <text:p>64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628">
                <text:p>56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929">
                <text:p>49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461">
                <text:p>34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5328">
                <text:p>53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7188">
                <text:p>71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8017">
                <text:p>80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8918">
                <text:p>89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9346">
                <text:p>93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9862">
                <text:p>98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9817">
                <text:p>98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9806">
                <text:p>98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9463">
                <text:p>94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5491">
                <text:p>54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205cm" svg:height="14.69cm" xlink:href=".." xlink:type="simple" chart:class="chart:scatter" chart:style-name="ch1">
        <chart:legend chart:legend-position="end" svg:x="28.089cm" svg:y="6.966cm" style:legend-expansion="high" chart:style-name="ch2"/>
        <chart:plot-area chart:style-name="ch3" table:cell-range-address="Sheet2.A1:Sheet2.B1084" svg:x="0.604cm" svg:y="0.293cm" svg:width="26.881cm" svg:height="14.104cm">
          <chartooo:coordinate-region svg:x="1.516cm" svg:y="0.492cm" svg:width="25.597cm" svg:height="13.2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1084" chart:class="chart:scatter">
            <chart:domain table:cell-range-address="Sheet2.A1:Sheet2.A1084"/>
            <chart:data-point chart:repeated="10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1084</svg:desc>
                </draw:g>
              </table:table-cell>
              <table:table-cell office:value-type="float" office:value="14.8396">
                <text:p>14.8396</text:p>
                <draw:g>
                  <svg:desc>Sheet2.B1:Sheet2.B10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9495">
                <text:p>14.9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5.0828">
                <text:p>15.0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5.1252">
                <text:p>15.1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.1128">
                <text:p>15.1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5.1026">
                <text:p>15.10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15.1004">
                <text:p>15.1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5.1233">
                <text:p>15.1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5.1777">
                <text:p>15.1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5.266">
                <text:p>15.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5.3543">
                <text:p>15.3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5.4254">
                <text:p>15.4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5.4242">
                <text:p>15.4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5.4298">
                <text:p>15.42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5.3603">
                <text:p>15.3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15.2415">
                <text:p>15.24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15.1586">
                <text:p>15.15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.0888">
                <text:p>15.0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15.0415">
                <text:p>15.04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15.0341">
                <text:p>15.03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15.0542">
                <text:p>15.05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15.0859">
                <text:p>15.08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15.1462">
                <text:p>15.1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15.1865">
                <text:p>15.18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15.227">
                <text:p>15.2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5.2754">
                <text:p>15.27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">
                <text:p>104</text:p>
              </table:table-cell>
              <table:table-cell office:value-type="float" office:value="15.2801">
                <text:p>15.2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">
                <text:p>108</text:p>
              </table:table-cell>
              <table:table-cell office:value-type="float" office:value="15.2668">
                <text:p>15.26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">
                <text:p>112</text:p>
              </table:table-cell>
              <table:table-cell office:value-type="float" office:value="15.2277">
                <text:p>15.22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">
                <text:p>116</text:p>
              </table:table-cell>
              <table:table-cell office:value-type="float" office:value="15.2121">
                <text:p>15.2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15.2472">
                <text:p>15.24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">
                <text:p>124</text:p>
              </table:table-cell>
              <table:table-cell office:value-type="float" office:value="15.2789">
                <text:p>15.27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">
                <text:p>128</text:p>
              </table:table-cell>
              <table:table-cell office:value-type="float" office:value="15.338">
                <text:p>15.3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">
                <text:p>132</text:p>
              </table:table-cell>
              <table:table-cell office:value-type="float" office:value="15.4258">
                <text:p>15.4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">
                <text:p>136</text:p>
              </table:table-cell>
              <table:table-cell office:value-type="float" office:value="15.5088">
                <text:p>15.50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15.5863">
                <text:p>15.58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15.6153">
                <text:p>15.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">
                <text:p>148</text:p>
              </table:table-cell>
              <table:table-cell office:value-type="float" office:value="15.5892">
                <text:p>15.58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2">
                <text:p>152</text:p>
              </table:table-cell>
              <table:table-cell office:value-type="float" office:value="15.5323">
                <text:p>15.53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">
                <text:p>156</text:p>
              </table:table-cell>
              <table:table-cell office:value-type="float" office:value="15.431">
                <text:p>15.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">
                <text:p>160</text:p>
              </table:table-cell>
              <table:table-cell office:value-type="float" office:value="15.327">
                <text:p>15.3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">
                <text:p>164</text:p>
              </table:table-cell>
              <table:table-cell office:value-type="float" office:value="15.2298">
                <text:p>15.22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">
                <text:p>168</text:p>
              </table:table-cell>
              <table:table-cell office:value-type="float" office:value="15.1145">
                <text:p>15.11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2">
                <text:p>172</text:p>
              </table:table-cell>
              <table:table-cell office:value-type="float" office:value="15.0376">
                <text:p>15.03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14.9813">
                <text:p>14.98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">
                <text:p>180</text:p>
              </table:table-cell>
              <table:table-cell office:value-type="float" office:value="14.9465">
                <text:p>14.94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4">
                <text:p>184</text:p>
              </table:table-cell>
              <table:table-cell office:value-type="float" office:value="14.944">
                <text:p>14.9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8">
                <text:p>188</text:p>
              </table:table-cell>
              <table:table-cell office:value-type="float" office:value="14.9085">
                <text:p>14.90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">
                <text:p>192</text:p>
              </table:table-cell>
              <table:table-cell office:value-type="float" office:value="14.9252">
                <text:p>14.92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6">
                <text:p>196</text:p>
              </table:table-cell>
              <table:table-cell office:value-type="float" office:value="14.997">
                <text:p>14.9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">
                <text:p>200</text:p>
              </table:table-cell>
              <table:table-cell office:value-type="float" office:value="15.0859">
                <text:p>15.08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">
                <text:p>204</text:p>
              </table:table-cell>
              <table:table-cell office:value-type="float" office:value="15.1398">
                <text:p>15.13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8">
                <text:p>208</text:p>
              </table:table-cell>
              <table:table-cell office:value-type="float" office:value="15.161">
                <text:p>15.1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2">
                <text:p>212</text:p>
              </table:table-cell>
              <table:table-cell office:value-type="float" office:value="15.1711">
                <text:p>15.17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6">
                <text:p>216</text:p>
              </table:table-cell>
              <table:table-cell office:value-type="float" office:value="15.1609">
                <text:p>15.16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0">
                <text:p>220</text:p>
              </table:table-cell>
              <table:table-cell office:value-type="float" office:value="15.2014">
                <text:p>15.20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4">
                <text:p>224</text:p>
              </table:table-cell>
              <table:table-cell office:value-type="float" office:value="15.2513">
                <text:p>15.25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8">
                <text:p>228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2">
                <text:p>232</text:p>
              </table:table-cell>
              <table:table-cell office:value-type="float" office:value="15.4137">
                <text:p>15.41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6">
                <text:p>236</text:p>
              </table:table-cell>
              <table:table-cell office:value-type="float" office:value="15.5214">
                <text:p>15.52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">
                <text:p>240</text:p>
              </table:table-cell>
              <table:table-cell office:value-type="float" office:value="15.6015">
                <text:p>15.6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4">
                <text:p>244</text:p>
              </table:table-cell>
              <table:table-cell office:value-type="float" office:value="15.6377">
                <text:p>15.63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8">
                <text:p>248</text:p>
              </table:table-cell>
              <table:table-cell office:value-type="float" office:value="15.6397">
                <text:p>15.63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2">
                <text:p>252</text:p>
              </table:table-cell>
              <table:table-cell office:value-type="float" office:value="15.5959">
                <text:p>15.59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">
                <text:p>256</text:p>
              </table:table-cell>
              <table:table-cell office:value-type="float" office:value="15.5334">
                <text:p>15.53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0">
                <text:p>260</text:p>
              </table:table-cell>
              <table:table-cell office:value-type="float" office:value="15.5103">
                <text:p>15.51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4">
                <text:p>264</text:p>
              </table:table-cell>
              <table:table-cell office:value-type="float" office:value="15.5461">
                <text:p>15.54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8">
                <text:p>268</text:p>
              </table:table-cell>
              <table:table-cell office:value-type="float" office:value="15.5634">
                <text:p>15.56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2">
                <text:p>272</text:p>
              </table:table-cell>
              <table:table-cell office:value-type="float" office:value="15.5258">
                <text:p>15.52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6">
                <text:p>276</text:p>
              </table:table-cell>
              <table:table-cell office:value-type="float" office:value="15.4744">
                <text:p>15.47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0">
                <text:p>280</text:p>
              </table:table-cell>
              <table:table-cell office:value-type="float" office:value="15.4533">
                <text:p>15.45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4">
                <text:p>284</text:p>
              </table:table-cell>
              <table:table-cell office:value-type="float" office:value="15.3911">
                <text:p>15.39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8">
                <text:p>288</text:p>
              </table:table-cell>
              <table:table-cell office:value-type="float" office:value="15.3389">
                <text:p>15.33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2">
                <text:p>292</text:p>
              </table:table-cell>
              <table:table-cell office:value-type="float" office:value="15.2978">
                <text:p>15.29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6">
                <text:p>296</text:p>
              </table:table-cell>
              <table:table-cell office:value-type="float" office:value="15.2658">
                <text:p>15.26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15.2314">
                <text:p>15.23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4">
                <text:p>304</text:p>
              </table:table-cell>
              <table:table-cell office:value-type="float" office:value="15.1859">
                <text:p>15.18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8">
                <text:p>308</text:p>
              </table:table-cell>
              <table:table-cell office:value-type="float" office:value="15.171">
                <text:p>15.1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2">
                <text:p>312</text:p>
              </table:table-cell>
              <table:table-cell office:value-type="float" office:value="15.1464">
                <text:p>15.14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6">
                <text:p>316</text:p>
              </table:table-cell>
              <table:table-cell office:value-type="float" office:value="15.123">
                <text:p>15.1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0">
                <text:p>320</text:p>
              </table:table-cell>
              <table:table-cell office:value-type="float" office:value="15.1127">
                <text:p>15.11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4">
                <text:p>324</text:p>
              </table:table-cell>
              <table:table-cell office:value-type="float" office:value="15.1037">
                <text:p>15.10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8">
                <text:p>328</text:p>
              </table:table-cell>
              <table:table-cell office:value-type="float" office:value="15.1178">
                <text:p>15.11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2">
                <text:p>332</text:p>
              </table:table-cell>
              <table:table-cell office:value-type="float" office:value="15.148">
                <text:p>15.1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6">
                <text:p>336</text:p>
              </table:table-cell>
              <table:table-cell office:value-type="float" office:value="15.2143">
                <text:p>15.21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15.2735">
                <text:p>15.27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4">
                <text:p>344</text:p>
              </table:table-cell>
              <table:table-cell office:value-type="float" office:value="15.3053">
                <text:p>15.30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8">
                <text:p>348</text:p>
              </table:table-cell>
              <table:table-cell office:value-type="float" office:value="15.3241">
                <text:p>15.32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2">
                <text:p>352</text:p>
              </table:table-cell>
              <table:table-cell office:value-type="float" office:value="15.2981">
                <text:p>15.29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6">
                <text:p>356</text:p>
              </table:table-cell>
              <table:table-cell office:value-type="float" office:value="15.2574">
                <text:p>15.25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0">
                <text:p>360</text:p>
              </table:table-cell>
              <table:table-cell office:value-type="float" office:value="15.2132">
                <text:p>15.21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4">
                <text:p>364</text:p>
              </table:table-cell>
              <table:table-cell office:value-type="float" office:value="15.1978">
                <text:p>15.19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8">
                <text:p>368</text:p>
              </table:table-cell>
              <table:table-cell office:value-type="float" office:value="15.1908">
                <text:p>15.19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2">
                <text:p>372</text:p>
              </table:table-cell>
              <table:table-cell office:value-type="float" office:value="15.188">
                <text:p>15.1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6">
                <text:p>376</text:p>
              </table:table-cell>
              <table:table-cell office:value-type="float" office:value="15.1872">
                <text:p>15.18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0">
                <text:p>380</text:p>
              </table:table-cell>
              <table:table-cell office:value-type="float" office:value="15.1579">
                <text:p>15.15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4">
                <text:p>384</text:p>
              </table:table-cell>
              <table:table-cell office:value-type="float" office:value="15.1289">
                <text:p>15.12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8">
                <text:p>388</text:p>
              </table:table-cell>
              <table:table-cell office:value-type="float" office:value="15.1182">
                <text:p>15.11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2">
                <text:p>392</text:p>
              </table:table-cell>
              <table:table-cell office:value-type="float" office:value="15.1042">
                <text:p>15.10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6">
                <text:p>396</text:p>
              </table:table-cell>
              <table:table-cell office:value-type="float" office:value="15.1239">
                <text:p>15.12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0">
                <text:p>400</text:p>
              </table:table-cell>
              <table:table-cell office:value-type="float" office:value="15.1561">
                <text:p>15.15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4">
                <text:p>404</text:p>
              </table:table-cell>
              <table:table-cell office:value-type="float" office:value="15.1628">
                <text:p>15.16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8">
                <text:p>408</text:p>
              </table:table-cell>
              <table:table-cell office:value-type="float" office:value="15.1623">
                <text:p>15.16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2">
                <text:p>412</text:p>
              </table:table-cell>
              <table:table-cell office:value-type="float" office:value="15.1642">
                <text:p>15.16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6">
                <text:p>416</text:p>
              </table:table-cell>
              <table:table-cell office:value-type="float" office:value="15.1747">
                <text:p>15.17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0">
                <text:p>420</text:p>
              </table:table-cell>
              <table:table-cell office:value-type="float" office:value="15.2047">
                <text:p>15.20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4">
                <text:p>424</text:p>
              </table:table-cell>
              <table:table-cell office:value-type="float" office:value="15.2353">
                <text:p>15.23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8">
                <text:p>428</text:p>
              </table:table-cell>
              <table:table-cell office:value-type="float" office:value="15.2543">
                <text:p>15.25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2">
                <text:p>432</text:p>
              </table:table-cell>
              <table:table-cell office:value-type="float" office:value="15.2639">
                <text:p>15.26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6">
                <text:p>436</text:p>
              </table:table-cell>
              <table:table-cell office:value-type="float" office:value="15.2219">
                <text:p>15.22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0">
                <text:p>440</text:p>
              </table:table-cell>
              <table:table-cell office:value-type="float" office:value="15.1843">
                <text:p>15.18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4">
                <text:p>444</text:p>
              </table:table-cell>
              <table:table-cell office:value-type="float" office:value="15.1435">
                <text:p>15.14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8">
                <text:p>448</text:p>
              </table:table-cell>
              <table:table-cell office:value-type="float" office:value="15.067">
                <text:p>15.0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2">
                <text:p>452</text:p>
              </table:table-cell>
              <table:table-cell office:value-type="float" office:value="14.9911">
                <text:p>14.99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6">
                <text:p>456</text:p>
              </table:table-cell>
              <table:table-cell office:value-type="float" office:value="14.9593">
                <text:p>14.95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0">
                <text:p>460</text:p>
              </table:table-cell>
              <table:table-cell office:value-type="float" office:value="14.9688">
                <text:p>14.96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4">
                <text:p>464</text:p>
              </table:table-cell>
              <table:table-cell office:value-type="float" office:value="14.9763">
                <text:p>14.97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8">
                <text:p>468</text:p>
              </table:table-cell>
              <table:table-cell office:value-type="float" office:value="15.0192">
                <text:p>15.01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2">
                <text:p>472</text:p>
              </table:table-cell>
              <table:table-cell office:value-type="float" office:value="15.0772">
                <text:p>15.07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6">
                <text:p>476</text:p>
              </table:table-cell>
              <table:table-cell office:value-type="float" office:value="15.1494">
                <text:p>15.14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0">
                <text:p>480</text:p>
              </table:table-cell>
              <table:table-cell office:value-type="float" office:value="15.2294">
                <text:p>15.22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4">
                <text:p>484</text:p>
              </table:table-cell>
              <table:table-cell office:value-type="float" office:value="15.2634">
                <text:p>15.26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8">
                <text:p>488</text:p>
              </table:table-cell>
              <table:table-cell office:value-type="float" office:value="15.2866">
                <text:p>15.28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2">
                <text:p>492</text:p>
              </table:table-cell>
              <table:table-cell office:value-type="float" office:value="15.2941">
                <text:p>15.29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96">
                <text:p>496</text:p>
              </table:table-cell>
              <table:table-cell office:value-type="float" office:value="15.3262">
                <text:p>15.32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0">
                <text:p>500</text:p>
              </table:table-cell>
              <table:table-cell office:value-type="float" office:value="15.3929">
                <text:p>15.39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4">
                <text:p>504</text:p>
              </table:table-cell>
              <table:table-cell office:value-type="float" office:value="15.4816">
                <text:p>15.48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8">
                <text:p>508</text:p>
              </table:table-cell>
              <table:table-cell office:value-type="float" office:value="15.5392">
                <text:p>15.53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2">
                <text:p>512</text:p>
              </table:table-cell>
              <table:table-cell office:value-type="float" office:value="15.5319">
                <text:p>15.53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6">
                <text:p>516</text:p>
              </table:table-cell>
              <table:table-cell office:value-type="float" office:value="15.4548">
                <text:p>15.4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0">
                <text:p>520</text:p>
              </table:table-cell>
              <table:table-cell office:value-type="float" office:value="15.3612">
                <text:p>15.36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4">
                <text:p>524</text:p>
              </table:table-cell>
              <table:table-cell office:value-type="float" office:value="15.3085">
                <text:p>15.30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8">
                <text:p>528</text:p>
              </table:table-cell>
              <table:table-cell office:value-type="float" office:value="15.2732">
                <text:p>15.27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2">
                <text:p>532</text:p>
              </table:table-cell>
              <table:table-cell office:value-type="float" office:value="15.2355">
                <text:p>15.23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6">
                <text:p>536</text:p>
              </table:table-cell>
              <table:table-cell office:value-type="float" office:value="15.2014">
                <text:p>15.20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0">
                <text:p>540</text:p>
              </table:table-cell>
              <table:table-cell office:value-type="float" office:value="15.1721">
                <text:p>15.17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4">
                <text:p>544</text:p>
              </table:table-cell>
              <table:table-cell office:value-type="float" office:value="15.0986">
                <text:p>15.09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8">
                <text:p>548</text:p>
              </table:table-cell>
              <table:table-cell office:value-type="float" office:value="15.0396">
                <text:p>15.03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2">
                <text:p>552</text:p>
              </table:table-cell>
              <table:table-cell office:value-type="float" office:value="15.0339">
                <text:p>15.03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6">
                <text:p>556</text:p>
              </table:table-cell>
              <table:table-cell office:value-type="float" office:value="15.0429">
                <text:p>15.04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0">
                <text:p>560</text:p>
              </table:table-cell>
              <table:table-cell office:value-type="float" office:value="15.1038">
                <text:p>15.10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4">
                <text:p>564</text:p>
              </table:table-cell>
              <table:table-cell office:value-type="float" office:value="15.1305">
                <text:p>15.13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8">
                <text:p>568</text:p>
              </table:table-cell>
              <table:table-cell office:value-type="float" office:value="15.1415">
                <text:p>15.14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2">
                <text:p>572</text:p>
              </table:table-cell>
              <table:table-cell office:value-type="float" office:value="15.1584">
                <text:p>15.15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76">
                <text:p>576</text:p>
              </table:table-cell>
              <table:table-cell office:value-type="float" office:value="15.221">
                <text:p>15.2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0">
                <text:p>580</text:p>
              </table:table-cell>
              <table:table-cell office:value-type="float" office:value="15.2746">
                <text:p>15.27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4">
                <text:p>584</text:p>
              </table:table-cell>
              <table:table-cell office:value-type="float" office:value="15.3442">
                <text:p>15.34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8">
                <text:p>588</text:p>
              </table:table-cell>
              <table:table-cell office:value-type="float" office:value="15.4391">
                <text:p>15.43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2">
                <text:p>592</text:p>
              </table:table-cell>
              <table:table-cell office:value-type="float" office:value="15.4666">
                <text:p>15.46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96">
                <text:p>596</text:p>
              </table:table-cell>
              <table:table-cell office:value-type="float" office:value="15.4536">
                <text:p>15.45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00">
                <text:p>600</text:p>
              </table:table-cell>
              <table:table-cell office:value-type="float" office:value="15.4143">
                <text:p>15.41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04">
                <text:p>604</text:p>
              </table:table-cell>
              <table:table-cell office:value-type="float" office:value="15.3731">
                <text:p>15.37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08">
                <text:p>608</text:p>
              </table:table-cell>
              <table:table-cell office:value-type="float" office:value="15.3449">
                <text:p>15.34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12">
                <text:p>612</text:p>
              </table:table-cell>
              <table:table-cell office:value-type="float" office:value="15.3309">
                <text:p>15.33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6">
                <text:p>616</text:p>
              </table:table-cell>
              <table:table-cell office:value-type="float" office:value="15.3344">
                <text:p>15.33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20">
                <text:p>620</text:p>
              </table:table-cell>
              <table:table-cell office:value-type="float" office:value="15.338">
                <text:p>15.3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24">
                <text:p>624</text:p>
              </table:table-cell>
              <table:table-cell office:value-type="float" office:value="15.3341">
                <text:p>15.33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28">
                <text:p>628</text:p>
              </table:table-cell>
              <table:table-cell office:value-type="float" office:value="15.2789">
                <text:p>15.27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32">
                <text:p>632</text:p>
              </table:table-cell>
              <table:table-cell office:value-type="float" office:value="15.2072">
                <text:p>15.20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6">
                <text:p>636</text:p>
              </table:table-cell>
              <table:table-cell office:value-type="float" office:value="15.1638">
                <text:p>15.16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">
                <text:p>640</text:p>
              </table:table-cell>
              <table:table-cell office:value-type="float" office:value="15.1725">
                <text:p>15.17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4">
                <text:p>644</text:p>
              </table:table-cell>
              <table:table-cell office:value-type="float" office:value="15.2254">
                <text:p>15.22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48">
                <text:p>648</text:p>
              </table:table-cell>
              <table:table-cell office:value-type="float" office:value="15.3017">
                <text:p>15.30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52">
                <text:p>652</text:p>
              </table:table-cell>
              <table:table-cell office:value-type="float" office:value="15.3658">
                <text:p>15.36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6">
                <text:p>656</text:p>
              </table:table-cell>
              <table:table-cell office:value-type="float" office:value="15.4126">
                <text:p>15.41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0">
                <text:p>660</text:p>
              </table:table-cell>
              <table:table-cell office:value-type="float" office:value="15.4589">
                <text:p>15.45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4">
                <text:p>664</text:p>
              </table:table-cell>
              <table:table-cell office:value-type="float" office:value="15.4794">
                <text:p>15.47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68">
                <text:p>668</text:p>
              </table:table-cell>
              <table:table-cell office:value-type="float" office:value="15.4672">
                <text:p>15.46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72">
                <text:p>672</text:p>
              </table:table-cell>
              <table:table-cell office:value-type="float" office:value="15.4355">
                <text:p>15.43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76">
                <text:p>676</text:p>
              </table:table-cell>
              <table:table-cell office:value-type="float" office:value="15.4053">
                <text:p>15.40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80">
                <text:p>680</text:p>
              </table:table-cell>
              <table:table-cell office:value-type="float" office:value="15.3814">
                <text:p>15.38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4">
                <text:p>684</text:p>
              </table:table-cell>
              <table:table-cell office:value-type="float" office:value="15.3565">
                <text:p>15.35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88">
                <text:p>688</text:p>
              </table:table-cell>
              <table:table-cell office:value-type="float" office:value="15.3752">
                <text:p>15.37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2">
                <text:p>692</text:p>
              </table:table-cell>
              <table:table-cell office:value-type="float" office:value="15.3831">
                <text:p>15.38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96">
                <text:p>696</text:p>
              </table:table-cell>
              <table:table-cell office:value-type="float" office:value="15.3386">
                <text:p>15.33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00">
                <text:p>700</text:p>
              </table:table-cell>
              <table:table-cell office:value-type="float" office:value="15.3328">
                <text:p>15.33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4">
                <text:p>704</text:p>
              </table:table-cell>
              <table:table-cell office:value-type="float" office:value="15.3534">
                <text:p>15.35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08">
                <text:p>708</text:p>
              </table:table-cell>
              <table:table-cell office:value-type="float" office:value="15.364">
                <text:p>15.3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2">
                <text:p>712</text:p>
              </table:table-cell>
              <table:table-cell office:value-type="float" office:value="15.3668">
                <text:p>15.36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6">
                <text:p>716</text:p>
              </table:table-cell>
              <table:table-cell office:value-type="float" office:value="15.3363">
                <text:p>15.33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20">
                <text:p>720</text:p>
              </table:table-cell>
              <table:table-cell office:value-type="float" office:value="15.3241">
                <text:p>15.32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4">
                <text:p>724</text:p>
              </table:table-cell>
              <table:table-cell office:value-type="float" office:value="15.3364">
                <text:p>15.33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28">
                <text:p>728</text:p>
              </table:table-cell>
              <table:table-cell office:value-type="float" office:value="15.3082">
                <text:p>15.30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32">
                <text:p>732</text:p>
              </table:table-cell>
              <table:table-cell office:value-type="float" office:value="15.2593">
                <text:p>15.25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36">
                <text:p>736</text:p>
              </table:table-cell>
              <table:table-cell office:value-type="float" office:value="15.192">
                <text:p>15.1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40">
                <text:p>740</text:p>
              </table:table-cell>
              <table:table-cell office:value-type="float" office:value="15.1468">
                <text:p>15.14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44">
                <text:p>744</text:p>
              </table:table-cell>
              <table:table-cell office:value-type="float" office:value="15.1265">
                <text:p>15.12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48">
                <text:p>748</text:p>
              </table:table-cell>
              <table:table-cell office:value-type="float" office:value="15.0839">
                <text:p>15.08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2">
                <text:p>752</text:p>
              </table:table-cell>
              <table:table-cell office:value-type="float" office:value="15.0645">
                <text:p>15.06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56">
                <text:p>756</text:p>
              </table:table-cell>
              <table:table-cell office:value-type="float" office:value="15.0867">
                <text:p>15.08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60">
                <text:p>760</text:p>
              </table:table-cell>
              <table:table-cell office:value-type="float" office:value="15.1245">
                <text:p>15.12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64">
                <text:p>764</text:p>
              </table:table-cell>
              <table:table-cell office:value-type="float" office:value="15.162">
                <text:p>15.1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68">
                <text:p>768</text:p>
              </table:table-cell>
              <table:table-cell office:value-type="float" office:value="15.2477">
                <text:p>15.24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72">
                <text:p>772</text:p>
              </table:table-cell>
              <table:table-cell office:value-type="float" office:value="15.3539">
                <text:p>15.35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76">
                <text:p>776</text:p>
              </table:table-cell>
              <table:table-cell office:value-type="float" office:value="15.4236">
                <text:p>15.42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80">
                <text:p>780</text:p>
              </table:table-cell>
              <table:table-cell office:value-type="float" office:value="15.4148">
                <text:p>15.41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84">
                <text:p>784</text:p>
              </table:table-cell>
              <table:table-cell office:value-type="float" office:value="15.3638">
                <text:p>15.36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88">
                <text:p>788</text:p>
              </table:table-cell>
              <table:table-cell office:value-type="float" office:value="15.3435">
                <text:p>15.34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92">
                <text:p>792</text:p>
              </table:table-cell>
              <table:table-cell office:value-type="float" office:value="15.3598">
                <text:p>15.35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96">
                <text:p>796</text:p>
              </table:table-cell>
              <table:table-cell office:value-type="float" office:value="15.3822">
                <text:p>15.38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00">
                <text:p>800</text:p>
              </table:table-cell>
              <table:table-cell office:value-type="float" office:value="15.4359">
                <text:p>15.43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04">
                <text:p>804</text:p>
              </table:table-cell>
              <table:table-cell office:value-type="float" office:value="15.4913">
                <text:p>15.49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8">
                <text:p>808</text:p>
              </table:table-cell>
              <table:table-cell office:value-type="float" office:value="15.5369">
                <text:p>15.53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12">
                <text:p>812</text:p>
              </table:table-cell>
              <table:table-cell office:value-type="float" office:value="15.5951">
                <text:p>15.59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6">
                <text:p>816</text:p>
              </table:table-cell>
              <table:table-cell office:value-type="float" office:value="15.5853">
                <text:p>15.58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20">
                <text:p>820</text:p>
              </table:table-cell>
              <table:table-cell office:value-type="float" office:value="15.5137">
                <text:p>15.51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24">
                <text:p>824</text:p>
              </table:table-cell>
              <table:table-cell office:value-type="float" office:value="15.4506">
                <text:p>15.45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28">
                <text:p>828</text:p>
              </table:table-cell>
              <table:table-cell office:value-type="float" office:value="15.3863">
                <text:p>15.38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32">
                <text:p>832</text:p>
              </table:table-cell>
              <table:table-cell office:value-type="float" office:value="15.324">
                <text:p>15.3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36">
                <text:p>836</text:p>
              </table:table-cell>
              <table:table-cell office:value-type="float" office:value="15.3003">
                <text:p>15.30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40">
                <text:p>840</text:p>
              </table:table-cell>
              <table:table-cell office:value-type="float" office:value="15.3218">
                <text:p>15.32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44">
                <text:p>844</text:p>
              </table:table-cell>
              <table:table-cell office:value-type="float" office:value="15.3633">
                <text:p>15.36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48">
                <text:p>848</text:p>
              </table:table-cell>
              <table:table-cell office:value-type="float" office:value="15.3713">
                <text:p>15.37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52">
                <text:p>852</text:p>
              </table:table-cell>
              <table:table-cell office:value-type="float" office:value="15.4158">
                <text:p>15.41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56">
                <text:p>856</text:p>
              </table:table-cell>
              <table:table-cell office:value-type="float" office:value="15.4262">
                <text:p>15.42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60">
                <text:p>860</text:p>
              </table:table-cell>
              <table:table-cell office:value-type="float" office:value="15.4005">
                <text:p>15.40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64">
                <text:p>864</text:p>
              </table:table-cell>
              <table:table-cell office:value-type="float" office:value="15.3344">
                <text:p>15.33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68">
                <text:p>868</text:p>
              </table:table-cell>
              <table:table-cell office:value-type="float" office:value="15.2424">
                <text:p>15.24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72">
                <text:p>872</text:p>
              </table:table-cell>
              <table:table-cell office:value-type="float" office:value="15.1809">
                <text:p>15.18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76">
                <text:p>876</text:p>
              </table:table-cell>
              <table:table-cell office:value-type="float" office:value="15.1154">
                <text:p>15.11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80">
                <text:p>880</text:p>
              </table:table-cell>
              <table:table-cell office:value-type="float" office:value="15.0712">
                <text:p>15.07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84">
                <text:p>884</text:p>
              </table:table-cell>
              <table:table-cell office:value-type="float" office:value="15.1048">
                <text:p>15.10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88">
                <text:p>888</text:p>
              </table:table-cell>
              <table:table-cell office:value-type="float" office:value="15.1524">
                <text:p>15.15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92">
                <text:p>892</text:p>
              </table:table-cell>
              <table:table-cell office:value-type="float" office:value="15.1741">
                <text:p>15.17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96">
                <text:p>896</text:p>
              </table:table-cell>
              <table:table-cell office:value-type="float" office:value="15.2396">
                <text:p>15.23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00">
                <text:p>900</text:p>
              </table:table-cell>
              <table:table-cell office:value-type="float" office:value="15.2988">
                <text:p>15.29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4">
                <text:p>904</text:p>
              </table:table-cell>
              <table:table-cell office:value-type="float" office:value="15.3088">
                <text:p>15.30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8">
                <text:p>908</text:p>
              </table:table-cell>
              <table:table-cell office:value-type="float" office:value="15.3062">
                <text:p>15.30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12">
                <text:p>912</text:p>
              </table:table-cell>
              <table:table-cell office:value-type="float" office:value="15.3248">
                <text:p>15.32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16">
                <text:p>916</text:p>
              </table:table-cell>
              <table:table-cell office:value-type="float" office:value="15.3549">
                <text:p>15.35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20">
                <text:p>920</text:p>
              </table:table-cell>
              <table:table-cell office:value-type="float" office:value="15.4257">
                <text:p>15.42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24">
                <text:p>924</text:p>
              </table:table-cell>
              <table:table-cell office:value-type="float" office:value="15.5138">
                <text:p>15.51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28">
                <text:p>928</text:p>
              </table:table-cell>
              <table:table-cell office:value-type="float" office:value="15.598">
                <text:p>15.5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32">
                <text:p>932</text:p>
              </table:table-cell>
              <table:table-cell office:value-type="float" office:value="15.6771">
                <text:p>15.67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36">
                <text:p>936</text:p>
              </table:table-cell>
              <table:table-cell office:value-type="float" office:value="15.7228">
                <text:p>15.72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40">
                <text:p>940</text:p>
              </table:table-cell>
              <table:table-cell office:value-type="float" office:value="15.7208">
                <text:p>15.72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44">
                <text:p>944</text:p>
              </table:table-cell>
              <table:table-cell office:value-type="float" office:value="15.7104">
                <text:p>15.71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48">
                <text:p>948</text:p>
              </table:table-cell>
              <table:table-cell office:value-type="float" office:value="15.7067">
                <text:p>15.70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52">
                <text:p>952</text:p>
              </table:table-cell>
              <table:table-cell office:value-type="float" office:value="15.7496">
                <text:p>15.74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56">
                <text:p>956</text:p>
              </table:table-cell>
              <table:table-cell office:value-type="float" office:value="15.8019">
                <text:p>15.80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60">
                <text:p>960</text:p>
              </table:table-cell>
              <table:table-cell office:value-type="float" office:value="15.8525">
                <text:p>15.85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64">
                <text:p>964</text:p>
              </table:table-cell>
              <table:table-cell office:value-type="float" office:value="15.8802">
                <text:p>15.88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68">
                <text:p>968</text:p>
              </table:table-cell>
              <table:table-cell office:value-type="float" office:value="15.879">
                <text:p>15.8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72">
                <text:p>972</text:p>
              </table:table-cell>
              <table:table-cell office:value-type="float" office:value="15.8793">
                <text:p>15.87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76">
                <text:p>976</text:p>
              </table:table-cell>
              <table:table-cell office:value-type="float" office:value="15.8346">
                <text:p>15.83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80">
                <text:p>980</text:p>
              </table:table-cell>
              <table:table-cell office:value-type="float" office:value="15.8115">
                <text:p>15.81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84">
                <text:p>984</text:p>
              </table:table-cell>
              <table:table-cell office:value-type="float" office:value="15.7954">
                <text:p>15.79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88">
                <text:p>988</text:p>
              </table:table-cell>
              <table:table-cell office:value-type="float" office:value="15.7797">
                <text:p>15.77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92">
                <text:p>992</text:p>
              </table:table-cell>
              <table:table-cell office:value-type="float" office:value="15.7624">
                <text:p>15.76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96">
                <text:p>996</text:p>
              </table:table-cell>
              <table:table-cell office:value-type="float" office:value="15.7975">
                <text:p>15.79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00">
                <text:p>1000</text:p>
              </table:table-cell>
              <table:table-cell office:value-type="float" office:value="15.8593">
                <text:p>15.85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4">
                <text:p>1004</text:p>
              </table:table-cell>
              <table:table-cell office:value-type="float" office:value="15.8683">
                <text:p>15.86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8">
                <text:p>1008</text:p>
              </table:table-cell>
              <table:table-cell office:value-type="float" office:value="15.8732">
                <text:p>15.87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12">
                <text:p>1012</text:p>
              </table:table-cell>
              <table:table-cell office:value-type="float" office:value="15.8352">
                <text:p>15.83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16">
                <text:p>1016</text:p>
              </table:table-cell>
              <table:table-cell office:value-type="float" office:value="15.784">
                <text:p>15.7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0">
                <text:p>1020</text:p>
              </table:table-cell>
              <table:table-cell office:value-type="float" office:value="15.6853">
                <text:p>15.68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24">
                <text:p>1024</text:p>
              </table:table-cell>
              <table:table-cell office:value-type="float" office:value="15.5995">
                <text:p>15.59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28">
                <text:p>1028</text:p>
              </table:table-cell>
              <table:table-cell office:value-type="float" office:value="15.5559">
                <text:p>15.55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32">
                <text:p>1032</text:p>
              </table:table-cell>
              <table:table-cell office:value-type="float" office:value="15.5221">
                <text:p>15.52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36">
                <text:p>1036</text:p>
              </table:table-cell>
              <table:table-cell office:value-type="float" office:value="15.5179">
                <text:p>15.51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40">
                <text:p>1040</text:p>
              </table:table-cell>
              <table:table-cell office:value-type="float" office:value="15.5333">
                <text:p>15.53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44">
                <text:p>1044</text:p>
              </table:table-cell>
              <table:table-cell office:value-type="float" office:value="15.5674">
                <text:p>15.56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48">
                <text:p>1048</text:p>
              </table:table-cell>
              <table:table-cell office:value-type="float" office:value="15.5833">
                <text:p>15.58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52">
                <text:p>1052</text:p>
              </table:table-cell>
              <table:table-cell office:value-type="float" office:value="15.5642">
                <text:p>15.56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56">
                <text:p>1056</text:p>
              </table:table-cell>
              <table:table-cell office:value-type="float" office:value="15.4464">
                <text:p>15.44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60">
                <text:p>1060</text:p>
              </table:table-cell>
              <table:table-cell office:value-type="float" office:value="15.3352">
                <text:p>15.33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64">
                <text:p>1064</text:p>
              </table:table-cell>
              <table:table-cell office:value-type="float" office:value="15.242">
                <text:p>15.2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68">
                <text:p>1068</text:p>
              </table:table-cell>
              <table:table-cell office:value-type="float" office:value="15.1308">
                <text:p>15.13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72">
                <text:p>1072</text:p>
              </table:table-cell>
              <table:table-cell office:value-type="float" office:value="15.0483">
                <text:p>15.04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76">
                <text:p>1076</text:p>
              </table:table-cell>
              <table:table-cell office:value-type="float" office:value="15.0004">
                <text:p>15.00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80">
                <text:p>1080</text:p>
              </table:table-cell>
              <table:table-cell office:value-type="float" office:value="15.0317">
                <text:p>15.03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84">
                <text:p>1084</text:p>
              </table:table-cell>
              <table:table-cell office:value-type="float" office:value="15.0882">
                <text:p>15.08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88">
                <text:p>1088</text:p>
              </table:table-cell>
              <table:table-cell office:value-type="float" office:value="15.1047">
                <text:p>15.10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92">
                <text:p>1092</text:p>
              </table:table-cell>
              <table:table-cell office:value-type="float" office:value="15.0586">
                <text:p>15.05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96">
                <text:p>1096</text:p>
              </table:table-cell>
              <table:table-cell office:value-type="float" office:value="15.0541">
                <text:p>15.05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00">
                <text:p>1100</text:p>
              </table:table-cell>
              <table:table-cell office:value-type="float" office:value="15.1122">
                <text:p>15.11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04">
                <text:p>1104</text:p>
              </table:table-cell>
              <table:table-cell office:value-type="float" office:value="15.219">
                <text:p>15.2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08">
                <text:p>1108</text:p>
              </table:table-cell>
              <table:table-cell office:value-type="float" office:value="15.3548">
                <text:p>15.35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12">
                <text:p>1112</text:p>
              </table:table-cell>
              <table:table-cell office:value-type="float" office:value="15.4666">
                <text:p>15.46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16">
                <text:p>1116</text:p>
              </table:table-cell>
              <table:table-cell office:value-type="float" office:value="15.5528">
                <text:p>15.55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20">
                <text:p>1120</text:p>
              </table:table-cell>
              <table:table-cell office:value-type="float" office:value="15.6134">
                <text:p>15.61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24">
                <text:p>1124</text:p>
              </table:table-cell>
              <table:table-cell office:value-type="float" office:value="15.6432">
                <text:p>15.64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28">
                <text:p>1128</text:p>
              </table:table-cell>
              <table:table-cell office:value-type="float" office:value="15.6238">
                <text:p>15.62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32">
                <text:p>1132</text:p>
              </table:table-cell>
              <table:table-cell office:value-type="float" office:value="15.6236">
                <text:p>15.62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36">
                <text:p>1136</text:p>
              </table:table-cell>
              <table:table-cell office:value-type="float" office:value="15.6556">
                <text:p>15.65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40">
                <text:p>1140</text:p>
              </table:table-cell>
              <table:table-cell office:value-type="float" office:value="15.6169">
                <text:p>15.61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44">
                <text:p>1144</text:p>
              </table:table-cell>
              <table:table-cell office:value-type="float" office:value="15.5903">
                <text:p>15.59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48">
                <text:p>1148</text:p>
              </table:table-cell>
              <table:table-cell office:value-type="float" office:value="15.5851">
                <text:p>15.58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52">
                <text:p>1152</text:p>
              </table:table-cell>
              <table:table-cell office:value-type="float" office:value="15.5574">
                <text:p>15.55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56">
                <text:p>1156</text:p>
              </table:table-cell>
              <table:table-cell office:value-type="float" office:value="15.468">
                <text:p>15.4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60">
                <text:p>1160</text:p>
              </table:table-cell>
              <table:table-cell office:value-type="float" office:value="15.3525">
                <text:p>15.35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64">
                <text:p>1164</text:p>
              </table:table-cell>
              <table:table-cell office:value-type="float" office:value="15.2543">
                <text:p>15.25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68">
                <text:p>1168</text:p>
              </table:table-cell>
              <table:table-cell office:value-type="float" office:value="15.1907">
                <text:p>15.19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72">
                <text:p>1172</text:p>
              </table:table-cell>
              <table:table-cell office:value-type="float" office:value="15.1518">
                <text:p>15.15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76">
                <text:p>1176</text:p>
              </table:table-cell>
              <table:table-cell office:value-type="float" office:value="15.1751">
                <text:p>15.17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80">
                <text:p>1180</text:p>
              </table:table-cell>
              <table:table-cell office:value-type="float" office:value="15.2557">
                <text:p>15.25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84">
                <text:p>1184</text:p>
              </table:table-cell>
              <table:table-cell office:value-type="float" office:value="15.3438">
                <text:p>15.34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88">
                <text:p>1188</text:p>
              </table:table-cell>
              <table:table-cell office:value-type="float" office:value="15.3842">
                <text:p>15.38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92">
                <text:p>1192</text:p>
              </table:table-cell>
              <table:table-cell office:value-type="float" office:value="15.4153">
                <text:p>15.41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96">
                <text:p>1196</text:p>
              </table:table-cell>
              <table:table-cell office:value-type="float" office:value="15.4152">
                <text:p>15.41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00">
                <text:p>1200</text:p>
              </table:table-cell>
              <table:table-cell office:value-type="float" office:value="15.3827">
                <text:p>15.38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04">
                <text:p>1204</text:p>
              </table:table-cell>
              <table:table-cell office:value-type="float" office:value="15.3584">
                <text:p>15.35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08">
                <text:p>1208</text:p>
              </table:table-cell>
              <table:table-cell office:value-type="float" office:value="15.3813">
                <text:p>15.38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12">
                <text:p>1212</text:p>
              </table:table-cell>
              <table:table-cell office:value-type="float" office:value="15.4019">
                <text:p>15.40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16">
                <text:p>1216</text:p>
              </table:table-cell>
              <table:table-cell office:value-type="float" office:value="15.3818">
                <text:p>15.38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20">
                <text:p>1220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24">
                <text:p>1224</text:p>
              </table:table-cell>
              <table:table-cell office:value-type="float" office:value="15.4074">
                <text:p>15.40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28">
                <text:p>1228</text:p>
              </table:table-cell>
              <table:table-cell office:value-type="float" office:value="15.4061">
                <text:p>15.40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32">
                <text:p>1232</text:p>
              </table:table-cell>
              <table:table-cell office:value-type="float" office:value="15.3965">
                <text:p>15.39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6">
                <text:p>1236</text:p>
              </table:table-cell>
              <table:table-cell office:value-type="float" office:value="15.3898">
                <text:p>15.38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40">
                <text:p>1240</text:p>
              </table:table-cell>
              <table:table-cell office:value-type="float" office:value="15.3631">
                <text:p>15.36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44">
                <text:p>1244</text:p>
              </table:table-cell>
              <table:table-cell office:value-type="float" office:value="15.2738">
                <text:p>15.27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48">
                <text:p>1248</text:p>
              </table:table-cell>
              <table:table-cell office:value-type="float" office:value="15.1817">
                <text:p>15.18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52">
                <text:p>1252</text:p>
              </table:table-cell>
              <table:table-cell office:value-type="float" office:value="15.1428">
                <text:p>15.14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56">
                <text:p>1256</text:p>
              </table:table-cell>
              <table:table-cell office:value-type="float" office:value="15.1418">
                <text:p>15.14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60">
                <text:p>1260</text:p>
              </table:table-cell>
              <table:table-cell office:value-type="float" office:value="15.1412">
                <text:p>15.14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64">
                <text:p>1264</text:p>
              </table:table-cell>
              <table:table-cell office:value-type="float" office:value="15.1876">
                <text:p>15.18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68">
                <text:p>1268</text:p>
              </table:table-cell>
              <table:table-cell office:value-type="float" office:value="15.2686">
                <text:p>15.26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72">
                <text:p>1272</text:p>
              </table:table-cell>
              <table:table-cell office:value-type="float" office:value="15.375">
                <text:p>15.3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76">
                <text:p>1276</text:p>
              </table:table-cell>
              <table:table-cell office:value-type="float" office:value="15.471">
                <text:p>15.4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80">
                <text:p>1280</text:p>
              </table:table-cell>
              <table:table-cell office:value-type="float" office:value="15.5303">
                <text:p>15.53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84">
                <text:p>1284</text:p>
              </table:table-cell>
              <table:table-cell office:value-type="float" office:value="15.5651">
                <text:p>15.565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88">
                <text:p>1288</text:p>
              </table:table-cell>
              <table:table-cell office:value-type="float" office:value="15.5905">
                <text:p>15.59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92">
                <text:p>1292</text:p>
              </table:table-cell>
              <table:table-cell office:value-type="float" office:value="15.5958">
                <text:p>15.59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96">
                <text:p>1296</text:p>
              </table:table-cell>
              <table:table-cell office:value-type="float" office:value="15.6215">
                <text:p>15.62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00">
                <text:p>1300</text:p>
              </table:table-cell>
              <table:table-cell office:value-type="float" office:value="15.6237">
                <text:p>15.62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04">
                <text:p>1304</text:p>
              </table:table-cell>
              <table:table-cell office:value-type="float" office:value="15.6371">
                <text:p>15.63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08">
                <text:p>1308</text:p>
              </table:table-cell>
              <table:table-cell office:value-type="float" office:value="15.6302">
                <text:p>15.63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12">
                <text:p>1312</text:p>
              </table:table-cell>
              <table:table-cell office:value-type="float" office:value="15.5844">
                <text:p>15.58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16">
                <text:p>1316</text:p>
              </table:table-cell>
              <table:table-cell office:value-type="float" office:value="15.5414">
                <text:p>15.54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20">
                <text:p>1320</text:p>
              </table:table-cell>
              <table:table-cell office:value-type="float" office:value="15.5366">
                <text:p>15.53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24">
                <text:p>1324</text:p>
              </table:table-cell>
              <table:table-cell office:value-type="float" office:value="15.5402">
                <text:p>15.54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28">
                <text:p>1328</text:p>
              </table:table-cell>
              <table:table-cell office:value-type="float" office:value="15.5078">
                <text:p>15.50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32">
                <text:p>1332</text:p>
              </table:table-cell>
              <table:table-cell office:value-type="float" office:value="15.4621">
                <text:p>15.46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36">
                <text:p>1336</text:p>
              </table:table-cell>
              <table:table-cell office:value-type="float" office:value="15.3828">
                <text:p>15.38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40">
                <text:p>1340</text:p>
              </table:table-cell>
              <table:table-cell office:value-type="float" office:value="15.2964">
                <text:p>15.29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44">
                <text:p>1344</text:p>
              </table:table-cell>
              <table:table-cell office:value-type="float" office:value="15.2168">
                <text:p>15.21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48">
                <text:p>1348</text:p>
              </table:table-cell>
              <table:table-cell office:value-type="float" office:value="15.1294">
                <text:p>15.12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52">
                <text:p>1352</text:p>
              </table:table-cell>
              <table:table-cell office:value-type="float" office:value="15.0836">
                <text:p>15.08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56">
                <text:p>1356</text:p>
              </table:table-cell>
              <table:table-cell office:value-type="float" office:value="15.0628">
                <text:p>15.06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60">
                <text:p>1360</text:p>
              </table:table-cell>
              <table:table-cell office:value-type="float" office:value="15.0738">
                <text:p>15.07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64">
                <text:p>1364</text:p>
              </table:table-cell>
              <table:table-cell office:value-type="float" office:value="15.1412">
                <text:p>15.14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68">
                <text:p>1368</text:p>
              </table:table-cell>
              <table:table-cell office:value-type="float" office:value="15.1944">
                <text:p>15.19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72">
                <text:p>1372</text:p>
              </table:table-cell>
              <table:table-cell office:value-type="float" office:value="15.2939">
                <text:p>15.29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76">
                <text:p>1376</text:p>
              </table:table-cell>
              <table:table-cell office:value-type="float" office:value="15.4216">
                <text:p>15.42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80">
                <text:p>1380</text:p>
              </table:table-cell>
              <table:table-cell office:value-type="float" office:value="15.5174">
                <text:p>15.51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84">
                <text:p>1384</text:p>
              </table:table-cell>
              <table:table-cell office:value-type="float" office:value="15.5709">
                <text:p>15.57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88">
                <text:p>1388</text:p>
              </table:table-cell>
              <table:table-cell office:value-type="float" office:value="15.629">
                <text:p>15.6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92">
                <text:p>1392</text:p>
              </table:table-cell>
              <table:table-cell office:value-type="float" office:value="15.6733">
                <text:p>15.67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96">
                <text:p>1396</text:p>
              </table:table-cell>
              <table:table-cell office:value-type="float" office:value="15.6822">
                <text:p>15.68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00">
                <text:p>1400</text:p>
              </table:table-cell>
              <table:table-cell office:value-type="float" office:value="15.6771">
                <text:p>15.67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04">
                <text:p>1404</text:p>
              </table:table-cell>
              <table:table-cell office:value-type="float" office:value="15.5942">
                <text:p>15.59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08">
                <text:p>1408</text:p>
              </table:table-cell>
              <table:table-cell office:value-type="float" office:value="15.5022">
                <text:p>15.50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12">
                <text:p>1412</text:p>
              </table:table-cell>
              <table:table-cell office:value-type="float" office:value="15.3895">
                <text:p>15.38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16">
                <text:p>1416</text:p>
              </table:table-cell>
              <table:table-cell office:value-type="float" office:value="15.2692">
                <text:p>15.26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20">
                <text:p>1420</text:p>
              </table:table-cell>
              <table:table-cell office:value-type="float" office:value="15.1741">
                <text:p>15.17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24">
                <text:p>1424</text:p>
              </table:table-cell>
              <table:table-cell office:value-type="float" office:value="15.1024">
                <text:p>15.10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28">
                <text:p>1428</text:p>
              </table:table-cell>
              <table:table-cell office:value-type="float" office:value="15.1049">
                <text:p>15.10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32">
                <text:p>1432</text:p>
              </table:table-cell>
              <table:table-cell office:value-type="float" office:value="15.1218">
                <text:p>15.12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36">
                <text:p>1436</text:p>
              </table:table-cell>
              <table:table-cell office:value-type="float" office:value="15.1615">
                <text:p>15.16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40">
                <text:p>1440</text:p>
              </table:table-cell>
              <table:table-cell office:value-type="float" office:value="15.2186">
                <text:p>15.21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44">
                <text:p>1444</text:p>
              </table:table-cell>
              <table:table-cell office:value-type="float" office:value="15.2993">
                <text:p>15.29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48">
                <text:p>1448</text:p>
              </table:table-cell>
              <table:table-cell office:value-type="float" office:value="15.3789">
                <text:p>15.37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52">
                <text:p>1452</text:p>
              </table:table-cell>
              <table:table-cell office:value-type="float" office:value="15.4531">
                <text:p>15.45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56">
                <text:p>1456</text:p>
              </table:table-cell>
              <table:table-cell office:value-type="float" office:value="15.5001">
                <text:p>15.50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60">
                <text:p>1460</text:p>
              </table:table-cell>
              <table:table-cell office:value-type="float" office:value="15.4952">
                <text:p>15.49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64">
                <text:p>1464</text:p>
              </table:table-cell>
              <table:table-cell office:value-type="float" office:value="15.4605">
                <text:p>15.46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68">
                <text:p>1468</text:p>
              </table:table-cell>
              <table:table-cell office:value-type="float" office:value="15.4151">
                <text:p>15.41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72">
                <text:p>1472</text:p>
              </table:table-cell>
              <table:table-cell office:value-type="float" office:value="15.3575">
                <text:p>15.35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76">
                <text:p>1476</text:p>
              </table:table-cell>
              <table:table-cell office:value-type="float" office:value="15.3085">
                <text:p>15.30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80">
                <text:p>1480</text:p>
              </table:table-cell>
              <table:table-cell office:value-type="float" office:value="15.2601">
                <text:p>15.26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84">
                <text:p>1484</text:p>
              </table:table-cell>
              <table:table-cell office:value-type="float" office:value="15.2043">
                <text:p>15.20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88">
                <text:p>1488</text:p>
              </table:table-cell>
              <table:table-cell office:value-type="float" office:value="15.1441">
                <text:p>15.14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92">
                <text:p>1492</text:p>
              </table:table-cell>
              <table:table-cell office:value-type="float" office:value="15.065">
                <text:p>15.0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96">
                <text:p>1496</text:p>
              </table:table-cell>
              <table:table-cell office:value-type="float" office:value="15.0121">
                <text:p>15.01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00">
                <text:p>1500</text:p>
              </table:table-cell>
              <table:table-cell office:value-type="float" office:value="15.0098">
                <text:p>15.00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04">
                <text:p>1504</text:p>
              </table:table-cell>
              <table:table-cell office:value-type="float" office:value="15.0565">
                <text:p>15.05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08">
                <text:p>1508</text:p>
              </table:table-cell>
              <table:table-cell office:value-type="float" office:value="15.1316">
                <text:p>15.13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12">
                <text:p>1512</text:p>
              </table:table-cell>
              <table:table-cell office:value-type="float" office:value="15.2077">
                <text:p>15.20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16">
                <text:p>1516</text:p>
              </table:table-cell>
              <table:table-cell office:value-type="float" office:value="15.3153">
                <text:p>15.31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20">
                <text:p>1520</text:p>
              </table:table-cell>
              <table:table-cell office:value-type="float" office:value="15.4205">
                <text:p>15.42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24">
                <text:p>1524</text:p>
              </table:table-cell>
              <table:table-cell office:value-type="float" office:value="15.4883">
                <text:p>15.48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28">
                <text:p>1528</text:p>
              </table:table-cell>
              <table:table-cell office:value-type="float" office:value="15.5526">
                <text:p>15.55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32">
                <text:p>1532</text:p>
              </table:table-cell>
              <table:table-cell office:value-type="float" office:value="15.6057">
                <text:p>15.60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36">
                <text:p>1536</text:p>
              </table:table-cell>
              <table:table-cell office:value-type="float" office:value="15.6454">
                <text:p>15.64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40">
                <text:p>1540</text:p>
              </table:table-cell>
              <table:table-cell office:value-type="float" office:value="15.681">
                <text:p>15.68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44">
                <text:p>1544</text:p>
              </table:table-cell>
              <table:table-cell office:value-type="float" office:value="15.6808">
                <text:p>15.68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48">
                <text:p>1548</text:p>
              </table:table-cell>
              <table:table-cell office:value-type="float" office:value="15.6437">
                <text:p>15.64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52">
                <text:p>1552</text:p>
              </table:table-cell>
              <table:table-cell office:value-type="float" office:value="15.5903">
                <text:p>15.59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56">
                <text:p>1556</text:p>
              </table:table-cell>
              <table:table-cell office:value-type="float" office:value="15.5388">
                <text:p>15.53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60">
                <text:p>1560</text:p>
              </table:table-cell>
              <table:table-cell office:value-type="float" office:value="15.4943">
                <text:p>15.49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64">
                <text:p>1564</text:p>
              </table:table-cell>
              <table:table-cell office:value-type="float" office:value="15.4717">
                <text:p>15.47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68">
                <text:p>1568</text:p>
              </table:table-cell>
              <table:table-cell office:value-type="float" office:value="15.4642">
                <text:p>15.464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72">
                <text:p>1572</text:p>
              </table:table-cell>
              <table:table-cell office:value-type="float" office:value="15.4033">
                <text:p>15.40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76">
                <text:p>1576</text:p>
              </table:table-cell>
              <table:table-cell office:value-type="float" office:value="15.3677">
                <text:p>15.36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80">
                <text:p>1580</text:p>
              </table:table-cell>
              <table:table-cell office:value-type="float" office:value="15.3359">
                <text:p>15.33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84">
                <text:p>1584</text:p>
              </table:table-cell>
              <table:table-cell office:value-type="float" office:value="15.281">
                <text:p>15.2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88">
                <text:p>1588</text:p>
              </table:table-cell>
              <table:table-cell office:value-type="float" office:value="15.2382">
                <text:p>15.23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92">
                <text:p>1592</text:p>
              </table:table-cell>
              <table:table-cell office:value-type="float" office:value="15.2391">
                <text:p>15.23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96">
                <text:p>1596</text:p>
              </table:table-cell>
              <table:table-cell office:value-type="float" office:value="15.2546">
                <text:p>15.25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00">
                <text:p>1600</text:p>
              </table:table-cell>
              <table:table-cell office:value-type="float" office:value="15.2282">
                <text:p>15.22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04">
                <text:p>1604</text:p>
              </table:table-cell>
              <table:table-cell office:value-type="float" office:value="15.2028">
                <text:p>15.20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08">
                <text:p>1608</text:p>
              </table:table-cell>
              <table:table-cell office:value-type="float" office:value="15.1589">
                <text:p>15.15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12">
                <text:p>1612</text:p>
              </table:table-cell>
              <table:table-cell office:value-type="float" office:value="15.1093">
                <text:p>15.10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16">
                <text:p>1616</text:p>
              </table:table-cell>
              <table:table-cell office:value-type="float" office:value="15.0889">
                <text:p>15.08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20">
                <text:p>1620</text:p>
              </table:table-cell>
              <table:table-cell office:value-type="float" office:value="15.1081">
                <text:p>15.108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24">
                <text:p>1624</text:p>
              </table:table-cell>
              <table:table-cell office:value-type="float" office:value="15.2051">
                <text:p>15.205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28">
                <text:p>1628</text:p>
              </table:table-cell>
              <table:table-cell office:value-type="float" office:value="15.3224">
                <text:p>15.32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32">
                <text:p>1632</text:p>
              </table:table-cell>
              <table:table-cell office:value-type="float" office:value="15.4611">
                <text:p>15.46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36">
                <text:p>1636</text:p>
              </table:table-cell>
              <table:table-cell office:value-type="float" office:value="15.5246">
                <text:p>15.52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40">
                <text:p>1640</text:p>
              </table:table-cell>
              <table:table-cell office:value-type="float" office:value="15.5797">
                <text:p>15.57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44">
                <text:p>1644</text:p>
              </table:table-cell>
              <table:table-cell office:value-type="float" office:value="15.6239">
                <text:p>15.62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48">
                <text:p>1648</text:p>
              </table:table-cell>
              <table:table-cell office:value-type="float" office:value="15.6669">
                <text:p>15.66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52">
                <text:p>1652</text:p>
              </table:table-cell>
              <table:table-cell office:value-type="float" office:value="15.723">
                <text:p>15.7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56">
                <text:p>1656</text:p>
              </table:table-cell>
              <table:table-cell office:value-type="float" office:value="15.7619">
                <text:p>15.76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60">
                <text:p>1660</text:p>
              </table:table-cell>
              <table:table-cell office:value-type="float" office:value="15.7814">
                <text:p>15.78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64">
                <text:p>1664</text:p>
              </table:table-cell>
              <table:table-cell office:value-type="float" office:value="15.7631">
                <text:p>15.76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68">
                <text:p>1668</text:p>
              </table:table-cell>
              <table:table-cell office:value-type="float" office:value="15.6767">
                <text:p>15.67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72">
                <text:p>1672</text:p>
              </table:table-cell>
              <table:table-cell office:value-type="float" office:value="15.5561">
                <text:p>15.556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76">
                <text:p>1676</text:p>
              </table:table-cell>
              <table:table-cell office:value-type="float" office:value="15.4381">
                <text:p>15.43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80">
                <text:p>1680</text:p>
              </table:table-cell>
              <table:table-cell office:value-type="float" office:value="15.3164">
                <text:p>15.31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84">
                <text:p>1684</text:p>
              </table:table-cell>
              <table:table-cell office:value-type="float" office:value="15.2194">
                <text:p>15.21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88">
                <text:p>1688</text:p>
              </table:table-cell>
              <table:table-cell office:value-type="float" office:value="15.1345">
                <text:p>15.13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92">
                <text:p>1692</text:p>
              </table:table-cell>
              <table:table-cell office:value-type="float" office:value="15.1114">
                <text:p>15.11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96">
                <text:p>1696</text:p>
              </table:table-cell>
              <table:table-cell office:value-type="float" office:value="15.1496">
                <text:p>15.14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00">
                <text:p>1700</text:p>
              </table:table-cell>
              <table:table-cell office:value-type="float" office:value="15.2125">
                <text:p>15.21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04">
                <text:p>1704</text:p>
              </table:table-cell>
              <table:table-cell office:value-type="float" office:value="15.2329">
                <text:p>15.23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08">
                <text:p>1708</text:p>
              </table:table-cell>
              <table:table-cell office:value-type="float" office:value="15.2223">
                <text:p>15.22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12">
                <text:p>1712</text:p>
              </table:table-cell>
              <table:table-cell office:value-type="float" office:value="15.1906">
                <text:p>15.19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16">
                <text:p>1716</text:p>
              </table:table-cell>
              <table:table-cell office:value-type="float" office:value="15.1686">
                <text:p>15.16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20">
                <text:p>1720</text:p>
              </table:table-cell>
              <table:table-cell office:value-type="float" office:value="15.2032">
                <text:p>15.20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24">
                <text:p>1724</text:p>
              </table:table-cell>
              <table:table-cell office:value-type="float" office:value="15.2251">
                <text:p>15.22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28">
                <text:p>1728</text:p>
              </table:table-cell>
              <table:table-cell office:value-type="float" office:value="15.2658">
                <text:p>15.26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32">
                <text:p>1732</text:p>
              </table:table-cell>
              <table:table-cell office:value-type="float" office:value="15.3273">
                <text:p>15.327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36">
                <text:p>1736</text:p>
              </table:table-cell>
              <table:table-cell office:value-type="float" office:value="15.3311">
                <text:p>15.33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40">
                <text:p>1740</text:p>
              </table:table-cell>
              <table:table-cell office:value-type="float" office:value="15.3001">
                <text:p>15.30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44">
                <text:p>1744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48">
                <text:p>1748</text:p>
              </table:table-cell>
              <table:table-cell office:value-type="float" office:value="15.3534">
                <text:p>15.35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52">
                <text:p>1752</text:p>
              </table:table-cell>
              <table:table-cell office:value-type="float" office:value="15.3876">
                <text:p>15.38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56">
                <text:p>1756</text:p>
              </table:table-cell>
              <table:table-cell office:value-type="float" office:value="15.4047">
                <text:p>15.40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60">
                <text:p>1760</text:p>
              </table:table-cell>
              <table:table-cell office:value-type="float" office:value="15.4389">
                <text:p>15.43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64">
                <text:p>1764</text:p>
              </table:table-cell>
              <table:table-cell office:value-type="float" office:value="15.5109">
                <text:p>15.51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68">
                <text:p>1768</text:p>
              </table:table-cell>
              <table:table-cell office:value-type="float" office:value="15.5842">
                <text:p>15.58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72">
                <text:p>1772</text:p>
              </table:table-cell>
              <table:table-cell office:value-type="float" office:value="15.5946">
                <text:p>15.59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76">
                <text:p>1776</text:p>
              </table:table-cell>
              <table:table-cell office:value-type="float" office:value="15.5583">
                <text:p>15.558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80">
                <text:p>1780</text:p>
              </table:table-cell>
              <table:table-cell office:value-type="float" office:value="15.4872">
                <text:p>15.48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84">
                <text:p>1784</text:p>
              </table:table-cell>
              <table:table-cell office:value-type="float" office:value="15.4248">
                <text:p>15.424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88">
                <text:p>1788</text:p>
              </table:table-cell>
              <table:table-cell office:value-type="float" office:value="15.3614">
                <text:p>15.36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92">
                <text:p>1792</text:p>
              </table:table-cell>
              <table:table-cell office:value-type="float" office:value="15.3154">
                <text:p>15.31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96">
                <text:p>1796</text:p>
              </table:table-cell>
              <table:table-cell office:value-type="float" office:value="15.3123">
                <text:p>15.31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00">
                <text:p>1800</text:p>
              </table:table-cell>
              <table:table-cell office:value-type="float" office:value="15.3163">
                <text:p>15.31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04">
                <text:p>1804</text:p>
              </table:table-cell>
              <table:table-cell office:value-type="float" office:value="15.2889">
                <text:p>15.288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08">
                <text:p>1808</text:p>
              </table:table-cell>
              <table:table-cell office:value-type="float" office:value="15.2771">
                <text:p>15.27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12">
                <text:p>1812</text:p>
              </table:table-cell>
              <table:table-cell office:value-type="float" office:value="15.2775">
                <text:p>15.27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16">
                <text:p>1816</text:p>
              </table:table-cell>
              <table:table-cell office:value-type="float" office:value="15.2552">
                <text:p>15.25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20">
                <text:p>1820</text:p>
              </table:table-cell>
              <table:table-cell office:value-type="float" office:value="15.2568">
                <text:p>15.25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24">
                <text:p>1824</text:p>
              </table:table-cell>
              <table:table-cell office:value-type="float" office:value="15.2877">
                <text:p>15.28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28">
                <text:p>1828</text:p>
              </table:table-cell>
              <table:table-cell office:value-type="float" office:value="15.3364">
                <text:p>15.33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32">
                <text:p>1832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36">
                <text:p>1836</text:p>
              </table:table-cell>
              <table:table-cell office:value-type="float" office:value="15.4369">
                <text:p>15.436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40">
                <text:p>1840</text:p>
              </table:table-cell>
              <table:table-cell office:value-type="float" office:value="15.4347">
                <text:p>15.43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44">
                <text:p>1844</text:p>
              </table:table-cell>
              <table:table-cell office:value-type="float" office:value="15.4359">
                <text:p>15.43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48">
                <text:p>1848</text:p>
              </table:table-cell>
              <table:table-cell office:value-type="float" office:value="15.4656">
                <text:p>15.46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52">
                <text:p>1852</text:p>
              </table:table-cell>
              <table:table-cell office:value-type="float" office:value="15.4974">
                <text:p>15.49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56">
                <text:p>1856</text:p>
              </table:table-cell>
              <table:table-cell office:value-type="float" office:value="15.5419">
                <text:p>15.54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60">
                <text:p>1860</text:p>
              </table:table-cell>
              <table:table-cell office:value-type="float" office:value="15.5472">
                <text:p>15.547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64">
                <text:p>1864</text:p>
              </table:table-cell>
              <table:table-cell office:value-type="float" office:value="15.5274">
                <text:p>15.52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68">
                <text:p>1868</text:p>
              </table:table-cell>
              <table:table-cell office:value-type="float" office:value="15.4767">
                <text:p>15.47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72">
                <text:p>1872</text:p>
              </table:table-cell>
              <table:table-cell office:value-type="float" office:value="15.4393">
                <text:p>15.43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76">
                <text:p>1876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80">
                <text:p>1880</text:p>
              </table:table-cell>
              <table:table-cell office:value-type="float" office:value="15.4444">
                <text:p>15.44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84">
                <text:p>1884</text:p>
              </table:table-cell>
              <table:table-cell office:value-type="float" office:value="15.4783">
                <text:p>15.47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88">
                <text:p>1888</text:p>
              </table:table-cell>
              <table:table-cell office:value-type="float" office:value="15.5111">
                <text:p>15.51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92">
                <text:p>1892</text:p>
              </table:table-cell>
              <table:table-cell office:value-type="float" office:value="15.4996">
                <text:p>15.49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96">
                <text:p>1896</text:p>
              </table:table-cell>
              <table:table-cell office:value-type="float" office:value="15.4365">
                <text:p>15.436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00">
                <text:p>1900</text:p>
              </table:table-cell>
              <table:table-cell office:value-type="float" office:value="15.3728">
                <text:p>15.37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04">
                <text:p>1904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08">
                <text:p>1908</text:p>
              </table:table-cell>
              <table:table-cell office:value-type="float" office:value="15.2914">
                <text:p>15.29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12">
                <text:p>1912</text:p>
              </table:table-cell>
              <table:table-cell office:value-type="float" office:value="15.2927">
                <text:p>15.29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16">
                <text:p>1916</text:p>
              </table:table-cell>
              <table:table-cell office:value-type="float" office:value="15.3208">
                <text:p>15.32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20">
                <text:p>1920</text:p>
              </table:table-cell>
              <table:table-cell office:value-type="float" office:value="15.3425">
                <text:p>15.34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24">
                <text:p>1924</text:p>
              </table:table-cell>
              <table:table-cell office:value-type="float" office:value="15.405">
                <text:p>15.4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28">
                <text:p>1928</text:p>
              </table:table-cell>
              <table:table-cell office:value-type="float" office:value="15.4942">
                <text:p>15.49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32">
                <text:p>1932</text:p>
              </table:table-cell>
              <table:table-cell office:value-type="float" office:value="15.5774">
                <text:p>15.57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36">
                <text:p>1936</text:p>
              </table:table-cell>
              <table:table-cell office:value-type="float" office:value="15.6243">
                <text:p>15.62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40">
                <text:p>1940</text:p>
              </table:table-cell>
              <table:table-cell office:value-type="float" office:value="15.647">
                <text:p>15.6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44">
                <text:p>1944</text:p>
              </table:table-cell>
              <table:table-cell office:value-type="float" office:value="15.6902">
                <text:p>15.69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48">
                <text:p>1948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52">
                <text:p>1952</text:p>
              </table:table-cell>
              <table:table-cell office:value-type="float" office:value="15.7462">
                <text:p>15.746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56">
                <text:p>1956</text:p>
              </table:table-cell>
              <table:table-cell office:value-type="float" office:value="15.7476">
                <text:p>15.747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60">
                <text:p>1960</text:p>
              </table:table-cell>
              <table:table-cell office:value-type="float" office:value="15.715">
                <text:p>15.7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64">
                <text:p>1964</text:p>
              </table:table-cell>
              <table:table-cell office:value-type="float" office:value="15.6357">
                <text:p>15.63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68">
                <text:p>1968</text:p>
              </table:table-cell>
              <table:table-cell office:value-type="float" office:value="15.5569">
                <text:p>15.55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972">
                <text:p>1972</text:p>
              </table:table-cell>
              <table:table-cell office:value-type="float" office:value="15.4873">
                <text:p>15.48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76">
                <text:p>1976</text:p>
              </table:table-cell>
              <table:table-cell office:value-type="float" office:value="15.4112">
                <text:p>15.41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80">
                <text:p>1980</text:p>
              </table:table-cell>
              <table:table-cell office:value-type="float" office:value="15.3641">
                <text:p>15.364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84">
                <text:p>1984</text:p>
              </table:table-cell>
              <table:table-cell office:value-type="float" office:value="15.3712">
                <text:p>15.37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88">
                <text:p>1988</text:p>
              </table:table-cell>
              <table:table-cell office:value-type="float" office:value="15.3632">
                <text:p>15.36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92">
                <text:p>1992</text:p>
              </table:table-cell>
              <table:table-cell office:value-type="float" office:value="15.3198">
                <text:p>15.31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96">
                <text:p>1996</text:p>
              </table:table-cell>
              <table:table-cell office:value-type="float" office:value="15.2746">
                <text:p>15.27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00">
                <text:p>2000</text:p>
              </table:table-cell>
              <table:table-cell office:value-type="float" office:value="15.2066">
                <text:p>15.206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04">
                <text:p>2004</text:p>
              </table:table-cell>
              <table:table-cell office:value-type="float" office:value="15.1727">
                <text:p>15.172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08">
                <text:p>2008</text:p>
              </table:table-cell>
              <table:table-cell office:value-type="float" office:value="15.2198">
                <text:p>15.21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12">
                <text:p>2012</text:p>
              </table:table-cell>
              <table:table-cell office:value-type="float" office:value="15.3128">
                <text:p>15.31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16">
                <text:p>2016</text:p>
              </table:table-cell>
              <table:table-cell office:value-type="float" office:value="15.3983">
                <text:p>15.39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20">
                <text:p>2020</text:p>
              </table:table-cell>
              <table:table-cell office:value-type="float" office:value="15.4204">
                <text:p>15.42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24">
                <text:p>2024</text:p>
              </table:table-cell>
              <table:table-cell office:value-type="float" office:value="15.4455">
                <text:p>15.44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28">
                <text:p>2028</text:p>
              </table:table-cell>
              <table:table-cell office:value-type="float" office:value="15.4288">
                <text:p>15.42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32">
                <text:p>2032</text:p>
              </table:table-cell>
              <table:table-cell office:value-type="float" office:value="15.3698">
                <text:p>15.369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36">
                <text:p>2036</text:p>
              </table:table-cell>
              <table:table-cell office:value-type="float" office:value="15.2864">
                <text:p>15.28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40">
                <text:p>2040</text:p>
              </table:table-cell>
              <table:table-cell office:value-type="float" office:value="15.2601">
                <text:p>15.26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44">
                <text:p>2044</text:p>
              </table:table-cell>
              <table:table-cell office:value-type="float" office:value="15.2611">
                <text:p>15.26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48">
                <text:p>2048</text:p>
              </table:table-cell>
              <table:table-cell office:value-type="float" office:value="15.3132">
                <text:p>15.313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52">
                <text:p>2052</text:p>
              </table:table-cell>
              <table:table-cell office:value-type="float" office:value="15.422">
                <text:p>15.42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56">
                <text:p>2056</text:p>
              </table:table-cell>
              <table:table-cell office:value-type="float" office:value="15.5388">
                <text:p>15.538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60">
                <text:p>2060</text:p>
              </table:table-cell>
              <table:table-cell office:value-type="float" office:value="15.6197">
                <text:p>15.61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64">
                <text:p>2064</text:p>
              </table:table-cell>
              <table:table-cell office:value-type="float" office:value="15.6878">
                <text:p>15.687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68">
                <text:p>2068</text:p>
              </table:table-cell>
              <table:table-cell office:value-type="float" office:value="15.7008">
                <text:p>15.700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72">
                <text:p>2072</text:p>
              </table:table-cell>
              <table:table-cell office:value-type="float" office:value="15.6495">
                <text:p>15.64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76">
                <text:p>2076</text:p>
              </table:table-cell>
              <table:table-cell office:value-type="float" office:value="15.5926">
                <text:p>15.592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80">
                <text:p>2080</text:p>
              </table:table-cell>
              <table:table-cell office:value-type="float" office:value="15.5409">
                <text:p>15.540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84">
                <text:p>2084</text:p>
              </table:table-cell>
              <table:table-cell office:value-type="float" office:value="15.4864">
                <text:p>15.48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88">
                <text:p>2088</text:p>
              </table:table-cell>
              <table:table-cell office:value-type="float" office:value="15.4193">
                <text:p>15.41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92">
                <text:p>2092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96">
                <text:p>2096</text:p>
              </table:table-cell>
              <table:table-cell office:value-type="float" office:value="15.2505">
                <text:p>15.250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100">
                <text:p>2100</text:p>
              </table:table-cell>
              <table:table-cell office:value-type="float" office:value="15.1541">
                <text:p>15.154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104">
                <text:p>2104</text:p>
              </table:table-cell>
              <table:table-cell office:value-type="float" office:value="15.1352">
                <text:p>15.135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08">
                <text:p>2108</text:p>
              </table:table-cell>
              <table:table-cell office:value-type="float" office:value="15.1638">
                <text:p>15.163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112">
                <text:p>2112</text:p>
              </table:table-cell>
              <table:table-cell office:value-type="float" office:value="15.1886">
                <text:p>15.188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116">
                <text:p>2116</text:p>
              </table:table-cell>
              <table:table-cell office:value-type="float" office:value="15.2445">
                <text:p>15.24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20">
                <text:p>2120</text:p>
              </table:table-cell>
              <table:table-cell office:value-type="float" office:value="15.3291">
                <text:p>15.32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24">
                <text:p>2124</text:p>
              </table:table-cell>
              <table:table-cell office:value-type="float" office:value="15.4102">
                <text:p>15.41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28">
                <text:p>2128</text:p>
              </table:table-cell>
              <table:table-cell office:value-type="float" office:value="15.455">
                <text:p>15.4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132">
                <text:p>2132</text:p>
              </table:table-cell>
              <table:table-cell office:value-type="float" office:value="15.4942">
                <text:p>15.49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136">
                <text:p>2136</text:p>
              </table:table-cell>
              <table:table-cell office:value-type="float" office:value="15.5293">
                <text:p>15.529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140">
                <text:p>2140</text:p>
              </table:table-cell>
              <table:table-cell office:value-type="float" office:value="15.504">
                <text:p>15.5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144">
                <text:p>2144</text:p>
              </table:table-cell>
              <table:table-cell office:value-type="float" office:value="15.4366">
                <text:p>15.436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148">
                <text:p>2148</text:p>
              </table:table-cell>
              <table:table-cell office:value-type="float" office:value="15.3972">
                <text:p>15.39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152">
                <text:p>2152</text:p>
              </table:table-cell>
              <table:table-cell office:value-type="float" office:value="15.349">
                <text:p>15.3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156">
                <text:p>2156</text:p>
              </table:table-cell>
              <table:table-cell office:value-type="float" office:value="15.2994">
                <text:p>15.29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160">
                <text:p>2160</text:p>
              </table:table-cell>
              <table:table-cell office:value-type="float" office:value="15.2564">
                <text:p>15.25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164">
                <text:p>2164</text:p>
              </table:table-cell>
              <table:table-cell office:value-type="float" office:value="15.2263">
                <text:p>15.22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168">
                <text:p>2168</text:p>
              </table:table-cell>
              <table:table-cell office:value-type="float" office:value="15.2048">
                <text:p>15.204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72">
                <text:p>2172</text:p>
              </table:table-cell>
              <table:table-cell office:value-type="float" office:value="15.1823">
                <text:p>15.18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76">
                <text:p>2176</text:p>
              </table:table-cell>
              <table:table-cell office:value-type="float" office:value="15.1587">
                <text:p>15.158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80">
                <text:p>2180</text:p>
              </table:table-cell>
              <table:table-cell office:value-type="float" office:value="15.1438">
                <text:p>15.143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184">
                <text:p>2184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188">
                <text:p>2188</text:p>
              </table:table-cell>
              <table:table-cell office:value-type="float" office:value="15.1745">
                <text:p>15.17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192">
                <text:p>2192</text:p>
              </table:table-cell>
              <table:table-cell office:value-type="float" office:value="15.2173">
                <text:p>15.217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196">
                <text:p>2196</text:p>
              </table:table-cell>
              <table:table-cell office:value-type="float" office:value="15.2576">
                <text:p>15.257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200">
                <text:p>2200</text:p>
              </table:table-cell>
              <table:table-cell office:value-type="float" office:value="15.2576">
                <text:p>15.25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204">
                <text:p>2204</text:p>
              </table:table-cell>
              <table:table-cell office:value-type="float" office:value="15.2652">
                <text:p>15.26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208">
                <text:p>2208</text:p>
              </table:table-cell>
              <table:table-cell office:value-type="float" office:value="15.3299">
                <text:p>15.329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212">
                <text:p>2212</text:p>
              </table:table-cell>
              <table:table-cell office:value-type="float" office:value="15.3913">
                <text:p>15.39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216">
                <text:p>2216</text:p>
              </table:table-cell>
              <table:table-cell office:value-type="float" office:value="15.4814">
                <text:p>15.48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220">
                <text:p>2220</text:p>
              </table:table-cell>
              <table:table-cell office:value-type="float" office:value="15.5983">
                <text:p>15.598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224">
                <text:p>2224</text:p>
              </table:table-cell>
              <table:table-cell office:value-type="float" office:value="15.6712">
                <text:p>15.67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28">
                <text:p>2228</text:p>
              </table:table-cell>
              <table:table-cell office:value-type="float" office:value="15.7032">
                <text:p>15.70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232">
                <text:p>2232</text:p>
              </table:table-cell>
              <table:table-cell office:value-type="float" office:value="15.6778">
                <text:p>15.677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236">
                <text:p>2236</text:p>
              </table:table-cell>
              <table:table-cell office:value-type="float" office:value="15.579">
                <text:p>15.57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240">
                <text:p>2240</text:p>
              </table:table-cell>
              <table:table-cell office:value-type="float" office:value="15.4946">
                <text:p>15.49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44">
                <text:p>2244</text:p>
              </table:table-cell>
              <table:table-cell office:value-type="float" office:value="15.4208">
                <text:p>15.42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48">
                <text:p>2248</text:p>
              </table:table-cell>
              <table:table-cell office:value-type="float" office:value="15.3386">
                <text:p>15.338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252">
                <text:p>2252</text:p>
              </table:table-cell>
              <table:table-cell office:value-type="float" office:value="15.3025">
                <text:p>15.30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56">
                <text:p>2256</text:p>
              </table:table-cell>
              <table:table-cell office:value-type="float" office:value="15.2772">
                <text:p>15.277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260">
                <text:p>2260</text:p>
              </table:table-cell>
              <table:table-cell office:value-type="float" office:value="15.2552">
                <text:p>15.255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264">
                <text:p>2264</text:p>
              </table:table-cell>
              <table:table-cell office:value-type="float" office:value="15.2768">
                <text:p>15.27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268">
                <text:p>2268</text:p>
              </table:table-cell>
              <table:table-cell office:value-type="float" office:value="15.329">
                <text:p>15.32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72">
                <text:p>2272</text:p>
              </table:table-cell>
              <table:table-cell office:value-type="float" office:value="15.3619">
                <text:p>15.36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76">
                <text:p>2276</text:p>
              </table:table-cell>
              <table:table-cell office:value-type="float" office:value="15.3323">
                <text:p>15.33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280">
                <text:p>2280</text:p>
              </table:table-cell>
              <table:table-cell office:value-type="float" office:value="15.2753">
                <text:p>15.27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284">
                <text:p>2284</text:p>
              </table:table-cell>
              <table:table-cell office:value-type="float" office:value="15.2267">
                <text:p>15.22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288">
                <text:p>2288</text:p>
              </table:table-cell>
              <table:table-cell office:value-type="float" office:value="15.1869">
                <text:p>15.18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292">
                <text:p>2292</text:p>
              </table:table-cell>
              <table:table-cell office:value-type="float" office:value="15.1454">
                <text:p>15.145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296">
                <text:p>2296</text:p>
              </table:table-cell>
              <table:table-cell office:value-type="float" office:value="15.1326">
                <text:p>15.132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300">
                <text:p>2300</text:p>
              </table:table-cell>
              <table:table-cell office:value-type="float" office:value="15.1751">
                <text:p>15.17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304">
                <text:p>2304</text:p>
              </table:table-cell>
              <table:table-cell office:value-type="float" office:value="15.2541">
                <text:p>15.254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308">
                <text:p>2308</text:p>
              </table:table-cell>
              <table:table-cell office:value-type="float" office:value="15.3354">
                <text:p>15.335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312">
                <text:p>2312</text:p>
              </table:table-cell>
              <table:table-cell office:value-type="float" office:value="15.3698">
                <text:p>15.369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316">
                <text:p>2316</text:p>
              </table:table-cell>
              <table:table-cell office:value-type="float" office:value="15.3708">
                <text:p>15.37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320">
                <text:p>2320</text:p>
              </table:table-cell>
              <table:table-cell office:value-type="float" office:value="15.3668">
                <text:p>15.366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324">
                <text:p>2324</text:p>
              </table:table-cell>
              <table:table-cell office:value-type="float" office:value="15.3614">
                <text:p>15.36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328">
                <text:p>2328</text:p>
              </table:table-cell>
              <table:table-cell office:value-type="float" office:value="15.3461">
                <text:p>15.346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332">
                <text:p>2332</text:p>
              </table:table-cell>
              <table:table-cell office:value-type="float" office:value="15.324">
                <text:p>15.3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336">
                <text:p>2336</text:p>
              </table:table-cell>
              <table:table-cell office:value-type="float" office:value="15.3351">
                <text:p>15.335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340">
                <text:p>2340</text:p>
              </table:table-cell>
              <table:table-cell office:value-type="float" office:value="15.3409">
                <text:p>15.340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344">
                <text:p>2344</text:p>
              </table:table-cell>
              <table:table-cell office:value-type="float" office:value="15.3726">
                <text:p>15.37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348">
                <text:p>2348</text:p>
              </table:table-cell>
              <table:table-cell office:value-type="float" office:value="15.4022">
                <text:p>15.402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352">
                <text:p>2352</text:p>
              </table:table-cell>
              <table:table-cell office:value-type="float" office:value="15.4228">
                <text:p>15.42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356">
                <text:p>2356</text:p>
              </table:table-cell>
              <table:table-cell office:value-type="float" office:value="15.4057">
                <text:p>15.405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360">
                <text:p>2360</text:p>
              </table:table-cell>
              <table:table-cell office:value-type="float" office:value="15.3523">
                <text:p>15.35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364">
                <text:p>2364</text:p>
              </table:table-cell>
              <table:table-cell office:value-type="float" office:value="15.2805">
                <text:p>15.28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368">
                <text:p>2368</text:p>
              </table:table-cell>
              <table:table-cell office:value-type="float" office:value="15.2415">
                <text:p>15.24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372">
                <text:p>2372</text:p>
              </table:table-cell>
              <table:table-cell office:value-type="float" office:value="15.2384">
                <text:p>15.238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376">
                <text:p>2376</text:p>
              </table:table-cell>
              <table:table-cell office:value-type="float" office:value="15.2477">
                <text:p>15.247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380">
                <text:p>2380</text:p>
              </table:table-cell>
              <table:table-cell office:value-type="float" office:value="15.2476">
                <text:p>15.24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384">
                <text:p>2384</text:p>
              </table:table-cell>
              <table:table-cell office:value-type="float" office:value="15.2386">
                <text:p>15.238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388">
                <text:p>2388</text:p>
              </table:table-cell>
              <table:table-cell office:value-type="float" office:value="15.2335">
                <text:p>15.233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392">
                <text:p>2392</text:p>
              </table:table-cell>
              <table:table-cell office:value-type="float" office:value="15.2402">
                <text:p>15.24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396">
                <text:p>2396</text:p>
              </table:table-cell>
              <table:table-cell office:value-type="float" office:value="15.225">
                <text:p>15.2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400">
                <text:p>2400</text:p>
              </table:table-cell>
              <table:table-cell office:value-type="float" office:value="15.2272">
                <text:p>15.227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404">
                <text:p>2404</text:p>
              </table:table-cell>
              <table:table-cell office:value-type="float" office:value="15.2634">
                <text:p>15.263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408">
                <text:p>2408</text:p>
              </table:table-cell>
              <table:table-cell office:value-type="float" office:value="15.3161">
                <text:p>15.316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412">
                <text:p>2412</text:p>
              </table:table-cell>
              <table:table-cell office:value-type="float" office:value="15.3518">
                <text:p>15.351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416">
                <text:p>2416</text:p>
              </table:table-cell>
              <table:table-cell office:value-type="float" office:value="15.3928">
                <text:p>15.39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420">
                <text:p>2420</text:p>
              </table:table-cell>
              <table:table-cell office:value-type="float" office:value="15.4421">
                <text:p>15.442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424">
                <text:p>2424</text:p>
              </table:table-cell>
              <table:table-cell office:value-type="float" office:value="15.4502">
                <text:p>15.45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428">
                <text:p>2428</text:p>
              </table:table-cell>
              <table:table-cell office:value-type="float" office:value="15.4359">
                <text:p>15.43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432">
                <text:p>2432</text:p>
              </table:table-cell>
              <table:table-cell office:value-type="float" office:value="15.4034">
                <text:p>15.403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436">
                <text:p>2436</text:p>
              </table:table-cell>
              <table:table-cell office:value-type="float" office:value="15.325">
                <text:p>15.3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440">
                <text:p>2440</text:p>
              </table:table-cell>
              <table:table-cell office:value-type="float" office:value="15.2372">
                <text:p>15.23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444">
                <text:p>2444</text:p>
              </table:table-cell>
              <table:table-cell office:value-type="float" office:value="15.1605">
                <text:p>15.16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448">
                <text:p>2448</text:p>
              </table:table-cell>
              <table:table-cell office:value-type="float" office:value="15.0979">
                <text:p>15.097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452">
                <text:p>2452</text:p>
              </table:table-cell>
              <table:table-cell office:value-type="float" office:value="15.0588">
                <text:p>15.058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456">
                <text:p>2456</text:p>
              </table:table-cell>
              <table:table-cell office:value-type="float" office:value="15.0426">
                <text:p>15.042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460">
                <text:p>2460</text:p>
              </table:table-cell>
              <table:table-cell office:value-type="float" office:value="15.0694">
                <text:p>15.069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464">
                <text:p>2464</text:p>
              </table:table-cell>
              <table:table-cell office:value-type="float" office:value="15.1372">
                <text:p>15.137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468">
                <text:p>2468</text:p>
              </table:table-cell>
              <table:table-cell office:value-type="float" office:value="15.1592">
                <text:p>15.159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472">
                <text:p>2472</text:p>
              </table:table-cell>
              <table:table-cell office:value-type="float" office:value="15.1146">
                <text:p>15.114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476">
                <text:p>2476</text:p>
              </table:table-cell>
              <table:table-cell office:value-type="float" office:value="15.0826">
                <text:p>15.08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480">
                <text:p>2480</text:p>
              </table:table-cell>
              <table:table-cell office:value-type="float" office:value="15.0693">
                <text:p>15.069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484">
                <text:p>2484</text:p>
              </table:table-cell>
              <table:table-cell office:value-type="float" office:value="15.0799">
                <text:p>15.079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488">
                <text:p>2488</text:p>
              </table:table-cell>
              <table:table-cell office:value-type="float" office:value="15.1311">
                <text:p>15.13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492">
                <text:p>2492</text:p>
              </table:table-cell>
              <table:table-cell office:value-type="float" office:value="15.1638">
                <text:p>15.163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496">
                <text:p>2496</text:p>
              </table:table-cell>
              <table:table-cell office:value-type="float" office:value="15.1678">
                <text:p>15.167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500">
                <text:p>2500</text:p>
              </table:table-cell>
              <table:table-cell office:value-type="float" office:value="15.1579">
                <text:p>15.157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504">
                <text:p>2504</text:p>
              </table:table-cell>
              <table:table-cell office:value-type="float" office:value="15.1347">
                <text:p>15.13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508">
                <text:p>2508</text:p>
              </table:table-cell>
              <table:table-cell office:value-type="float" office:value="15.1079">
                <text:p>15.107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512">
                <text:p>2512</text:p>
              </table:table-cell>
              <table:table-cell office:value-type="float" office:value="15.1279">
                <text:p>15.127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516">
                <text:p>2516</text:p>
              </table:table-cell>
              <table:table-cell office:value-type="float" office:value="15.1832">
                <text:p>15.18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520">
                <text:p>2520</text:p>
              </table:table-cell>
              <table:table-cell office:value-type="float" office:value="15.2304">
                <text:p>15.230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524">
                <text:p>2524</text:p>
              </table:table-cell>
              <table:table-cell office:value-type="float" office:value="15.2934">
                <text:p>15.293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528">
                <text:p>2528</text:p>
              </table:table-cell>
              <table:table-cell office:value-type="float" office:value="15.3419">
                <text:p>15.341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532">
                <text:p>2532</text:p>
              </table:table-cell>
              <table:table-cell office:value-type="float" office:value="15.3574">
                <text:p>15.357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536">
                <text:p>2536</text:p>
              </table:table-cell>
              <table:table-cell office:value-type="float" office:value="15.3649">
                <text:p>15.364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540">
                <text:p>2540</text:p>
              </table:table-cell>
              <table:table-cell office:value-type="float" office:value="15.3595">
                <text:p>15.35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44">
                <text:p>2544</text:p>
              </table:table-cell>
              <table:table-cell office:value-type="float" office:value="15.3548">
                <text:p>15.354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548">
                <text:p>2548</text:p>
              </table:table-cell>
              <table:table-cell office:value-type="float" office:value="15.3449">
                <text:p>15.344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552">
                <text:p>2552</text:p>
              </table:table-cell>
              <table:table-cell office:value-type="float" office:value="15.3592">
                <text:p>15.359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556">
                <text:p>2556</text:p>
              </table:table-cell>
              <table:table-cell office:value-type="float" office:value="15.3559">
                <text:p>15.35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560">
                <text:p>2560</text:p>
              </table:table-cell>
              <table:table-cell office:value-type="float" office:value="15.2854">
                <text:p>15.285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564">
                <text:p>2564</text:p>
              </table:table-cell>
              <table:table-cell office:value-type="float" office:value="15.2019">
                <text:p>15.20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568">
                <text:p>2568</text:p>
              </table:table-cell>
              <table:table-cell office:value-type="float" office:value="15.1428">
                <text:p>15.14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572">
                <text:p>2572</text:p>
              </table:table-cell>
              <table:table-cell office:value-type="float" office:value="15.1103">
                <text:p>15.110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576">
                <text:p>2576</text:p>
              </table:table-cell>
              <table:table-cell office:value-type="float" office:value="15.0908">
                <text:p>15.090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580">
                <text:p>2580</text:p>
              </table:table-cell>
              <table:table-cell office:value-type="float" office:value="15.0779">
                <text:p>15.077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584">
                <text:p>2584</text:p>
              </table:table-cell>
              <table:table-cell office:value-type="float" office:value="15.0559">
                <text:p>15.055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588">
                <text:p>2588</text:p>
              </table:table-cell>
              <table:table-cell office:value-type="float" office:value="15.022">
                <text:p>15.02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592">
                <text:p>2592</text:p>
              </table:table-cell>
              <table:table-cell office:value-type="float" office:value="15.0169">
                <text:p>15.016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596">
                <text:p>2596</text:p>
              </table:table-cell>
              <table:table-cell office:value-type="float" office:value="15.0619">
                <text:p>15.06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600">
                <text:p>2600</text:p>
              </table:table-cell>
              <table:table-cell office:value-type="float" office:value="15.1297">
                <text:p>15.129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604">
                <text:p>2604</text:p>
              </table:table-cell>
              <table:table-cell office:value-type="float" office:value="15.1579">
                <text:p>15.157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608">
                <text:p>2608</text:p>
              </table:table-cell>
              <table:table-cell office:value-type="float" office:value="15.1355">
                <text:p>15.13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612">
                <text:p>2612</text:p>
              </table:table-cell>
              <table:table-cell office:value-type="float" office:value="15.1339">
                <text:p>15.133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616">
                <text:p>2616</text:p>
              </table:table-cell>
              <table:table-cell office:value-type="float" office:value="15.1388">
                <text:p>15.138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620">
                <text:p>2620</text:p>
              </table:table-cell>
              <table:table-cell office:value-type="float" office:value="15.0993">
                <text:p>15.099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624">
                <text:p>2624</text:p>
              </table:table-cell>
              <table:table-cell office:value-type="float" office:value="15.0569">
                <text:p>15.056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628">
                <text:p>2628</text:p>
              </table:table-cell>
              <table:table-cell office:value-type="float" office:value="15.0336">
                <text:p>15.03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632">
                <text:p>2632</text:p>
              </table:table-cell>
              <table:table-cell office:value-type="float" office:value="15.053">
                <text:p>15.05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636">
                <text:p>2636</text:p>
              </table:table-cell>
              <table:table-cell office:value-type="float" office:value="15.1468">
                <text:p>15.146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40">
                <text:p>2640</text:p>
              </table:table-cell>
              <table:table-cell office:value-type="float" office:value="15.1715">
                <text:p>15.17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644">
                <text:p>2644</text:p>
              </table:table-cell>
              <table:table-cell office:value-type="float" office:value="15.1052">
                <text:p>15.105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648">
                <text:p>2648</text:p>
              </table:table-cell>
              <table:table-cell office:value-type="float" office:value="15.056">
                <text:p>15.05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652">
                <text:p>2652</text:p>
              </table:table-cell>
              <table:table-cell office:value-type="float" office:value="15.0623">
                <text:p>15.062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656">
                <text:p>2656</text:p>
              </table:table-cell>
              <table:table-cell office:value-type="float" office:value="15.1245">
                <text:p>15.12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660">
                <text:p>2660</text:p>
              </table:table-cell>
              <table:table-cell office:value-type="float" office:value="15.2126">
                <text:p>15.212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664">
                <text:p>2664</text:p>
              </table:table-cell>
              <table:table-cell office:value-type="float" office:value="15.2734">
                <text:p>15.273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668">
                <text:p>2668</text:p>
              </table:table-cell>
              <table:table-cell office:value-type="float" office:value="15.2282">
                <text:p>15.228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672">
                <text:p>2672</text:p>
              </table:table-cell>
              <table:table-cell office:value-type="float" office:value="15.124">
                <text:p>15.1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676">
                <text:p>2676</text:p>
              </table:table-cell>
              <table:table-cell office:value-type="float" office:value="15.0563">
                <text:p>15.056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680">
                <text:p>2680</text:p>
              </table:table-cell>
              <table:table-cell office:value-type="float" office:value="15.0336">
                <text:p>15.033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684">
                <text:p>2684</text:p>
              </table:table-cell>
              <table:table-cell office:value-type="float" office:value="15.0023">
                <text:p>15.002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688">
                <text:p>2688</text:p>
              </table:table-cell>
              <table:table-cell office:value-type="float" office:value="14.9836">
                <text:p>14.983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692">
                <text:p>2692</text:p>
              </table:table-cell>
              <table:table-cell office:value-type="float" office:value="14.9666">
                <text:p>14.966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696">
                <text:p>2696</text:p>
              </table:table-cell>
              <table:table-cell office:value-type="float" office:value="14.9306">
                <text:p>14.93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700">
                <text:p>2700</text:p>
              </table:table-cell>
              <table:table-cell office:value-type="float" office:value="14.8736">
                <text:p>14.87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704">
                <text:p>2704</text:p>
              </table:table-cell>
              <table:table-cell office:value-type="float" office:value="14.8518">
                <text:p>14.85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708">
                <text:p>2708</text:p>
              </table:table-cell>
              <table:table-cell office:value-type="float" office:value="14.8982">
                <text:p>14.898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712">
                <text:p>2712</text:p>
              </table:table-cell>
              <table:table-cell office:value-type="float" office:value="15.0274">
                <text:p>15.027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716">
                <text:p>2716</text:p>
              </table:table-cell>
              <table:table-cell office:value-type="float" office:value="15.1454">
                <text:p>15.145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720">
                <text:p>2720</text:p>
              </table:table-cell>
              <table:table-cell office:value-type="float" office:value="15.2042">
                <text:p>15.204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24">
                <text:p>2724</text:p>
              </table:table-cell>
              <table:table-cell office:value-type="float" office:value="15.2418">
                <text:p>15.24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728">
                <text:p>2728</text:p>
              </table:table-cell>
              <table:table-cell office:value-type="float" office:value="15.2587">
                <text:p>15.258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732">
                <text:p>2732</text:p>
              </table:table-cell>
              <table:table-cell office:value-type="float" office:value="15.251">
                <text:p>15.2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736">
                <text:p>2736</text:p>
              </table:table-cell>
              <table:table-cell office:value-type="float" office:value="15.2488">
                <text:p>15.248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740">
                <text:p>2740</text:p>
              </table:table-cell>
              <table:table-cell office:value-type="float" office:value="15.1911">
                <text:p>15.19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744">
                <text:p>2744</text:p>
              </table:table-cell>
              <table:table-cell office:value-type="float" office:value="15.1291">
                <text:p>15.12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748">
                <text:p>2748</text:p>
              </table:table-cell>
              <table:table-cell office:value-type="float" office:value="15.0614">
                <text:p>15.061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752">
                <text:p>2752</text:p>
              </table:table-cell>
              <table:table-cell office:value-type="float" office:value="14.9902">
                <text:p>14.990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756">
                <text:p>2756</text:p>
              </table:table-cell>
              <table:table-cell office:value-type="float" office:value="14.9375">
                <text:p>14.93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760">
                <text:p>2760</text:p>
              </table:table-cell>
              <table:table-cell office:value-type="float" office:value="14.9661">
                <text:p>14.966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764">
                <text:p>2764</text:p>
              </table:table-cell>
              <table:table-cell office:value-type="float" office:value="15.0161">
                <text:p>15.016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768">
                <text:p>2768</text:p>
              </table:table-cell>
              <table:table-cell office:value-type="float" office:value="15.036">
                <text:p>15.03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772">
                <text:p>2772</text:p>
              </table:table-cell>
              <table:table-cell office:value-type="float" office:value="15.0252">
                <text:p>15.025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776">
                <text:p>2776</text:p>
              </table:table-cell>
              <table:table-cell office:value-type="float" office:value="14.9988">
                <text:p>14.998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780">
                <text:p>2780</text:p>
              </table:table-cell>
              <table:table-cell office:value-type="float" office:value="15.007">
                <text:p>15.00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784">
                <text:p>2784</text:p>
              </table:table-cell>
              <table:table-cell office:value-type="float" office:value="15.0591">
                <text:p>15.059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788">
                <text:p>2788</text:p>
              </table:table-cell>
              <table:table-cell office:value-type="float" office:value="15.1584">
                <text:p>15.158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792">
                <text:p>2792</text:p>
              </table:table-cell>
              <table:table-cell office:value-type="float" office:value="15.2465">
                <text:p>15.246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796">
                <text:p>2796</text:p>
              </table:table-cell>
              <table:table-cell office:value-type="float" office:value="15.2877">
                <text:p>15.287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800">
                <text:p>2800</text:p>
              </table:table-cell>
              <table:table-cell office:value-type="float" office:value="15.2562">
                <text:p>15.256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804">
                <text:p>2804</text:p>
              </table:table-cell>
              <table:table-cell office:value-type="float" office:value="15.1645">
                <text:p>15.164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808">
                <text:p>2808</text:p>
              </table:table-cell>
              <table:table-cell office:value-type="float" office:value="15.1027">
                <text:p>15.102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812">
                <text:p>2812</text:p>
              </table:table-cell>
              <table:table-cell office:value-type="float" office:value="15.0837">
                <text:p>15.083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816">
                <text:p>2816</text:p>
              </table:table-cell>
              <table:table-cell office:value-type="float" office:value="15.0577">
                <text:p>15.057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820">
                <text:p>2820</text:p>
              </table:table-cell>
              <table:table-cell office:value-type="float" office:value="15.0543">
                <text:p>15.054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824">
                <text:p>2824</text:p>
              </table:table-cell>
              <table:table-cell office:value-type="float" office:value="15.0712">
                <text:p>15.07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828">
                <text:p>2828</text:p>
              </table:table-cell>
              <table:table-cell office:value-type="float" office:value="15.105">
                <text:p>15.1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832">
                <text:p>2832</text:p>
              </table:table-cell>
              <table:table-cell office:value-type="float" office:value="15.1397">
                <text:p>15.139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836">
                <text:p>2836</text:p>
              </table:table-cell>
              <table:table-cell office:value-type="float" office:value="15.1752">
                <text:p>15.175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840">
                <text:p>2840</text:p>
              </table:table-cell>
              <table:table-cell office:value-type="float" office:value="15.2252">
                <text:p>15.225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844">
                <text:p>2844</text:p>
              </table:table-cell>
              <table:table-cell office:value-type="float" office:value="15.2511">
                <text:p>15.25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848">
                <text:p>2848</text:p>
              </table:table-cell>
              <table:table-cell office:value-type="float" office:value="15.2529">
                <text:p>15.252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852">
                <text:p>2852</text:p>
              </table:table-cell>
              <table:table-cell office:value-type="float" office:value="15.2337">
                <text:p>15.233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856">
                <text:p>2856</text:p>
              </table:table-cell>
              <table:table-cell office:value-type="float" office:value="15.2423">
                <text:p>15.242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860">
                <text:p>2860</text:p>
              </table:table-cell>
              <table:table-cell office:value-type="float" office:value="15.2665">
                <text:p>15.266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864">
                <text:p>2864</text:p>
              </table:table-cell>
              <table:table-cell office:value-type="float" office:value="15.3039">
                <text:p>15.303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868">
                <text:p>2868</text:p>
              </table:table-cell>
              <table:table-cell office:value-type="float" office:value="15.3541">
                <text:p>15.354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872">
                <text:p>2872</text:p>
              </table:table-cell>
              <table:table-cell office:value-type="float" office:value="15.4169">
                <text:p>15.41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876">
                <text:p>2876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880">
                <text:p>2880</text:p>
              </table:table-cell>
              <table:table-cell office:value-type="float" office:value="15.4215">
                <text:p>15.42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884">
                <text:p>2884</text:p>
              </table:table-cell>
              <table:table-cell office:value-type="float" office:value="15.3696">
                <text:p>15.369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888">
                <text:p>2888</text:p>
              </table:table-cell>
              <table:table-cell office:value-type="float" office:value="15.304">
                <text:p>15.30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892">
                <text:p>2892</text:p>
              </table:table-cell>
              <table:table-cell office:value-type="float" office:value="15.1812">
                <text:p>15.181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896">
                <text:p>2896</text:p>
              </table:table-cell>
              <table:table-cell office:value-type="float" office:value="15.0743">
                <text:p>15.07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00">
                <text:p>2900</text:p>
              </table:table-cell>
              <table:table-cell office:value-type="float" office:value="14.9923">
                <text:p>14.992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904">
                <text:p>2904</text:p>
              </table:table-cell>
              <table:table-cell office:value-type="float" office:value="14.9355">
                <text:p>14.93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908">
                <text:p>2908</text:p>
              </table:table-cell>
              <table:table-cell office:value-type="float" office:value="14.9441">
                <text:p>14.944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912">
                <text:p>2912</text:p>
              </table:table-cell>
              <table:table-cell office:value-type="float" office:value="15.0059">
                <text:p>15.005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16">
                <text:p>2916</text:p>
              </table:table-cell>
              <table:table-cell office:value-type="float" office:value="15.0566">
                <text:p>15.056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920">
                <text:p>2920</text:p>
              </table:table-cell>
              <table:table-cell office:value-type="float" office:value="15.0809">
                <text:p>15.08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924">
                <text:p>2924</text:p>
              </table:table-cell>
              <table:table-cell office:value-type="float" office:value="15.0763">
                <text:p>15.076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928">
                <text:p>2928</text:p>
              </table:table-cell>
              <table:table-cell office:value-type="float" office:value="15.0318">
                <text:p>15.031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932">
                <text:p>2932</text:p>
              </table:table-cell>
              <table:table-cell office:value-type="float" office:value="14.9917">
                <text:p>14.99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936">
                <text:p>2936</text:p>
              </table:table-cell>
              <table:table-cell office:value-type="float" office:value="14.9982">
                <text:p>14.998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940">
                <text:p>2940</text:p>
              </table:table-cell>
              <table:table-cell office:value-type="float" office:value="15.0415">
                <text:p>15.041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944">
                <text:p>2944</text:p>
              </table:table-cell>
              <table:table-cell office:value-type="float" office:value="15.1268">
                <text:p>15.12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948">
                <text:p>2948</text:p>
              </table:table-cell>
              <table:table-cell office:value-type="float" office:value="15.2218">
                <text:p>15.221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952">
                <text:p>2952</text:p>
              </table:table-cell>
              <table:table-cell office:value-type="float" office:value="15.3105">
                <text:p>15.31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956">
                <text:p>2956</text:p>
              </table:table-cell>
              <table:table-cell office:value-type="float" office:value="15.3957">
                <text:p>15.39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960">
                <text:p>2960</text:p>
              </table:table-cell>
              <table:table-cell office:value-type="float" office:value="15.4459">
                <text:p>15.445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964">
                <text:p>2964</text:p>
              </table:table-cell>
              <table:table-cell office:value-type="float" office:value="15.4352">
                <text:p>15.435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968">
                <text:p>2968</text:p>
              </table:table-cell>
              <table:table-cell office:value-type="float" office:value="15.3835">
                <text:p>15.383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972">
                <text:p>2972</text:p>
              </table:table-cell>
              <table:table-cell office:value-type="float" office:value="15.3296">
                <text:p>15.329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976">
                <text:p>2976</text:p>
              </table:table-cell>
              <table:table-cell office:value-type="float" office:value="15.3315">
                <text:p>15.33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980">
                <text:p>2980</text:p>
              </table:table-cell>
              <table:table-cell office:value-type="float" office:value="15.3223">
                <text:p>15.32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984">
                <text:p>2984</text:p>
              </table:table-cell>
              <table:table-cell office:value-type="float" office:value="15.2818">
                <text:p>15.281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88">
                <text:p>2988</text:p>
              </table:table-cell>
              <table:table-cell office:value-type="float" office:value="15.2456">
                <text:p>15.245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992">
                <text:p>2992</text:p>
              </table:table-cell>
              <table:table-cell office:value-type="float" office:value="15.2176">
                <text:p>15.21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996">
                <text:p>2996</text:p>
              </table:table-cell>
              <table:table-cell office:value-type="float" office:value="15.1746">
                <text:p>15.174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000">
                <text:p>3000</text:p>
              </table:table-cell>
              <table:table-cell office:value-type="float" office:value="15.1276">
                <text:p>15.127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004">
                <text:p>3004</text:p>
              </table:table-cell>
              <table:table-cell office:value-type="float" office:value="15.1085">
                <text:p>15.108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008">
                <text:p>3008</text:p>
              </table:table-cell>
              <table:table-cell office:value-type="float" office:value="15.1279">
                <text:p>15.127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012">
                <text:p>3012</text:p>
              </table:table-cell>
              <table:table-cell office:value-type="float" office:value="15.183">
                <text:p>15.18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016">
                <text:p>3016</text:p>
              </table:table-cell>
              <table:table-cell office:value-type="float" office:value="15.2638">
                <text:p>15.263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020">
                <text:p>3020</text:p>
              </table:table-cell>
              <table:table-cell office:value-type="float" office:value="15.3312">
                <text:p>15.33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024">
                <text:p>3024</text:p>
              </table:table-cell>
              <table:table-cell office:value-type="float" office:value="15.385">
                <text:p>15.38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028">
                <text:p>3028</text:p>
              </table:table-cell>
              <table:table-cell office:value-type="float" office:value="15.3951">
                <text:p>15.39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032">
                <text:p>3032</text:p>
              </table:table-cell>
              <table:table-cell office:value-type="float" office:value="15.3839">
                <text:p>15.383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036">
                <text:p>3036</text:p>
              </table:table-cell>
              <table:table-cell office:value-type="float" office:value="15.3946">
                <text:p>15.394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040">
                <text:p>3040</text:p>
              </table:table-cell>
              <table:table-cell office:value-type="float" office:value="15.4221">
                <text:p>15.422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044">
                <text:p>3044</text:p>
              </table:table-cell>
              <table:table-cell office:value-type="float" office:value="15.447">
                <text:p>15.44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048">
                <text:p>3048</text:p>
              </table:table-cell>
              <table:table-cell office:value-type="float" office:value="15.4213">
                <text:p>15.421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052">
                <text:p>3052</text:p>
              </table:table-cell>
              <table:table-cell office:value-type="float" office:value="15.3598">
                <text:p>15.359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056">
                <text:p>3056</text:p>
              </table:table-cell>
              <table:table-cell office:value-type="float" office:value="15.311">
                <text:p>15.31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060">
                <text:p>3060</text:p>
              </table:table-cell>
              <table:table-cell office:value-type="float" office:value="15.2864">
                <text:p>15.286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064">
                <text:p>3064</text:p>
              </table:table-cell>
              <table:table-cell office:value-type="float" office:value="15.2707">
                <text:p>15.270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068">
                <text:p>3068</text:p>
              </table:table-cell>
              <table:table-cell office:value-type="float" office:value="15.2543">
                <text:p>15.254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072">
                <text:p>3072</text:p>
              </table:table-cell>
              <table:table-cell office:value-type="float" office:value="15.2598">
                <text:p>15.259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076">
                <text:p>3076</text:p>
              </table:table-cell>
              <table:table-cell office:value-type="float" office:value="15.2978">
                <text:p>15.297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080">
                <text:p>3080</text:p>
              </table:table-cell>
              <table:table-cell office:value-type="float" office:value="15.3293">
                <text:p>15.32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084">
                <text:p>3084</text:p>
              </table:table-cell>
              <table:table-cell office:value-type="float" office:value="15.3321">
                <text:p>15.332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088">
                <text:p>3088</text:p>
              </table:table-cell>
              <table:table-cell office:value-type="float" office:value="15.354">
                <text:p>15.35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092">
                <text:p>3092</text:p>
              </table:table-cell>
              <table:table-cell office:value-type="float" office:value="15.3851">
                <text:p>15.385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096">
                <text:p>3096</text:p>
              </table:table-cell>
              <table:table-cell office:value-type="float" office:value="15.4359">
                <text:p>15.435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100">
                <text:p>3100</text:p>
              </table:table-cell>
              <table:table-cell office:value-type="float" office:value="15.4764">
                <text:p>15.476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104">
                <text:p>3104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108">
                <text:p>3108</text:p>
              </table:table-cell>
              <table:table-cell office:value-type="float" office:value="15.4696">
                <text:p>15.469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112">
                <text:p>3112</text:p>
              </table:table-cell>
              <table:table-cell office:value-type="float" office:value="15.4656">
                <text:p>15.465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116">
                <text:p>3116</text:p>
              </table:table-cell>
              <table:table-cell office:value-type="float" office:value="15.444">
                <text:p>15.44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120">
                <text:p>3120</text:p>
              </table:table-cell>
              <table:table-cell office:value-type="float" office:value="15.4474">
                <text:p>15.447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124">
                <text:p>3124</text:p>
              </table:table-cell>
              <table:table-cell office:value-type="float" office:value="15.4633">
                <text:p>15.463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128">
                <text:p>3128</text:p>
              </table:table-cell>
              <table:table-cell office:value-type="float" office:value="15.4781">
                <text:p>15.47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132">
                <text:p>3132</text:p>
              </table:table-cell>
              <table:table-cell office:value-type="float" office:value="15.5118">
                <text:p>15.511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136">
                <text:p>3136</text:p>
              </table:table-cell>
              <table:table-cell office:value-type="float" office:value="15.5266">
                <text:p>15.526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140">
                <text:p>3140</text:p>
              </table:table-cell>
              <table:table-cell office:value-type="float" office:value="15.5375">
                <text:p>15.53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144">
                <text:p>3144</text:p>
              </table:table-cell>
              <table:table-cell office:value-type="float" office:value="15.5287">
                <text:p>15.528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148">
                <text:p>3148</text:p>
              </table:table-cell>
              <table:table-cell office:value-type="float" office:value="15.4805">
                <text:p>15.48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152">
                <text:p>3152</text:p>
              </table:table-cell>
              <table:table-cell office:value-type="float" office:value="15.4118">
                <text:p>15.411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156">
                <text:p>3156</text:p>
              </table:table-cell>
              <table:table-cell office:value-type="float" office:value="15.3633">
                <text:p>15.363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160">
                <text:p>3160</text:p>
              </table:table-cell>
              <table:table-cell office:value-type="float" office:value="15.3355">
                <text:p>15.33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164">
                <text:p>3164</text:p>
              </table:table-cell>
              <table:table-cell office:value-type="float" office:value="15.3041">
                <text:p>15.304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168">
                <text:p>3168</text:p>
              </table:table-cell>
              <table:table-cell office:value-type="float" office:value="15.251">
                <text:p>15.25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172">
                <text:p>3172</text:p>
              </table:table-cell>
              <table:table-cell office:value-type="float" office:value="15.1592">
                <text:p>15.159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176">
                <text:p>3176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180">
                <text:p>3180</text:p>
              </table:table-cell>
              <table:table-cell office:value-type="float" office:value="15.1036">
                <text:p>15.103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184">
                <text:p>3184</text:p>
              </table:table-cell>
              <table:table-cell office:value-type="float" office:value="15.1561">
                <text:p>15.156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188">
                <text:p>3188</text:p>
              </table:table-cell>
              <table:table-cell office:value-type="float" office:value="15.2767">
                <text:p>15.276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192">
                <text:p>3192</text:p>
              </table:table-cell>
              <table:table-cell office:value-type="float" office:value="15.4235">
                <text:p>15.42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196">
                <text:p>3196</text:p>
              </table:table-cell>
              <table:table-cell office:value-type="float" office:value="15.511">
                <text:p>15.51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200">
                <text:p>3200</text:p>
              </table:table-cell>
              <table:table-cell office:value-type="float" office:value="15.5297">
                <text:p>15.529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204">
                <text:p>3204</text:p>
              </table:table-cell>
              <table:table-cell office:value-type="float" office:value="15.5016">
                <text:p>15.50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208">
                <text:p>3208</text:p>
              </table:table-cell>
              <table:table-cell office:value-type="float" office:value="15.4667">
                <text:p>15.46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212">
                <text:p>3212</text:p>
              </table:table-cell>
              <table:table-cell office:value-type="float" office:value="15.4082">
                <text:p>15.408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216">
                <text:p>3216</text:p>
              </table:table-cell>
              <table:table-cell office:value-type="float" office:value="15.3534">
                <text:p>15.35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220">
                <text:p>3220</text:p>
              </table:table-cell>
              <table:table-cell office:value-type="float" office:value="15.3439">
                <text:p>15.343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224">
                <text:p>3224</text:p>
              </table:table-cell>
              <table:table-cell office:value-type="float" office:value="15.3658">
                <text:p>15.365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228">
                <text:p>3228</text:p>
              </table:table-cell>
              <table:table-cell office:value-type="float" office:value="15.3698">
                <text:p>15.369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232">
                <text:p>3232</text:p>
              </table:table-cell>
              <table:table-cell office:value-type="float" office:value="15.3086">
                <text:p>15.308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236">
                <text:p>3236</text:p>
              </table:table-cell>
              <table:table-cell office:value-type="float" office:value="15.244">
                <text:p>15.24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240">
                <text:p>3240</text:p>
              </table:table-cell>
              <table:table-cell office:value-type="float" office:value="15.2293">
                <text:p>15.229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244">
                <text:p>3244</text:p>
              </table:table-cell>
              <table:table-cell office:value-type="float" office:value="15.2079">
                <text:p>15.207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248">
                <text:p>3248</text:p>
              </table:table-cell>
              <table:table-cell office:value-type="float" office:value="15.2405">
                <text:p>15.24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252">
                <text:p>3252</text:p>
              </table:table-cell>
              <table:table-cell office:value-type="float" office:value="15.3169">
                <text:p>15.316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256">
                <text:p>3256</text:p>
              </table:table-cell>
              <table:table-cell office:value-type="float" office:value="15.3938">
                <text:p>15.393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260">
                <text:p>3260</text:p>
              </table:table-cell>
              <table:table-cell office:value-type="float" office:value="15.4328">
                <text:p>15.432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264">
                <text:p>3264</text:p>
              </table:table-cell>
              <table:table-cell office:value-type="float" office:value="15.4244">
                <text:p>15.424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268">
                <text:p>3268</text:p>
              </table:table-cell>
              <table:table-cell office:value-type="float" office:value="15.4226">
                <text:p>15.422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272">
                <text:p>3272</text:p>
              </table:table-cell>
              <table:table-cell office:value-type="float" office:value="15.4044">
                <text:p>15.40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276">
                <text:p>3276</text:p>
              </table:table-cell>
              <table:table-cell office:value-type="float" office:value="15.398">
                <text:p>15.39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280">
                <text:p>3280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284">
                <text:p>3284</text:p>
              </table:table-cell>
              <table:table-cell office:value-type="float" office:value="15.4267">
                <text:p>15.426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288">
                <text:p>3288</text:p>
              </table:table-cell>
              <table:table-cell office:value-type="float" office:value="15.461">
                <text:p>15.46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292">
                <text:p>3292</text:p>
              </table:table-cell>
              <table:table-cell office:value-type="float" office:value="15.477">
                <text:p>15.47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296">
                <text:p>3296</text:p>
              </table:table-cell>
              <table:table-cell office:value-type="float" office:value="15.4562">
                <text:p>15.456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300">
                <text:p>3300</text:p>
              </table:table-cell>
              <table:table-cell office:value-type="float" office:value="15.4418">
                <text:p>15.441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304">
                <text:p>3304</text:p>
              </table:table-cell>
              <table:table-cell office:value-type="float" office:value="15.4194">
                <text:p>15.419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308">
                <text:p>3308</text:p>
              </table:table-cell>
              <table:table-cell office:value-type="float" office:value="15.406">
                <text:p>15.4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312">
                <text:p>3312</text:p>
              </table:table-cell>
              <table:table-cell office:value-type="float" office:value="15.3897">
                <text:p>15.389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316">
                <text:p>3316</text:p>
              </table:table-cell>
              <table:table-cell office:value-type="float" office:value="15.4209">
                <text:p>15.420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320">
                <text:p>3320</text:p>
              </table:table-cell>
              <table:table-cell office:value-type="float" office:value="15.4485">
                <text:p>15.448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324">
                <text:p>3324</text:p>
              </table:table-cell>
              <table:table-cell office:value-type="float" office:value="15.4838">
                <text:p>15.483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328">
                <text:p>3328</text:p>
              </table:table-cell>
              <table:table-cell office:value-type="float" office:value="15.5192">
                <text:p>15.51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332">
                <text:p>3332</text:p>
              </table:table-cell>
              <table:table-cell office:value-type="float" office:value="15.5484">
                <text:p>15.548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336">
                <text:p>3336</text:p>
              </table:table-cell>
              <table:table-cell office:value-type="float" office:value="15.5635">
                <text:p>15.563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340">
                <text:p>3340</text:p>
              </table:table-cell>
              <table:table-cell office:value-type="float" office:value="15.5281">
                <text:p>15.528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344">
                <text:p>3344</text:p>
              </table:table-cell>
              <table:table-cell office:value-type="float" office:value="15.5102">
                <text:p>15.510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348">
                <text:p>3348</text:p>
              </table:table-cell>
              <table:table-cell office:value-type="float" office:value="15.4776">
                <text:p>15.477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352">
                <text:p>3352</text:p>
              </table:table-cell>
              <table:table-cell office:value-type="float" office:value="15.4019">
                <text:p>15.40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356">
                <text:p>3356</text:p>
              </table:table-cell>
              <table:table-cell office:value-type="float" office:value="15.3658">
                <text:p>15.365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360">
                <text:p>3360</text:p>
              </table:table-cell>
              <table:table-cell office:value-type="float" office:value="15.3559">
                <text:p>15.355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364">
                <text:p>3364</text:p>
              </table:table-cell>
              <table:table-cell office:value-type="float" office:value="15.3285">
                <text:p>15.328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368">
                <text:p>3368</text:p>
              </table:table-cell>
              <table:table-cell office:value-type="float" office:value="15.2974">
                <text:p>15.297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372">
                <text:p>3372</text:p>
              </table:table-cell>
              <table:table-cell office:value-type="float" office:value="15.2354">
                <text:p>15.23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376">
                <text:p>3376</text:p>
              </table:table-cell>
              <table:table-cell office:value-type="float" office:value="15.1836">
                <text:p>15.183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380">
                <text:p>3380</text:p>
              </table:table-cell>
              <table:table-cell office:value-type="float" office:value="15.1248">
                <text:p>15.12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384">
                <text:p>3384</text:p>
              </table:table-cell>
              <table:table-cell office:value-type="float" office:value="15.1432">
                <text:p>15.14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388">
                <text:p>3388</text:p>
              </table:table-cell>
              <table:table-cell office:value-type="float" office:value="15.2402">
                <text:p>15.24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392">
                <text:p>3392</text:p>
              </table:table-cell>
              <table:table-cell office:value-type="float" office:value="15.3047">
                <text:p>15.304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396">
                <text:p>3396</text:p>
              </table:table-cell>
              <table:table-cell office:value-type="float" office:value="15.367">
                <text:p>15.36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400">
                <text:p>3400</text:p>
              </table:table-cell>
              <table:table-cell office:value-type="float" office:value="15.4026">
                <text:p>15.402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404">
                <text:p>3404</text:p>
              </table:table-cell>
              <table:table-cell office:value-type="float" office:value="15.3879">
                <text:p>15.387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408">
                <text:p>3408</text:p>
              </table:table-cell>
              <table:table-cell office:value-type="float" office:value="15.3486">
                <text:p>15.348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412">
                <text:p>3412</text:p>
              </table:table-cell>
              <table:table-cell office:value-type="float" office:value="15.316">
                <text:p>15.3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416">
                <text:p>3416</text:p>
              </table:table-cell>
              <table:table-cell office:value-type="float" office:value="15.311">
                <text:p>15.31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420">
                <text:p>3420</text:p>
              </table:table-cell>
              <table:table-cell office:value-type="float" office:value="15.3154">
                <text:p>15.315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424">
                <text:p>3424</text:p>
              </table:table-cell>
              <table:table-cell office:value-type="float" office:value="15.3755">
                <text:p>15.375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428">
                <text:p>3428</text:p>
              </table:table-cell>
              <table:table-cell office:value-type="float" office:value="15.3898">
                <text:p>15.389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432">
                <text:p>3432</text:p>
              </table:table-cell>
              <table:table-cell office:value-type="float" office:value="15.3632">
                <text:p>15.36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436">
                <text:p>3436</text:p>
              </table:table-cell>
              <table:table-cell office:value-type="float" office:value="15.325">
                <text:p>15.3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440">
                <text:p>3440</text:p>
              </table:table-cell>
              <table:table-cell office:value-type="float" office:value="15.2772">
                <text:p>15.277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444">
                <text:p>3444</text:p>
              </table:table-cell>
              <table:table-cell office:value-type="float" office:value="15.2574">
                <text:p>15.257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448">
                <text:p>3448</text:p>
              </table:table-cell>
              <table:table-cell office:value-type="float" office:value="15.2554">
                <text:p>15.255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452">
                <text:p>3452</text:p>
              </table:table-cell>
              <table:table-cell office:value-type="float" office:value="15.2984">
                <text:p>15.298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456">
                <text:p>3456</text:p>
              </table:table-cell>
              <table:table-cell office:value-type="float" office:value="15.3326">
                <text:p>15.332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460">
                <text:p>3460</text:p>
              </table:table-cell>
              <table:table-cell office:value-type="float" office:value="15.2774">
                <text:p>15.277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464">
                <text:p>3464</text:p>
              </table:table-cell>
              <table:table-cell office:value-type="float" office:value="15.1802">
                <text:p>15.180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468">
                <text:p>3468</text:p>
              </table:table-cell>
              <table:table-cell office:value-type="float" office:value="15.1457">
                <text:p>15.145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472">
                <text:p>3472</text:p>
              </table:table-cell>
              <table:table-cell office:value-type="float" office:value="15.1651">
                <text:p>15.165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476">
                <text:p>3476</text:p>
              </table:table-cell>
              <table:table-cell office:value-type="float" office:value="15.2261">
                <text:p>15.226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480">
                <text:p>3480</text:p>
              </table:table-cell>
              <table:table-cell office:value-type="float" office:value="15.3059">
                <text:p>15.305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484">
                <text:p>3484</text:p>
              </table:table-cell>
              <table:table-cell office:value-type="float" office:value="15.3712">
                <text:p>15.371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88">
                <text:p>3488</text:p>
              </table:table-cell>
              <table:table-cell office:value-type="float" office:value="15.389">
                <text:p>15.38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492">
                <text:p>3492</text:p>
              </table:table-cell>
              <table:table-cell office:value-type="float" office:value="15.343">
                <text:p>15.34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496">
                <text:p>3496</text:p>
              </table:table-cell>
              <table:table-cell office:value-type="float" office:value="15.2834">
                <text:p>15.283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500">
                <text:p>3500</text:p>
              </table:table-cell>
              <table:table-cell office:value-type="float" office:value="15.2742">
                <text:p>15.274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504">
                <text:p>3504</text:p>
              </table:table-cell>
              <table:table-cell office:value-type="float" office:value="15.2905">
                <text:p>15.290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508">
                <text:p>3508</text:p>
              </table:table-cell>
              <table:table-cell office:value-type="float" office:value="15.3316">
                <text:p>15.33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512">
                <text:p>3512</text:p>
              </table:table-cell>
              <table:table-cell office:value-type="float" office:value="15.3501">
                <text:p>15.350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516">
                <text:p>3516</text:p>
              </table:table-cell>
              <table:table-cell office:value-type="float" office:value="15.3588">
                <text:p>15.358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520">
                <text:p>3520</text:p>
              </table:table-cell>
              <table:table-cell office:value-type="float" office:value="15.3414">
                <text:p>15.341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524">
                <text:p>3524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528">
                <text:p>3528</text:p>
              </table:table-cell>
              <table:table-cell office:value-type="float" office:value="15.2475">
                <text:p>15.247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532">
                <text:p>3532</text:p>
              </table:table-cell>
              <table:table-cell office:value-type="float" office:value="15.255">
                <text:p>15.25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536">
                <text:p>3536</text:p>
              </table:table-cell>
              <table:table-cell office:value-type="float" office:value="15.3305">
                <text:p>15.330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540">
                <text:p>3540</text:p>
              </table:table-cell>
              <table:table-cell office:value-type="float" office:value="15.3635">
                <text:p>15.363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44">
                <text:p>3544</text:p>
              </table:table-cell>
              <table:table-cell office:value-type="float" office:value="15.3454">
                <text:p>15.345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548">
                <text:p>3548</text:p>
              </table:table-cell>
              <table:table-cell office:value-type="float" office:value="15.3364">
                <text:p>15.336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552">
                <text:p>3552</text:p>
              </table:table-cell>
              <table:table-cell office:value-type="float" office:value="15.343">
                <text:p>15.34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556">
                <text:p>3556</text:p>
              </table:table-cell>
              <table:table-cell office:value-type="float" office:value="15.3166">
                <text:p>15.316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560">
                <text:p>3560</text:p>
              </table:table-cell>
              <table:table-cell office:value-type="float" office:value="15.3244">
                <text:p>15.32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564">
                <text:p>3564</text:p>
              </table:table-cell>
              <table:table-cell office:value-type="float" office:value="15.3941">
                <text:p>15.394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568">
                <text:p>3568</text:p>
              </table:table-cell>
              <table:table-cell office:value-type="float" office:value="15.4765">
                <text:p>15.476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572">
                <text:p>3572</text:p>
              </table:table-cell>
              <table:table-cell office:value-type="float" office:value="15.4707">
                <text:p>15.470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576">
                <text:p>3576</text:p>
              </table:table-cell>
              <table:table-cell office:value-type="float" office:value="15.3905">
                <text:p>15.39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580">
                <text:p>3580</text:p>
              </table:table-cell>
              <table:table-cell office:value-type="float" office:value="15.287">
                <text:p>15.28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584">
                <text:p>3584</text:p>
              </table:table-cell>
              <table:table-cell office:value-type="float" office:value="15.1951">
                <text:p>15.195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588">
                <text:p>3588</text:p>
              </table:table-cell>
              <table:table-cell office:value-type="float" office:value="15.1337">
                <text:p>15.133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592">
                <text:p>3592</text:p>
              </table:table-cell>
              <table:table-cell office:value-type="float" office:value="15.1406">
                <text:p>15.140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596">
                <text:p>3596</text:p>
              </table:table-cell>
              <table:table-cell office:value-type="float" office:value="15.2071">
                <text:p>15.207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600">
                <text:p>3600</text:p>
              </table:table-cell>
              <table:table-cell office:value-type="float" office:value="15.2808">
                <text:p>15.280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604">
                <text:p>3604</text:p>
              </table:table-cell>
              <table:table-cell office:value-type="float" office:value="15.361">
                <text:p>15.3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608">
                <text:p>3608</text:p>
              </table:table-cell>
              <table:table-cell office:value-type="float" office:value="15.4482">
                <text:p>15.448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612">
                <text:p>3612</text:p>
              </table:table-cell>
              <table:table-cell office:value-type="float" office:value="15.4971">
                <text:p>15.497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616">
                <text:p>3616</text:p>
              </table:table-cell>
              <table:table-cell office:value-type="float" office:value="15.5094">
                <text:p>15.509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620">
                <text:p>3620</text:p>
              </table:table-cell>
              <table:table-cell office:value-type="float" office:value="15.5046">
                <text:p>15.504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624">
                <text:p>3624</text:p>
              </table:table-cell>
              <table:table-cell office:value-type="float" office:value="15.5588">
                <text:p>15.558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628">
                <text:p>3628</text:p>
              </table:table-cell>
              <table:table-cell office:value-type="float" office:value="15.6006">
                <text:p>15.600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632">
                <text:p>3632</text:p>
              </table:table-cell>
              <table:table-cell office:value-type="float" office:value="15.6054">
                <text:p>15.605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636">
                <text:p>3636</text:p>
              </table:table-cell>
              <table:table-cell office:value-type="float" office:value="15.6637">
                <text:p>15.663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640">
                <text:p>3640</text:p>
              </table:table-cell>
              <table:table-cell office:value-type="float" office:value="15.7558">
                <text:p>15.75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644">
                <text:p>3644</text:p>
              </table:table-cell>
              <table:table-cell office:value-type="float" office:value="15.7802">
                <text:p>15.780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648">
                <text:p>3648</text:p>
              </table:table-cell>
              <table:table-cell office:value-type="float" office:value="15.7423">
                <text:p>15.742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652">
                <text:p>3652</text:p>
              </table:table-cell>
              <table:table-cell office:value-type="float" office:value="15.6771">
                <text:p>15.677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656">
                <text:p>3656</text:p>
              </table:table-cell>
              <table:table-cell office:value-type="float" office:value="15.5865">
                <text:p>15.586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660">
                <text:p>3660</text:p>
              </table:table-cell>
              <table:table-cell office:value-type="float" office:value="15.4903">
                <text:p>15.490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664">
                <text:p>3664</text:p>
              </table:table-cell>
              <table:table-cell office:value-type="float" office:value="15.4345">
                <text:p>15.43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668">
                <text:p>3668</text:p>
              </table:table-cell>
              <table:table-cell office:value-type="float" office:value="15.4064">
                <text:p>15.406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672">
                <text:p>3672</text:p>
              </table:table-cell>
              <table:table-cell office:value-type="float" office:value="15.3907">
                <text:p>15.390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676">
                <text:p>3676</text:p>
              </table:table-cell>
              <table:table-cell office:value-type="float" office:value="15.3164">
                <text:p>15.316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680">
                <text:p>3680</text:p>
              </table:table-cell>
              <table:table-cell office:value-type="float" office:value="15.2339">
                <text:p>15.233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684">
                <text:p>3684</text:p>
              </table:table-cell>
              <table:table-cell office:value-type="float" office:value="15.1916">
                <text:p>15.191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688">
                <text:p>3688</text:p>
              </table:table-cell>
              <table:table-cell office:value-type="float" office:value="15.1781">
                <text:p>15.178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692">
                <text:p>3692</text:p>
              </table:table-cell>
              <table:table-cell office:value-type="float" office:value="15.2029">
                <text:p>15.202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696">
                <text:p>3696</text:p>
              </table:table-cell>
              <table:table-cell office:value-type="float" office:value="15.2683">
                <text:p>15.268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700">
                <text:p>3700</text:p>
              </table:table-cell>
              <table:table-cell office:value-type="float" office:value="15.3687">
                <text:p>15.368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704">
                <text:p>3704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708">
                <text:p>3708</text:p>
              </table:table-cell>
              <table:table-cell office:value-type="float" office:value="15.531">
                <text:p>15.53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712">
                <text:p>3712</text:p>
              </table:table-cell>
              <table:table-cell office:value-type="float" office:value="15.5866">
                <text:p>15.586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716">
                <text:p>3716</text:p>
              </table:table-cell>
              <table:table-cell office:value-type="float" office:value="15.6071">
                <text:p>15.607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720">
                <text:p>3720</text:p>
              </table:table-cell>
              <table:table-cell office:value-type="float" office:value="15.558">
                <text:p>15.55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724">
                <text:p>3724</text:p>
              </table:table-cell>
              <table:table-cell office:value-type="float" office:value="15.523">
                <text:p>15.52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728">
                <text:p>3728</text:p>
              </table:table-cell>
              <table:table-cell office:value-type="float" office:value="15.5171">
                <text:p>15.517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732">
                <text:p>3732</text:p>
              </table:table-cell>
              <table:table-cell office:value-type="float" office:value="15.5312">
                <text:p>15.531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736">
                <text:p>3736</text:p>
              </table:table-cell>
              <table:table-cell office:value-type="float" office:value="15.5077">
                <text:p>15.507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740">
                <text:p>3740</text:p>
              </table:table-cell>
              <table:table-cell office:value-type="float" office:value="15.4598">
                <text:p>15.459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744">
                <text:p>3744</text:p>
              </table:table-cell>
              <table:table-cell office:value-type="float" office:value="15.4089">
                <text:p>15.408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748">
                <text:p>3748</text:p>
              </table:table-cell>
              <table:table-cell office:value-type="float" office:value="15.3084">
                <text:p>15.308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752">
                <text:p>3752</text:p>
              </table:table-cell>
              <table:table-cell office:value-type="float" office:value="15.2162">
                <text:p>15.216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756">
                <text:p>3756</text:p>
              </table:table-cell>
              <table:table-cell office:value-type="float" office:value="15.2112">
                <text:p>15.211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760">
                <text:p>3760</text:p>
              </table:table-cell>
              <table:table-cell office:value-type="float" office:value="15.2182">
                <text:p>15.218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764">
                <text:p>3764</text:p>
              </table:table-cell>
              <table:table-cell office:value-type="float" office:value="15.2429">
                <text:p>15.242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768">
                <text:p>3768</text:p>
              </table:table-cell>
              <table:table-cell office:value-type="float" office:value="15.3148">
                <text:p>15.314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772">
                <text:p>3772</text:p>
              </table:table-cell>
              <table:table-cell office:value-type="float" office:value="15.3721">
                <text:p>15.372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776">
                <text:p>3776</text:p>
              </table:table-cell>
              <table:table-cell office:value-type="float" office:value="15.3955">
                <text:p>15.395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780">
                <text:p>3780</text:p>
              </table:table-cell>
              <table:table-cell office:value-type="float" office:value="15.4162">
                <text:p>15.416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784">
                <text:p>3784</text:p>
              </table:table-cell>
              <table:table-cell office:value-type="float" office:value="15.4314">
                <text:p>15.43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788">
                <text:p>3788</text:p>
              </table:table-cell>
              <table:table-cell office:value-type="float" office:value="15.466">
                <text:p>15.46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792">
                <text:p>3792</text:p>
              </table:table-cell>
              <table:table-cell office:value-type="float" office:value="15.5309">
                <text:p>15.53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796">
                <text:p>3796</text:p>
              </table:table-cell>
              <table:table-cell office:value-type="float" office:value="15.6147">
                <text:p>15.614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800">
                <text:p>3800</text:p>
              </table:table-cell>
              <table:table-cell office:value-type="float" office:value="15.6866">
                <text:p>15.686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804">
                <text:p>3804</text:p>
              </table:table-cell>
              <table:table-cell office:value-type="float" office:value="15.721">
                <text:p>15.72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808">
                <text:p>3808</text:p>
              </table:table-cell>
              <table:table-cell office:value-type="float" office:value="15.7592">
                <text:p>15.759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812">
                <text:p>3812</text:p>
              </table:table-cell>
              <table:table-cell office:value-type="float" office:value="15.7656">
                <text:p>15.765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816">
                <text:p>3816</text:p>
              </table:table-cell>
              <table:table-cell office:value-type="float" office:value="15.7895">
                <text:p>15.789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820">
                <text:p>3820</text:p>
              </table:table-cell>
              <table:table-cell office:value-type="float" office:value="15.8025">
                <text:p>15.802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824">
                <text:p>3824</text:p>
              </table:table-cell>
              <table:table-cell office:value-type="float" office:value="15.775">
                <text:p>15.7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828">
                <text:p>3828</text:p>
              </table:table-cell>
              <table:table-cell office:value-type="float" office:value="15.7485">
                <text:p>15.748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832">
                <text:p>3832</text:p>
              </table:table-cell>
              <table:table-cell office:value-type="float" office:value="15.7221">
                <text:p>15.722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836">
                <text:p>3836</text:p>
              </table:table-cell>
              <table:table-cell office:value-type="float" office:value="15.6934">
                <text:p>15.693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840">
                <text:p>3840</text:p>
              </table:table-cell>
              <table:table-cell office:value-type="float" office:value="15.643">
                <text:p>15.64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844">
                <text:p>3844</text:p>
              </table:table-cell>
              <table:table-cell office:value-type="float" office:value="15.6479">
                <text:p>15.647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848">
                <text:p>3848</text:p>
              </table:table-cell>
              <table:table-cell office:value-type="float" office:value="15.6404">
                <text:p>15.640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852">
                <text:p>3852</text:p>
              </table:table-cell>
              <table:table-cell office:value-type="float" office:value="15.6266">
                <text:p>15.626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856">
                <text:p>3856</text:p>
              </table:table-cell>
              <table:table-cell office:value-type="float" office:value="15.6196">
                <text:p>15.619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860">
                <text:p>3860</text:p>
              </table:table-cell>
              <table:table-cell office:value-type="float" office:value="15.5843">
                <text:p>15.584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864">
                <text:p>3864</text:p>
              </table:table-cell>
              <table:table-cell office:value-type="float" office:value="15.5371">
                <text:p>15.537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868">
                <text:p>3868</text:p>
              </table:table-cell>
              <table:table-cell office:value-type="float" office:value="15.4726">
                <text:p>15.472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872">
                <text:p>3872</text:p>
              </table:table-cell>
              <table:table-cell office:value-type="float" office:value="15.4364">
                <text:p>15.436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876">
                <text:p>3876</text:p>
              </table:table-cell>
              <table:table-cell office:value-type="float" office:value="15.4174">
                <text:p>15.417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880">
                <text:p>3880</text:p>
              </table:table-cell>
              <table:table-cell office:value-type="float" office:value="15.411">
                <text:p>15.4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884">
                <text:p>3884</text:p>
              </table:table-cell>
              <table:table-cell office:value-type="float" office:value="15.434">
                <text:p>15.4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888">
                <text:p>3888</text:p>
              </table:table-cell>
              <table:table-cell office:value-type="float" office:value="15.5043">
                <text:p>15.504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892">
                <text:p>3892</text:p>
              </table:table-cell>
              <table:table-cell office:value-type="float" office:value="15.5688">
                <text:p>15.568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896">
                <text:p>3896</text:p>
              </table:table-cell>
              <table:table-cell office:value-type="float" office:value="15.633">
                <text:p>15.6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900">
                <text:p>3900</text:p>
              </table:table-cell>
              <table:table-cell office:value-type="float" office:value="15.7142">
                <text:p>15.714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904">
                <text:p>3904</text:p>
              </table:table-cell>
              <table:table-cell office:value-type="float" office:value="15.7772">
                <text:p>15.777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908">
                <text:p>3908</text:p>
              </table:table-cell>
              <table:table-cell office:value-type="float" office:value="15.8299">
                <text:p>15.829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912">
                <text:p>3912</text:p>
              </table:table-cell>
              <table:table-cell office:value-type="float" office:value="15.8764">
                <text:p>15.876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916">
                <text:p>3916</text:p>
              </table:table-cell>
              <table:table-cell office:value-type="float" office:value="15.9338">
                <text:p>15.933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920">
                <text:p>3920</text:p>
              </table:table-cell>
              <table:table-cell office:value-type="float" office:value="15.9363">
                <text:p>15.936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924">
                <text:p>3924</text:p>
              </table:table-cell>
              <table:table-cell office:value-type="float" office:value="15.9053">
                <text:p>15.905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928">
                <text:p>3928</text:p>
              </table:table-cell>
              <table:table-cell office:value-type="float" office:value="15.8919">
                <text:p>15.891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932">
                <text:p>3932</text:p>
              </table:table-cell>
              <table:table-cell office:value-type="float" office:value="15.8715">
                <text:p>15.87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936">
                <text:p>3936</text:p>
              </table:table-cell>
              <table:table-cell office:value-type="float" office:value="15.8458">
                <text:p>15.845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940">
                <text:p>3940</text:p>
              </table:table-cell>
              <table:table-cell office:value-type="float" office:value="15.8612">
                <text:p>15.86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944">
                <text:p>3944</text:p>
              </table:table-cell>
              <table:table-cell office:value-type="float" office:value="15.8788">
                <text:p>15.878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948">
                <text:p>3948</text:p>
              </table:table-cell>
              <table:table-cell office:value-type="float" office:value="15.8859">
                <text:p>15.885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952">
                <text:p>3952</text:p>
              </table:table-cell>
              <table:table-cell office:value-type="float" office:value="15.8968">
                <text:p>15.896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956">
                <text:p>3956</text:p>
              </table:table-cell>
              <table:table-cell office:value-type="float" office:value="15.8671">
                <text:p>15.867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960">
                <text:p>3960</text:p>
              </table:table-cell>
              <table:table-cell office:value-type="float" office:value="15.7807">
                <text:p>15.780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964">
                <text:p>3964</text:p>
              </table:table-cell>
              <table:table-cell office:value-type="float" office:value="15.6434">
                <text:p>15.643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968">
                <text:p>3968</text:p>
              </table:table-cell>
              <table:table-cell office:value-type="float" office:value="15.4875">
                <text:p>15.487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972">
                <text:p>3972</text:p>
              </table:table-cell>
              <table:table-cell office:value-type="float" office:value="15.3268">
                <text:p>15.326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976">
                <text:p>3976</text:p>
              </table:table-cell>
              <table:table-cell office:value-type="float" office:value="15.2239">
                <text:p>15.223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980">
                <text:p>3980</text:p>
              </table:table-cell>
              <table:table-cell office:value-type="float" office:value="15.2005">
                <text:p>15.20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984">
                <text:p>3984</text:p>
              </table:table-cell>
              <table:table-cell office:value-type="float" office:value="15.199">
                <text:p>15.19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988">
                <text:p>3988</text:p>
              </table:table-cell>
              <table:table-cell office:value-type="float" office:value="15.2085">
                <text:p>15.208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992">
                <text:p>3992</text:p>
              </table:table-cell>
              <table:table-cell office:value-type="float" office:value="15.2395">
                <text:p>15.239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996">
                <text:p>3996</text:p>
              </table:table-cell>
              <table:table-cell office:value-type="float" office:value="15.2239">
                <text:p>15.223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000">
                <text:p>4000</text:p>
              </table:table-cell>
              <table:table-cell office:value-type="float" office:value="15.2147">
                <text:p>15.214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004">
                <text:p>4004</text:p>
              </table:table-cell>
              <table:table-cell office:value-type="float" office:value="15.246">
                <text:p>15.24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008">
                <text:p>4008</text:p>
              </table:table-cell>
              <table:table-cell office:value-type="float" office:value="15.3196">
                <text:p>15.319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012">
                <text:p>4012</text:p>
              </table:table-cell>
              <table:table-cell office:value-type="float" office:value="15.3806">
                <text:p>15.380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016">
                <text:p>4016</text:p>
              </table:table-cell>
              <table:table-cell office:value-type="float" office:value="15.4656">
                <text:p>15.465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020">
                <text:p>4020</text:p>
              </table:table-cell>
              <table:table-cell office:value-type="float" office:value="15.601">
                <text:p>15.60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024">
                <text:p>4024</text:p>
              </table:table-cell>
              <table:table-cell office:value-type="float" office:value="15.7421">
                <text:p>15.742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028">
                <text:p>4028</text:p>
              </table:table-cell>
              <table:table-cell office:value-type="float" office:value="15.8508">
                <text:p>15.850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032">
                <text:p>4032</text:p>
              </table:table-cell>
              <table:table-cell office:value-type="float" office:value="15.9803">
                <text:p>15.980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036">
                <text:p>4036</text:p>
              </table:table-cell>
              <table:table-cell office:value-type="float" office:value="16.0909">
                <text:p>16.090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040">
                <text:p>4040</text:p>
              </table:table-cell>
              <table:table-cell office:value-type="float" office:value="16.2316">
                <text:p>16.231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044">
                <text:p>4044</text:p>
              </table:table-cell>
              <table:table-cell office:value-type="float" office:value="16.3863">
                <text:p>16.386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048">
                <text:p>4048</text:p>
              </table:table-cell>
              <table:table-cell office:value-type="float" office:value="16.4939">
                <text:p>16.493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052">
                <text:p>4052</text:p>
              </table:table-cell>
              <table:table-cell office:value-type="float" office:value="16.5764">
                <text:p>16.576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056">
                <text:p>4056</text:p>
              </table:table-cell>
              <table:table-cell office:value-type="float" office:value="16.6527">
                <text:p>16.652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060">
                <text:p>4060</text:p>
              </table:table-cell>
              <table:table-cell office:value-type="float" office:value="16.7238">
                <text:p>16.723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064">
                <text:p>4064</text:p>
              </table:table-cell>
              <table:table-cell office:value-type="float" office:value="16.7904">
                <text:p>16.790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068">
                <text:p>4068</text:p>
              </table:table-cell>
              <table:table-cell office:value-type="float" office:value="16.8386">
                <text:p>16.838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072">
                <text:p>4072</text:p>
              </table:table-cell>
              <table:table-cell office:value-type="float" office:value="16.9183">
                <text:p>16.918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076">
                <text:p>4076</text:p>
              </table:table-cell>
              <table:table-cell office:value-type="float" office:value="17.0056">
                <text:p>17.005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080">
                <text:p>4080</text:p>
              </table:table-cell>
              <table:table-cell office:value-type="float" office:value="17.0199">
                <text:p>17.019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084">
                <text:p>4084</text:p>
              </table:table-cell>
              <table:table-cell office:value-type="float" office:value="17.0011">
                <text:p>17.001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088">
                <text:p>4088</text:p>
              </table:table-cell>
              <table:table-cell office:value-type="float" office:value="16.9807">
                <text:p>16.980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092">
                <text:p>4092</text:p>
              </table:table-cell>
              <table:table-cell office:value-type="float" office:value="16.9396">
                <text:p>16.939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096">
                <text:p>4096</text:p>
              </table:table-cell>
              <table:table-cell office:value-type="float" office:value="16.9069">
                <text:p>16.906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100">
                <text:p>4100</text:p>
              </table:table-cell>
              <table:table-cell office:value-type="float" office:value="16.9123">
                <text:p>16.912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104">
                <text:p>4104</text:p>
              </table:table-cell>
              <table:table-cell office:value-type="float" office:value="16.9548">
                <text:p>16.954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108">
                <text:p>4108</text:p>
              </table:table-cell>
              <table:table-cell office:value-type="float" office:value="16.9611">
                <text:p>16.961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112">
                <text:p>4112</text:p>
              </table:table-cell>
              <table:table-cell office:value-type="float" office:value="16.9279">
                <text:p>16.927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116">
                <text:p>4116</text:p>
              </table:table-cell>
              <table:table-cell office:value-type="float" office:value="16.9197">
                <text:p>16.919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120">
                <text:p>4120</text:p>
              </table:table-cell>
              <table:table-cell office:value-type="float" office:value="16.8707">
                <text:p>16.870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124">
                <text:p>4124</text:p>
              </table:table-cell>
              <table:table-cell office:value-type="float" office:value="16.8475">
                <text:p>16.847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128">
                <text:p>4128</text:p>
              </table:table-cell>
              <table:table-cell office:value-type="float" office:value="16.8397">
                <text:p>16.839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132">
                <text:p>4132</text:p>
              </table:table-cell>
              <table:table-cell office:value-type="float" office:value="16.8766">
                <text:p>16.876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136">
                <text:p>4136</text:p>
              </table:table-cell>
              <table:table-cell office:value-type="float" office:value="16.9248">
                <text:p>16.924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140">
                <text:p>4140</text:p>
              </table:table-cell>
              <table:table-cell office:value-type="float" office:value="16.9169">
                <text:p>16.916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144">
                <text:p>4144</text:p>
              </table:table-cell>
              <table:table-cell office:value-type="float" office:value="16.8975">
                <text:p>16.897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148">
                <text:p>4148</text:p>
              </table:table-cell>
              <table:table-cell office:value-type="float" office:value="16.8881">
                <text:p>16.888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152">
                <text:p>4152</text:p>
              </table:table-cell>
              <table:table-cell office:value-type="float" office:value="16.8821">
                <text:p>16.882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156">
                <text:p>4156</text:p>
              </table:table-cell>
              <table:table-cell office:value-type="float" office:value="16.8624">
                <text:p>16.862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160">
                <text:p>4160</text:p>
              </table:table-cell>
              <table:table-cell office:value-type="float" office:value="16.8523">
                <text:p>16.852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164">
                <text:p>4164</text:p>
              </table:table-cell>
              <table:table-cell office:value-type="float" office:value="16.906">
                <text:p>16.90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168">
                <text:p>4168</text:p>
              </table:table-cell>
              <table:table-cell office:value-type="float" office:value="16.9889">
                <text:p>16.988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172">
                <text:p>4172</text:p>
              </table:table-cell>
              <table:table-cell office:value-type="float" office:value="17.045">
                <text:p>17.04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176">
                <text:p>4176</text:p>
              </table:table-cell>
              <table:table-cell office:value-type="float" office:value="17.0782">
                <text:p>17.078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180">
                <text:p>4180</text:p>
              </table:table-cell>
              <table:table-cell office:value-type="float" office:value="17.1068">
                <text:p>17.106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184">
                <text:p>4184</text:p>
              </table:table-cell>
              <table:table-cell office:value-type="float" office:value="17.1094">
                <text:p>17.109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188">
                <text:p>4188</text:p>
              </table:table-cell>
              <table:table-cell office:value-type="float" office:value="17.027">
                <text:p>17.02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192">
                <text:p>4192</text:p>
              </table:table-cell>
              <table:table-cell office:value-type="float" office:value="16.9183">
                <text:p>16.918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196">
                <text:p>4196</text:p>
              </table:table-cell>
              <table:table-cell office:value-type="float" office:value="16.826">
                <text:p>16.82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200">
                <text:p>4200</text:p>
              </table:table-cell>
              <table:table-cell office:value-type="float" office:value="16.7582">
                <text:p>16.758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204">
                <text:p>4204</text:p>
              </table:table-cell>
              <table:table-cell office:value-type="float" office:value="16.6984">
                <text:p>16.698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208">
                <text:p>4208</text:p>
              </table:table-cell>
              <table:table-cell office:value-type="float" office:value="16.682">
                <text:p>16.68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212">
                <text:p>4212</text:p>
              </table:table-cell>
              <table:table-cell office:value-type="float" office:value="16.6823">
                <text:p>16.682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216">
                <text:p>4216</text:p>
              </table:table-cell>
              <table:table-cell office:value-type="float" office:value="16.6642">
                <text:p>16.664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220">
                <text:p>4220</text:p>
              </table:table-cell>
              <table:table-cell office:value-type="float" office:value="16.6545">
                <text:p>16.654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224">
                <text:p>4224</text:p>
              </table:table-cell>
              <table:table-cell office:value-type="float" office:value="16.637">
                <text:p>16.63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228">
                <text:p>4228</text:p>
              </table:table-cell>
              <table:table-cell office:value-type="float" office:value="16.6175">
                <text:p>16.617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232">
                <text:p>4232</text:p>
              </table:table-cell>
              <table:table-cell office:value-type="float" office:value="16.6678">
                <text:p>16.667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236">
                <text:p>4236</text:p>
              </table:table-cell>
              <table:table-cell office:value-type="float" office:value="16.735">
                <text:p>16.73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240">
                <text:p>4240</text:p>
              </table:table-cell>
              <table:table-cell office:value-type="float" office:value="16.786">
                <text:p>16.78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244">
                <text:p>4244</text:p>
              </table:table-cell>
              <table:table-cell office:value-type="float" office:value="16.7731">
                <text:p>16.773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248">
                <text:p>4248</text:p>
              </table:table-cell>
              <table:table-cell office:value-type="float" office:value="16.7798">
                <text:p>16.779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252">
                <text:p>4252</text:p>
              </table:table-cell>
              <table:table-cell office:value-type="float" office:value="16.82">
                <text:p>16.8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256">
                <text:p>4256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260">
                <text:p>4260</text:p>
              </table:table-cell>
              <table:table-cell office:value-type="float" office:value="16.8271">
                <text:p>16.827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264">
                <text:p>4264</text:p>
              </table:table-cell>
              <table:table-cell office:value-type="float" office:value="16.836">
                <text:p>16.83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268">
                <text:p>4268</text:p>
              </table:table-cell>
              <table:table-cell office:value-type="float" office:value="16.8464">
                <text:p>16.846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272">
                <text:p>4272</text:p>
              </table:table-cell>
              <table:table-cell office:value-type="float" office:value="16.8543">
                <text:p>16.854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276">
                <text:p>4276</text:p>
              </table:table-cell>
              <table:table-cell office:value-type="float" office:value="16.8705">
                <text:p>16.870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280">
                <text:p>4280</text:p>
              </table:table-cell>
              <table:table-cell office:value-type="float" office:value="16.8845">
                <text:p>16.884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284">
                <text:p>4284</text:p>
              </table:table-cell>
              <table:table-cell office:value-type="float" office:value="16.8846">
                <text:p>16.884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288">
                <text:p>4288</text:p>
              </table:table-cell>
              <table:table-cell office:value-type="float" office:value="16.9571">
                <text:p>16.957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292">
                <text:p>4292</text:p>
              </table:table-cell>
              <table:table-cell office:value-type="float" office:value="17.0288">
                <text:p>17.028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296">
                <text:p>4296</text:p>
              </table:table-cell>
              <table:table-cell office:value-type="float" office:value="17.0288">
                <text:p>17.028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300">
                <text:p>4300</text:p>
              </table:table-cell>
              <table:table-cell office:value-type="float" office:value="17.0485">
                <text:p>17.048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304">
                <text:p>4304</text:p>
              </table:table-cell>
              <table:table-cell office:value-type="float" office:value="17.073">
                <text:p>17.07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4308">
                <text:p>4308</text:p>
              </table:table-cell>
              <table:table-cell office:value-type="float" office:value="17.0963">
                <text:p>17.09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312">
                <text:p>4312</text:p>
              </table:table-cell>
              <table:table-cell office:value-type="float" office:value="17.1034">
                <text:p>17.103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316">
                <text:p>4316</text:p>
              </table:table-cell>
              <table:table-cell office:value-type="float" office:value="17.1018">
                <text:p>17.101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320">
                <text:p>4320</text:p>
              </table:table-cell>
              <table:table-cell office:value-type="float" office:value="17.0903">
                <text:p>17.090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324">
                <text:p>4324</text:p>
              </table:table-cell>
              <table:table-cell office:value-type="float" office:value="17.1068">
                <text:p>17.106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328">
                <text:p>4328</text:p>
              </table:table-cell>
              <table:table-cell office:value-type="float" office:value="17.142">
                <text:p>17.14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332">
                <text:p>4332</text:p>
              </table:table-cell>
              <table:table-cell office:value-type="float" office:value="17.1595">
                <text:p>17.15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617cm" svg:height="18.382cm" xlink:href=".." xlink:type="simple" chart:class="chart:scatter" chart:style-name="ch1">
        <chart:legend chart:legend-position="end" svg:x="25.501cm" svg:y="8.812cm" style:legend-expansion="high" chart:style-name="ch2"/>
        <chart:plot-area chart:style-name="ch3" table:cell-range-address="Sheet4.C1:Sheet4.D59" svg:x="0.552cm" svg:y="0.367cm" svg:width="24.397cm" svg:height="17.648cm">
          <chartooo:coordinate-region svg:x="1.279cm" svg:y="0.566cm" svg:width="23.483cm" svg:height="16.8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D1:Sheet4.D59" chart:class="chart:scatter">
            <chart:domain table:cell-range-address="Sheet4.C1:Sheet4.C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3152">
                <text:p>14.3152</text:p>
                <draw:g>
                  <svg:desc>Sheet4.C1:Sheet4.C59</svg:desc>
                </draw:g>
              </table:table-cell>
              <table:table-cell office:value-type="float" office:value="2.75433">
                <text:p>2.75433</text:p>
                <draw:g>
                  <svg:desc>Sheet4.D1:Sheet4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3749">
                <text:p>14.3749</text:p>
              </table:table-cell>
              <table:table-cell office:value-type="float" office:value="2.67849">
                <text:p>2.67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4346">
                <text:p>14.4346</text:p>
              </table:table-cell>
              <table:table-cell office:value-type="float" office:value="2.73381">
                <text:p>2.73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4943">
                <text:p>14.4943</text:p>
              </table:table-cell>
              <table:table-cell office:value-type="float" office:value="2.55303">
                <text:p>2.55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554">
                <text:p>14.554</text:p>
              </table:table-cell>
              <table:table-cell office:value-type="float" office:value="2.41351">
                <text:p>2.41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6137">
                <text:p>14.6137</text:p>
              </table:table-cell>
              <table:table-cell office:value-type="float" office:value="2.02189">
                <text:p>2.021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6735">
                <text:p>14.6735</text:p>
              </table:table-cell>
              <table:table-cell office:value-type="float" office:value="1.86109">
                <text:p>1.86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7332">
                <text:p>14.7332</text:p>
              </table:table-cell>
              <table:table-cell office:value-type="float" office:value="1.6673">
                <text:p>1.6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7929">
                <text:p>14.7929</text:p>
              </table:table-cell>
              <table:table-cell office:value-type="float" office:value="1.59897">
                <text:p>1.59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8526">
                <text:p>14.8526</text:p>
              </table:table-cell>
              <table:table-cell office:value-type="float" office:value="1.51531">
                <text:p>1.51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9123">
                <text:p>14.9123</text:p>
              </table:table-cell>
              <table:table-cell office:value-type="float" office:value="1.40473">
                <text:p>1.40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972">
                <text:p>14.972</text:p>
              </table:table-cell>
              <table:table-cell office:value-type="float" office:value="1.34543">
                <text:p>1.34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0317">
                <text:p>15.0317</text:p>
              </table:table-cell>
              <table:table-cell office:value-type="float" office:value="1.23817">
                <text:p>1.238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0915">
                <text:p>15.0915</text:p>
              </table:table-cell>
              <table:table-cell office:value-type="float" office:value="1.17204">
                <text:p>1.17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1512">
                <text:p>15.1512</text:p>
              </table:table-cell>
              <table:table-cell office:value-type="float" office:value="1.15696">
                <text:p>1.156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2109">
                <text:p>15.2109</text:p>
              </table:table-cell>
              <table:table-cell office:value-type="float" office:value="1.0778">
                <text:p>1.0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2706">
                <text:p>15.2706</text:p>
              </table:table-cell>
              <table:table-cell office:value-type="float" office:value="1.02128">
                <text:p>1.02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3303">
                <text:p>15.3303</text:p>
              </table:table-cell>
              <table:table-cell office:value-type="float" office:value="0.959316">
                <text:p>0.9593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39">
                <text:p>15.39</text:p>
              </table:table-cell>
              <table:table-cell office:value-type="float" office:value="0.878888">
                <text:p>0.8788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4497">
                <text:p>15.4497</text:p>
              </table:table-cell>
              <table:table-cell office:value-type="float" office:value="0.815466">
                <text:p>0.8154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5094">
                <text:p>15.5094</text:p>
              </table:table-cell>
              <table:table-cell office:value-type="float" office:value="0.825378">
                <text:p>0.8253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5692">
                <text:p>15.5692</text:p>
              </table:table-cell>
              <table:table-cell office:value-type="float" office:value="0.789374">
                <text:p>0.7893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6289">
                <text:p>15.6289</text:p>
              </table:table-cell>
              <table:table-cell office:value-type="float" office:value="0.782113">
                <text:p>0.7821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6886">
                <text:p>15.6886</text:p>
              </table:table-cell>
              <table:table-cell office:value-type="float" office:value="0.791067">
                <text:p>0.7910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7483">
                <text:p>15.7483</text:p>
              </table:table-cell>
              <table:table-cell office:value-type="float" office:value="0.758193">
                <text:p>0.7581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808">
                <text:p>15.808</text:p>
              </table:table-cell>
              <table:table-cell office:value-type="float" office:value="0.806732">
                <text:p>0.8067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8677">
                <text:p>15.8677</text:p>
              </table:table-cell>
              <table:table-cell office:value-type="float" office:value="0.837835">
                <text:p>0.8378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9274">
                <text:p>15.9274</text:p>
              </table:table-cell>
              <table:table-cell office:value-type="float" office:value="0.838433">
                <text:p>0.838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9872">
                <text:p>15.9872</text:p>
              </table:table-cell>
              <table:table-cell office:value-type="float" office:value="0.854103">
                <text:p>0.854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0469">
                <text:p>16.0469</text:p>
              </table:table-cell>
              <table:table-cell office:value-type="float" office:value="0.824378">
                <text:p>0.824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1066">
                <text:p>16.1066</text:p>
              </table:table-cell>
              <table:table-cell office:value-type="float" office:value="0.755923">
                <text:p>0.7559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1663">
                <text:p>16.1663</text:p>
              </table:table-cell>
              <table:table-cell office:value-type="float" office:value="0.779892">
                <text:p>0.7798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226">
                <text:p>16.226</text:p>
              </table:table-cell>
              <table:table-cell office:value-type="float" office:value="0.829749">
                <text:p>0.8297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2857">
                <text:p>16.2857</text:p>
              </table:table-cell>
              <table:table-cell office:value-type="float" office:value="0.841883">
                <text:p>0.8418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3454">
                <text:p>16.3454</text:p>
              </table:table-cell>
              <table:table-cell office:value-type="float" office:value="0.864254">
                <text:p>0.8642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4052">
                <text:p>16.4052</text:p>
              </table:table-cell>
              <table:table-cell office:value-type="float" office:value="0.847163">
                <text:p>0.8471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4649">
                <text:p>16.4649</text:p>
              </table:table-cell>
              <table:table-cell office:value-type="float" office:value="0.85164">
                <text:p>0.85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5246">
                <text:p>16.5246</text:p>
              </table:table-cell>
              <table:table-cell office:value-type="float" office:value="0.775774">
                <text:p>0.7757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5843">
                <text:p>16.5843</text:p>
              </table:table-cell>
              <table:table-cell office:value-type="float" office:value="0.804294">
                <text:p>0.8042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644">
                <text:p>16.644</text:p>
              </table:table-cell>
              <table:table-cell office:value-type="float" office:value="0.734636">
                <text:p>0.7346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7037">
                <text:p>16.7037</text:p>
              </table:table-cell>
              <table:table-cell office:value-type="float" office:value="0.704513">
                <text:p>0.7045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7634">
                <text:p>16.7634</text:p>
              </table:table-cell>
              <table:table-cell office:value-type="float" office:value="0.681749">
                <text:p>0.6817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8231">
                <text:p>16.8231</text:p>
              </table:table-cell>
              <table:table-cell office:value-type="float" office:value="0.649258">
                <text:p>0.6492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8829">
                <text:p>16.8829</text:p>
              </table:table-cell>
              <table:table-cell office:value-type="float" office:value="0.613987">
                <text:p>0.6139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9426">
                <text:p>16.9426</text:p>
              </table:table-cell>
              <table:table-cell office:value-type="float" office:value="0.555582">
                <text:p>0.5555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0023">
                <text:p>17.0023</text:p>
              </table:table-cell>
              <table:table-cell office:value-type="float" office:value="0.525062">
                <text:p>0.5250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062">
                <text:p>17.062</text:p>
              </table:table-cell>
              <table:table-cell office:value-type="float" office:value="0.425893">
                <text:p>0.4258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1217">
                <text:p>17.1217</text:p>
              </table:table-cell>
              <table:table-cell office:value-type="float" office:value="0.346524">
                <text:p>0.3465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14">
                <text:p>17.1814</text:p>
              </table:table-cell>
              <table:table-cell office:value-type="float" office:value="0.306994">
                <text:p>0.3069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2411">
                <text:p>17.2411</text:p>
              </table:table-cell>
              <table:table-cell office:value-type="float" office:value="0.250312">
                <text:p>0.2503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3009">
                <text:p>17.3009</text:p>
              </table:table-cell>
              <table:table-cell office:value-type="float" office:value="0.166461">
                <text:p>0.1664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3606">
                <text:p>17.3606</text:p>
              </table:table-cell>
              <table:table-cell office:value-type="float" office:value="0.139256">
                <text:p>0.1392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4203">
                <text:p>17.4203</text:p>
              </table:table-cell>
              <table:table-cell office:value-type="float" office:value="0.124078">
                <text:p>0.1240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48">
                <text:p>17.48</text:p>
              </table:table-cell>
              <table:table-cell office:value-type="float" office:value="0.0929782">
                <text:p>0.09297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5397">
                <text:p>17.5397</text:p>
              </table:table-cell>
              <table:table-cell office:value-type="float" office:value="0.0658979">
                <text:p>0.06589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994">
                <text:p>17.5994</text:p>
              </table:table-cell>
              <table:table-cell office:value-type="float" office:value="0.0662069">
                <text:p>0.06620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6591">
                <text:p>17.6591</text:p>
              </table:table-cell>
              <table:table-cell office:value-type="float" office:value="0.0365297">
                <text:p>0.03652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7189">
                <text:p>17.7189</text:p>
              </table:table-cell>
              <table:table-cell office:value-type="float" office:value="0.0371747">
                <text:p>0.03717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7786">
                <text:p>17.7786</text:p>
              </table:table-cell>
              <table:table-cell office:value-type="float" office:value="0.0350365">
                <text:p>0.03503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882cm" svg:y="4.124cm" style:legend-expansion="high" chart:style-name="ch2"/>
        <chart:plot-area chart:style-name="ch3" table:cell-range-address="Sheet1.A3:Sheet1.A42 Sheet1.E3:Sheet1.E42" svg:x="0.319cm" svg:y="0.18cm" svg:width="13.244cm" svg:height="8.646cm">
          <chartooo:coordinate-region svg:x="1.311cm" svg:y="0.38cm" svg:width="11.9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42" chart:class="chart:scatter">
            <chart:domain table:cell-range-address="Sheet1.A3:Sheet1.A42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915">
                <text:p>14.915</text:p>
                <draw:g>
                  <svg:desc>Sheet1.A3:Sheet1.A42</svg:desc>
                </draw:g>
              </table:table-cell>
              <table:table-cell office:value-type="float" office:value="5">
                <text:p>5</text:p>
                <draw:g>
                  <svg:desc>Sheet1.E3:Sheet1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9748">
                <text:p>14.974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0346">
                <text:p>15.0346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0944">
                <text:p>15.0944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1542">
                <text:p>15.1542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14">
                <text:p>15.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2738">
                <text:p>15.2738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3336">
                <text:p>15.3336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3934">
                <text:p>15.3934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4532">
                <text:p>15.4532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129">
                <text:p>15.5129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5727">
                <text:p>15.5727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6325">
                <text:p>15.6325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6923">
                <text:p>15.6923</text:p>
              </table:table-cell>
              <table:table-cell office:value-type="float" office:value="5429">
                <text:p>5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7521">
                <text:p>15.7521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8119">
                <text:p>15.8119</text:p>
              </table:table-cell>
              <table:table-cell office:value-type="float" office:value="5298">
                <text:p>5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8717">
                <text:p>15.8717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9315">
                <text:p>15.9315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9913">
                <text:p>15.9913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0511">
                <text:p>16.0511</text:p>
              </table:table-cell>
              <table:table-cell office:value-type="float" office:value="5156">
                <text:p>5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1109">
                <text:p>16.1109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1707">
                <text:p>16.1707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2305">
                <text:p>16.2305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2903">
                <text:p>16.2903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3501">
                <text:p>16.3501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4099">
                <text:p>16.4099</text:p>
              </table:table-cell>
              <table:table-cell office:value-type="float" office:value="5085">
                <text:p>50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4697">
                <text:p>16.4697</text:p>
              </table:table-cell>
              <table:table-cell office:value-type="float" office:value="5091">
                <text:p>50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5295">
                <text:p>16.5295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5893">
                <text:p>16.5893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6491">
                <text:p>16.6491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7089">
                <text:p>16.7089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7686">
                <text:p>16.7686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8284">
                <text:p>16.8284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8882">
                <text:p>16.8882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948">
                <text:p>16.948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0078">
                <text:p>17.0078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676">
                <text:p>17.0676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1274">
                <text:p>17.1274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1872">
                <text:p>17.187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247">
                <text:p>17.24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269cm" svg:height="17.054cm" xlink:href=".." xlink:type="simple" chart:class="chart:scatter" chart:style-name="ch1">
        <chart:legend chart:legend-position="end" svg:x="27.153cm" svg:y="8.148cm" style:legend-expansion="high" chart:style-name="ch2"/>
        <chart:plot-area chart:style-name="ch3" table:cell-range-address="Sheet5.A1:Sheet5.B200" svg:x="0.585cm" svg:y="0.341cm" svg:width="25.983cm" svg:height="16.372cm">
          <chartooo:coordinate-region svg:x="1.392cm" svg:y="0.54cm" svg:width="24.804cm" svg:height="15.5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1:Sheet5.B200" chart:class="chart:scatter">
            <chart:domain table:cell-range-address="Sheet5.A1:Sheet5.A200"/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827">
                <text:p>13.4827</text:p>
                <draw:g>
                  <svg:desc>Sheet5.A1:Sheet5.A200</svg:desc>
                </draw:g>
              </table:table-cell>
              <table:table-cell office:value-type="float" office:value="15">
                <text:p>15</text:p>
                <draw:g>
                  <svg:desc>Sheet5.B1:Sheet5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5078">
                <text:p>13.50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5329">
                <text:p>13.53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5581">
                <text:p>13.55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5832">
                <text:p>13.58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6083">
                <text:p>13.60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6335">
                <text:p>13.63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6586">
                <text:p>13.65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6837">
                <text:p>13.68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7089">
                <text:p>13.70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734">
                <text:p>13.7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7591">
                <text:p>13.75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7842">
                <text:p>13.784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8094">
                <text:p>13.80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8345">
                <text:p>13.834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8596">
                <text:p>13.85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8848">
                <text:p>13.88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9099">
                <text:p>13.909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935">
                <text:p>13.93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9602">
                <text:p>13.960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9853">
                <text:p>13.985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0104">
                <text:p>14.010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0356">
                <text:p>14.035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0607">
                <text:p>14.060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0858">
                <text:p>14.085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111">
                <text:p>14.11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1361">
                <text:p>14.136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1612">
                <text:p>14.161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1864">
                <text:p>14.186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2115">
                <text:p>14.211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2366">
                <text:p>14.236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2617">
                <text:p>14.261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2869">
                <text:p>14.2869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312">
                <text:p>14.312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3371">
                <text:p>14.337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3623">
                <text:p>14.3623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3874">
                <text:p>14.3874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4125">
                <text:p>14.4125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4377">
                <text:p>14.4377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4628">
                <text:p>14.4628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4879">
                <text:p>14.4879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5131">
                <text:p>14.5131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5382">
                <text:p>14.5382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5633">
                <text:p>14.5633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5885">
                <text:p>14.5885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6136">
                <text:p>14.6136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6387">
                <text:p>14.6387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6639">
                <text:p>14.6639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689">
                <text:p>14.689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7141">
                <text:p>14.7141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7393">
                <text:p>14.7393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7644">
                <text:p>14.7644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7895">
                <text:p>14.7895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8146">
                <text:p>14.814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8398">
                <text:p>14.8398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8649">
                <text:p>14.8649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89">
                <text:p>14.89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9152">
                <text:p>14.915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9403">
                <text:p>14.9403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9654">
                <text:p>14.9654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9906">
                <text:p>14.990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0157">
                <text:p>15.0157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0408">
                <text:p>15.040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066">
                <text:p>15.066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0911">
                <text:p>15.0911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1162">
                <text:p>15.1162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1414">
                <text:p>15.1414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1665">
                <text:p>15.1665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1916">
                <text:p>15.1916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2168">
                <text:p>15.2168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2419">
                <text:p>15.2419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267">
                <text:p>15.267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2921">
                <text:p>15.292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3173">
                <text:p>15.3173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3424">
                <text:p>15.3424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3675">
                <text:p>15.3675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3927">
                <text:p>15.3927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4178">
                <text:p>15.417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4429">
                <text:p>15.4429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4681">
                <text:p>15.4681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.4932">
                <text:p>15.4932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5183">
                <text:p>15.5183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5435">
                <text:p>15.5435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5686">
                <text:p>15.568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.5937">
                <text:p>15.593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6189">
                <text:p>15.618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.644">
                <text:p>15.644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6691">
                <text:p>15.6691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6943">
                <text:p>15.694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7194">
                <text:p>15.7194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.7445">
                <text:p>15.744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7697">
                <text:p>15.7697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7948">
                <text:p>15.7948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8199">
                <text:p>15.8199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845">
                <text:p>15.84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8702">
                <text:p>15.8702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8953">
                <text:p>15.8953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9204">
                <text:p>15.920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9456">
                <text:p>15.9456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9707">
                <text:p>15.970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9958">
                <text:p>15.995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021">
                <text:p>16.021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0461">
                <text:p>16.0461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0712">
                <text:p>16.0712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0964">
                <text:p>16.096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1215">
                <text:p>16.1215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1466">
                <text:p>16.146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.1718">
                <text:p>16.1718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.1969">
                <text:p>16.1969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.222">
                <text:p>16.222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2472">
                <text:p>16.2472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2723">
                <text:p>16.2723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.2974">
                <text:p>16.2974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.3225">
                <text:p>16.322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.3477">
                <text:p>16.3477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.3728">
                <text:p>16.3728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.3979">
                <text:p>16.3979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4231">
                <text:p>16.4231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.4482">
                <text:p>16.4482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.4733">
                <text:p>16.4733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.4985">
                <text:p>16.498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5236">
                <text:p>16.5236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.5487">
                <text:p>16.5487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5739">
                <text:p>16.5739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599">
                <text:p>16.59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.6241">
                <text:p>16.6241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6493">
                <text:p>16.6493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.6744">
                <text:p>16.6744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6995">
                <text:p>16.6995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7247">
                <text:p>16.7247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7498">
                <text:p>16.7498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7749">
                <text:p>16.7749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8001">
                <text:p>16.8001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8252">
                <text:p>16.8252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8503">
                <text:p>16.8503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8754">
                <text:p>16.875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9006">
                <text:p>16.9006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9257">
                <text:p>16.9257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.9508">
                <text:p>16.9508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.976">
                <text:p>16.976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0011">
                <text:p>17.0011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0262">
                <text:p>17.0262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0514">
                <text:p>17.0514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0765">
                <text:p>17.0765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1016">
                <text:p>17.1016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.1268">
                <text:p>17.1268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.1519">
                <text:p>17.1519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.177">
                <text:p>17.177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.2022">
                <text:p>17.2022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.2273">
                <text:p>17.2273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.2524">
                <text:p>17.2524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.2776">
                <text:p>17.2776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.3027">
                <text:p>17.3027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.3278">
                <text:p>17.3278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.3529">
                <text:p>17.352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.3781">
                <text:p>17.3781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.4032">
                <text:p>17.403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.4283">
                <text:p>17.4283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.4535">
                <text:p>17.4535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.4786">
                <text:p>17.4786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.5037">
                <text:p>17.5037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5289">
                <text:p>17.5289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554">
                <text:p>17.554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5791">
                <text:p>17.5791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6043">
                <text:p>17.6043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.6294">
                <text:p>17.6294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6545">
                <text:p>17.654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6797">
                <text:p>17.6797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7048">
                <text:p>17.7048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7299">
                <text:p>17.729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7551">
                <text:p>17.755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7802">
                <text:p>17.780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8053">
                <text:p>17.805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8304">
                <text:p>17.830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8556">
                <text:p>17.855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8807">
                <text:p>17.880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9058">
                <text:p>17.905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931">
                <text:p>17.93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9561">
                <text:p>17.9561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812">
                <text:p>17.981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0064">
                <text:p>18.006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0315">
                <text:p>18.031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0566">
                <text:p>18.056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0818">
                <text:p>18.081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1069">
                <text:p>18.106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132">
                <text:p>18.13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1572">
                <text:p>18.15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1823">
                <text:p>18.182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2074">
                <text:p>18.207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2326">
                <text:p>18.232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2577">
                <text:p>18.257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.2828">
                <text:p>18.28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.308">
                <text:p>18.3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.3331">
                <text:p>18.33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3582">
                <text:p>18.35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3833">
                <text:p>18.38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4085">
                <text:p>18.40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4336">
                <text:p>18.43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4587">
                <text:p>18.45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4839">
                <text:p>18.483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